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15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803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3.413cm"/>
    </style:style>
    <style:style style:name="co14" style:family="table-column">
      <style:table-column-properties fo:break-before="auto" style:column-width="4.856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132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4.207cm"/>
    </style:style>
    <style:style style:name="co21" style:family="table-column">
      <style:table-column-properties fo:break-before="auto" style:column-width="3.939cm"/>
    </style:style>
    <style:style style:name="co22" style:family="table-column">
      <style:table-column-properties fo:break-before="auto" style:column-width="2.496cm"/>
    </style:style>
    <style:style style:name="co23" style:family="table-column">
      <style:table-column-properties fo:break-before="auto" style:column-width="2.413cm"/>
    </style:style>
    <style:style style:name="co24" style:family="table-column">
      <style:table-column-properties fo:break-before="auto" style:column-width="1.799cm"/>
    </style:style>
    <style:style style:name="co25" style:family="table-column">
      <style:table-column-properties fo:break-before="auto" style:column-width="5.327cm"/>
    </style:style>
    <style:style style:name="co26" style:family="table-column">
      <style:table-column-properties fo:break-before="auto" style:column-width="2.09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2.355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1.058cm"/>
    </style:style>
    <style:style style:name="co31" style:family="table-column">
      <style:table-column-properties fo:break-before="auto" style:column-width="0.291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2.064cm"/>
    </style:style>
    <style:style style:name="co34" style:family="table-column">
      <style:table-column-properties fo:break-before="auto" style:column-width="2.037cm"/>
    </style:style>
    <style:style style:name="co35" style:family="table-column">
      <style:table-column-properties fo:break-before="auto" style:column-width="2.381cm"/>
    </style:style>
    <style:style style:name="co36" style:family="table-column">
      <style:table-column-properties fo:break-before="auto" style:column-width="0.60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139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351cm" fo:break-before="auto" style:use-optimal-row-height="false"/>
    </style:style>
    <style:style style:name="ro11" style:family="table-row">
      <style:table-row-properties style:row-height="0.42cm" fo:break-before="auto" style:use-optimal-row-height="tru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88cm" fo:break-before="auto" style:use-optimal-row-height="false"/>
    </style:style>
    <style:style style:name="ro16" style:family="table-row">
      <style:table-row-properties style:row-height="0.538cm" fo:break-before="auto" style:use-optimal-row-height="true"/>
    </style:style>
    <style:style style:name="ro17" style:family="table-row">
      <style:table-row-properties style:row-height="0.497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6cm" fo:break-before="auto" style:use-optimal-row-height="false"/>
    </style:style>
    <style:style style:name="ro20" style:family="table-row">
      <style:table-row-properties style:row-height="0.563cm" fo:break-before="auto" style:use-optimal-row-height="fals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auto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635cm" fo:break-before="auto" style:use-optimal-row-height="false"/>
    </style:style>
    <style:style style:name="ro25" style:family="table-row">
      <style:table-row-properties style:row-height="0.661cm" fo:break-before="auto" style:use-optimal-row-height="false"/>
    </style:style>
    <style:style style:name="ro26" style:family="table-row">
      <style:table-row-properties style:row-height="0.873cm" fo:break-before="auto" style:use-optimal-row-height="false"/>
    </style:style>
    <style:style style:name="ro2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11"/>
    <style:style style:name="ce2" style:family="table-cell" style:parent-style-name="Default" style:data-style-name="N113"/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ccff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0">
      <style:table-cell-properties fo:border-bottom="none" fo:background-color="#ffffcc" fo:border-left="0.002cm solid #00ccff" fo:border-right="none" fo:border-top="0.002cm solid #00ccff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bottom="none" fo:background-color="#ffffcc" fo:border-left="0.002cm solid #00ccff" fo:border-right="none" fo:border-top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ackground-color="transparent" fo:border="0.002cm solid #99ccff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bottom="none" fo:background-color="#ffffcc" fo:border-left="0.002cm solid #99ccff" fo:border-right="none" fo:border-top="none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ackground-color="#ffffcc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bottom="0.002cm solid #99ccff" fo:background-color="#ffffcc" fo:border-left="0.002cm solid #99ccff" fo:border-right="none" fo:border-top="none"/>
      <style:text-properties fo:font-size="9pt" style:font-size-asian="9pt" style:font-size-complex="9pt"/>
    </style:style>
    <style:style style:name="ce12" style:family="table-cell" style:parent-style-name="Default" style:data-style-name="N0"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-bottom="none" fo:background-color="#ffffcc" fo:border-left="none" fo:border-right="none" fo:border-top="0.002cm solid #00ccff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-bottom="0.002cm solid #99ccff" fo:background-color="#ffffcc" fo:border-left="none" fo:border-right="none" fo:border-top="none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transparent" fo:border="0.002cm solid #99ccff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ackground-color="#ffffcc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0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22" style:family="table-cell" style:parent-style-name="Default" style:data-style-name="N0">
      <style:table-cell-properties fo:background-color="#ffffcc" style:vertical-align="middle"/>
      <style:text-properties fo:color="#0000ff" fo:font-size="8pt" fo:font-style="italic" style:font-size-asian="8pt" style:font-style-asian="italic" style:font-size-complex="8pt" style:font-style-complex="italic"/>
    </style:style>
    <style:style style:name="ce23" style:family="table-cell" style:parent-style-name="Default" style:data-style-name="N3">
      <style:table-cell-properties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3">
      <style:table-cell-properties fo:background-color="#ffffcc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3">
      <style:table-cell-properties fo:background-color="#ffffcc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">
      <style:table-cell-properties fo:background-color="#ffffcc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29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/>
    </style:style>
    <style:style style:name="ce3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31" style:family="table-cell" style:parent-style-name="Default" style:data-style-name="N0">
      <style:table-cell-properties fo:background-color="#ffffcc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02cm solid #99ccff" style:vertical-align="automatic"/>
      <style:paragraph-properties fo:text-align="center"/>
    </style:style>
    <style:style style:name="ce33" style:family="table-cell" style:parent-style-name="Default" style:data-style-name="N114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0">
      <style:table-cell-properties fo:background-color="#ffffcc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5" style:family="table-cell" style:parent-style-name="Default" style:data-style-name="N0">
      <style:table-cell-properties fo:background-color="#ffffcc"/>
      <style:text-properties fo:font-size="8pt" fo:font-style="italic" style:font-size-asian="8pt" style:font-style-asian="italic" style:font-size-complex="8pt" style:font-style-complex="italic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5106">
      <style:table-cell-properties fo:background-color="#ffffcc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ackground-color="#ffffcc" style:vertical-align="automatic"/>
    </style:style>
    <style:style style:name="ce39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fo:border-bottom="none" fo:background-color="#ffffcc" fo:border-left="none" fo:border-right="0.002cm solid #00ccff" fo:border-top="0.002cm solid #00ccff"/>
      <style:text-properties fo:font-size="9pt" style:font-size-asian="9pt" style:font-size-complex="9pt"/>
    </style:style>
    <style:style style:name="ce41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fo:border-bottom="none" fo:background-color="#ffffcc" fo:border-left="none" fo:border-right="0.002cm solid #00ccff" fo:border-top="none" style:vertical-align="automatic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none" fo:border-right="0.002cm solid #00ccff" fo:border-top="none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automatic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fo:border-bottom="none" fo:background-color="#ffffcc" fo:border-left="none" fo:border-right="0.002cm solid #99ccff" fo:border-top="none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8pt" style:font-size-asian="8pt" style:font-size-complex="8pt"/>
    </style:style>
    <style:style style:name="ce48" style:family="table-cell" style:parent-style-name="Default" style:data-style-name="N0">
      <style:table-cell-properties fo:border-bottom="none" fo:background-color="#ffffcc" fo:border-left="none" fo:border-right="0.002cm solid #99ccff" fo:border-top="none" style:vertical-align="middle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order-bottom="0.002cm solid #99ccff" fo:background-color="#ffffcc" fo:border-left="none" fo:border-right="0.002cm solid #99ccff" fo:border-top="none"/>
      <style:text-properties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ackground-color="#ff9900" style:cell-protect="protected formula-hidden" style:print-content="true" style:vertical-align="automatic"/>
      <style:text-properties fo:font-size="9pt" style:font-size-asian="9pt" style:font-size-complex="9pt"/>
    </style:style>
    <style:style style:name="ce54" style:family="table-cell" style:parent-style-name="Default" style:data-style-name="N0">
      <style:table-cell-properties fo:border-bottom="0.002cm solid #00ccff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0.002cm solid #00ccff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0.002cm solid #00ccff" fo:border-right="none" fo:border-top="none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00ccff"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/>
      <style:text-properties fo:font-size="9pt" style:font-size-asian="9pt" style:font-size-complex="9pt"/>
    </style:style>
    <style:style style:name="ce60" style:family="table-cell" style:parent-style-name="Default" style:data-style-name="N0">
      <style:table-cell-properties style:cell-protect="protected formula-hidden" style:print-content="true" fo:background-color="transparent" fo:border="0.002cm solid #99ccff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62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/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style:cell-protect="protected formula-hidden" style:print-content="true" fo:background-color="transparent" style:vertical-align="middle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none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-bottom="0.002cm solid #99ccff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bottom="none" style:cell-protect="protected formula-hidden" style:print-content="true" fo:background-color="transparent" fo:border-left="none" fo:border-right="none" fo:border-top="0.002cm solid #99ccff" style:vertical-align="middle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ffffcc" style:cell-protect="protected formula-hidden" style:print-content="true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style:cell-protect="protected formula-hidden" style:print-content="true" fo:border-left="0.002cm solid #99ccff" fo:border-right="none" fo:border-top="0.002cm solid #99ccff" style:vertical-align="automatic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0.002cm solid #99ccff" fo:border-right="none" fo:border-top="none" style:vertical-align="automatic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00ccff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/>
      <style:text-properties fo:font-size="9pt" style:font-size-asian="9pt" style:font-size-complex="9pt"/>
    </style:style>
    <style:style style:name="ce75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/>
      <style:text-properties fo:font-size="9pt" style:font-size-asian="9pt" style:font-size-complex="9pt"/>
    </style:style>
    <style:style style:name="ce76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none" fo:border-top="0.002cm solid #99ccff" style:vertical-align="automatic"/>
      <style:text-properties fo:font-size="9pt" style:font-size-asian="9pt" style:font-size-complex="9pt"/>
    </style:style>
    <style:style style:name="ce77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78" style:family="table-cell" style:parent-style-name="Default" style:data-style-name="N0">
      <style:table-cell-properties style:cell-protect="protected formula-hidden" style:print-content="true" fo:background-color="transparent" fo:border="0.002cm solid #99ccff" style:vertical-align="middle"/>
      <style:text-properties fo:font-size="9pt" style:font-size-asian="9pt" style:font-size-complex="9pt"/>
    </style:style>
    <style:style style:name="ce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80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ffffcc" style:cell-protect="protected formula-hidden" style:print-content="true"/>
      <style:text-properties fo:font-size="8pt" fo:font-style="italic" style:font-size-asian="8pt" style:font-style-asian="italic" style:font-size-complex="8pt" style:font-style-complex="italic"/>
    </style:style>
    <style:style style:name="ce8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85" style:family="table-cell" style:parent-style-name="Default" style:data-style-name="N3">
      <style:table-cell-properties style:cell-protect="protected formula-hidden" style:print-content="true" fo:background-color="transparent" fo:border="0.002cm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fo:border="0.002cm solid #99ccff" style:vertical-align="middle"/>
      <style:paragraph-properties fo:text-align="center"/>
      <style:text-properties fo:color="#3366ff"/>
    </style:style>
    <style:style style:name="ce91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92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95" style:family="table-cell" style:parent-style-name="Default" style:data-style-name="N114">
      <style:table-cell-properties style:cell-protect="protected formula-hidden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 style:data-style-name="N0">
      <style:table-cell-properties fo:background-color="#ffffcc" style:cell-protect="protected formula-hidden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97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99" style:family="table-cell" style:parent-style-name="Default" style:data-style-name="N0">
      <style:table-cell-properties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 style:data-style-name="N0">
      <style:table-cell-properties style:cell-protect="protected formula-hidden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10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99ccff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 style:data-style-name="N0">
      <style:table-cell-properties fo:background-color="#ffffcc" style:cell-protect="protected formula-hidden" style:print-content="true"/>
      <style:text-properties fo:font-size="9pt" fo:font-style="italic" style:font-size-asian="9pt" style:font-style-asian="italic" style:font-size-complex="9pt" style:font-style-complex="italic"/>
    </style:style>
    <style:style style:name="ce103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5106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05" style:family="table-cell" style:parent-style-name="Default" style:data-style-name="N5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0">
      <style:table-cell-properties fo:background-color="#ffffcc" style:cell-protect="protected formula-hidden" style:print-content="true" style:vertical-align="automatic"/>
    </style:style>
    <style:style style:name="ce108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109" style:family="table-cell" style:parent-style-name="Default" style:data-style-name="N1">
      <style:table-cell-properties fo:border-bottom="0.002cm solid #99ccff" fo:background-color="#ffffcc" style:cell-protect="protected formula-hidden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11" style:family="table-cell" style:parent-style-name="Default" style:data-style-name="N1">
      <style:table-cell-properties fo:border-bottom="none" fo:background-color="#ffffcc" style:cell-protect="protected formula-hidden" style:print-content="true" style:text-align-source="fix" style:repeat-content="false" fo:border-left="0.002cm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12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0.002cm solid #00ccff"/>
      <style:text-properties fo:font-size="9pt" style:font-size-asian="9pt" style:font-size-complex="9pt"/>
    </style:style>
    <style:style style:name="ce11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/>
      <style:text-properties fo:font-size="8pt" style:font-size-asian="8pt" style:font-size-complex="8pt"/>
    </style:style>
    <style:style style:name="ce114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00ccff" fo:border-top="none" style:vertical-align="automatic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fo:border-bottom="0.002cm solid #00ccff" fo:background-color="#ffffcc" style:cell-protect="protected formula-hidden" style:print-content="true" fo:border-left="none" fo:border-right="0.002cm solid #00ccff" fo:border-top="none"/>
      <style:text-properties fo:font-size="9pt" style:font-size-asian="9pt" style:font-size-complex="9pt"/>
    </style:style>
    <style:style style:name="ce116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/>
      <style:text-properties fo:font-size="9pt" style:font-size-asian="9pt" style:font-size-complex="9pt"/>
    </style:style>
    <style:style style:name="ce117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8pt" style:font-size-asian="8pt" style:font-size-complex="8pt"/>
    </style:style>
    <style:style style:name="ce119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none" style:vertical-align="middle"/>
      <style:text-properties fo:font-size="8pt" style:font-size-asian="8pt" style:font-size-complex="8pt"/>
    </style:style>
    <style:style style:name="ce121" style:family="table-cell" style:parent-style-name="Default" style:data-style-name="N0">
      <style:table-cell-properties fo:border-bottom="0.002cm solid #99ccff" fo:background-color="#ffffcc" style:cell-protect="protected formula-hidden" style:print-content="true" fo:border-left="none" fo:border-right="0.002cm solid #99ccff" fo:border-top="non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fo:border-bottom="none" fo:background-color="#ffffcc" style:cell-protect="protected formula-hidden" style:print-content="true" style:text-align-source="fix" style:repeat-content="false" fo:border-left="none" fo:border-right="0.002cm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order-bottom="none" fo:background-color="#ffffcc" style:cell-protect="protected formula-hidden" style:print-content="true" fo:border-left="none" fo:border-right="0.002cm solid #99ccff" fo:border-top="0.002cm solid #99ccff" style:vertical-align="automatic"/>
      <style:text-properties fo:font-size="9pt" style:font-size-asian="9pt" style:font-size-complex="9pt"/>
    </style:style>
    <style:style style:name="ce124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cell-protect="protected formula-hidden" style:print-content="true"/>
    </style:style>
    <style:style style:name="ce126" style:family="table-cell" style:parent-style-name="Default" style:data-style-name="N3">
      <style:table-cell-properties style:cell-protect="protected formula-hidden" style:print-content="true"/>
      <style:text-properties fo:font-size="9pt" style:font-size-asian="9pt" style:font-size-complex="9pt"/>
    </style:style>
    <style:style style:name="ce12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28" style:family="table-cell" style:parent-style-name="Default" style:data-style-name="N0">
      <style:table-cell-properties style:cell-protect="protected formula-hidden" style:print-content="true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ackground-color="#ffffcc" style:cell-protect="protected formula-hidden" style:print-content="tru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2">
      <style:table-cell-properties fo:background-color="#ffffcc" style:cell-protect="protected formula-hidden" style:print-content="tru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fo:background-color="#ffffcc" style:cell-protect="protected formula-hidden" style:print-content="tru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fo:background-color="#ffffcc" style:cell-protect="protected formula-hidden" style:print-content="true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0" style:family="table-cell" style:parent-style-name="Default" style:data-style-name="N109">
      <style:table-cell-properties fo:background-color="#ffffcc"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141" style:family="table-cell" style:parent-style-name="Default" style:data-style-name="N109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42" style:family="table-cell" style:parent-style-name="Default" style:data-style-name="N109">
      <style:table-cell-properties style:cell-protect="protected formula-hidden" style:print-content="true" style:text-align-source="fix" style:repeat-content="false" fo:wrap-option="wrap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Default" style:data-style-name="N109">
      <style:table-cell-properties style:cell-protect="protected formula-hidden" style:print-content="true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9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9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6" style:family="table-cell" style:parent-style-name="Default" style:data-style-name="N109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7">
      <style:table-cell-properties fo:border-bottom="none" fo:background-color="#ffffcc" style:cell-protect="protected formula-hidden" style:print-content="tru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8" style:family="table-cell" style:parent-style-name="Default" style:data-style-name="N0">
      <style:table-cell-properties fo:border-bottom="0.002cm solid #000000" fo:background-color="#ffffcc" style:cell-protect="protected formula-hidden" style:print-content="tru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9" style:family="table-cell" style:parent-style-name="Default" style:data-style-name="N113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50" style:family="table-cell" style:parent-style-name="Default" style:data-style-name="N113">
      <style:table-cell-properties style:cell-protect="protected formula-hidden" style:print-content="true" style:text-align-source="fix" style:repeat-content="false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1" style:family="table-cell" style:parent-style-name="Default" style:data-style-name="N113">
      <style:table-cell-properties fo:background-color="#ffffcc" style:cell-protect="protected formula-hidden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2" style:family="table-cell" style:parent-style-name="Default" style:data-style-name="N113">
      <style:table-cell-properties style:cell-protect="protected formula-hidden" style:print-content="true" style:text-align-source="fix" style:repeat-content="false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113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113">
      <style:table-cell-properties fo:border-bottom="0.071cm solid #000000" style:cell-protect="protected formula-hidden" style:print-content="true" style:text-align-source="fix" style:repeat-content="false" fo:border-left="0.002cm solid #000000" fo:padding-bottom="0.035cm" fo:padding-left="0.035cm" fo:padding-right="0.353cm" fo:padding-top="0.035cm" fo:border-right="0.002cm solid #000000" fo:border-top="0.002cm solid #000000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Default" style:data-style-name="N113">
      <style:table-cell-properties fo:border-bottom="0.002cm solid #000000" fo:background-color="#ffffcc" style:cell-protect="protected formula-hidden" style:print-content="true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02cm solid #000000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113">
      <style:table-cell-properties style:cell-protect="protected formula-hidden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automatic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8" style:family="table-cell" style:parent-style-name="Default" style:data-style-name="N113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fo:wrap-option="wrap" fo:border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160" style:family="table-cell" style:parent-style-name="Default" style:data-style-name="N113">
      <style:table-cell-properties style:cell-protect="protected formula-hidden" style:print-content="true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113">
      <style:table-cell-properties fo:border-bottom="0.071cm solid #000000" style:cell-protect="protected formula-hidden" style:print-content="true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113">
      <style:table-cell-properties fo:border-bottom="0.039cm double #000000" style:border-line-width-bottom="0.002cm 0.035cm 0.002cm" style:cell-protect="protected formula-hidden" style:print-content="true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107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6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65" style:family="table-cell" style:parent-style-name="Default" style:data-style-name="N107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color="#ff0000" style:font-name="Times New Roman1" style:font-name-asian="Times New Roman" style:font-name-complex="Times New Roman"/>
    </style:style>
    <style:style style:name="ce167" style:family="table-cell" style:parent-style-name="Default" style:data-style-name="N2">
      <style:table-cell-properties style:cell-protect="protected formula-hidden" style:print-content="true"/>
      <style:text-properties style:font-name="Times New Roman1" style:font-name-asian="Times New Roman" style:font-name-complex="Times New Roman"/>
    </style:style>
    <style:style style:name="ce168" style:family="table-cell" style:parent-style-name="Default" style:data-style-name="N0">
      <style:table-cell-properties style:cell-protect="protected formula-hidden" style:print-content="true" fo:background-color="transparent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0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padding-bottom="0.035cm" fo:padding-left="0.035cm" fo:padding-right="0cm" fo:padding-top="0.035cm" fo:border-right="none" fo:border-top="0.071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06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106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3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none" fo:padding-bottom="0.035cm" fo:padding-left="0.035cm" fo:padding-right="0cm" fo:padding-top="0.035cm" fo:border-right="none" fo:border-top="0.002cm solid #000000" style:vertical-align="middle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5" style:family="table-cell" style:parent-style-name="Default" style:data-style-name="N10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6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6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9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9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0" style:family="table-cell" style:parent-style-name="Default" style:data-style-name="N5106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01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7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1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1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11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1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11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25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26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7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8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2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11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235" style:family="table-cell" style:parent-style-name="Default" style:data-style-name="N11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6" style:family="table-cell" style:parent-style-name="Default" style:data-style-name="N11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7" style:family="table-cell" style:parent-style-name="Default" style:data-style-name="N1">
      <style:table-cell-properties fo:border-bottom="none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24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1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2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3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4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6" style:family="table-cell" style:parent-style-name="Default" style:data-style-name="N111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8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49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0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1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52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53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54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5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6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59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60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wrap-option="wrap" fo:border-left="0.071cm solid #000000" fo:border-right="none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26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6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6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6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6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71cm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9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7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72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3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7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75" style:family="table-cell" style:parent-style-name="Default" style:data-style-name="N0">
      <style:table-cell-properties fo:border-bottom="0.071cm solid #000000" fo:background-color="#ffffcc" style:text-align-source="fix" style:repeat-content="false" fo:wrap-option="wrap" fo:border-left="none" fo:border-right="0.071cm solid #000000" fo:border-top="0.071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77" style:family="table-cell" style:parent-style-name="Default" style:data-style-name="N5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78" style:family="table-cell" style:parent-style-name="Default" style:data-style-name="N0">
      <style:table-cell-properties fo:border-bottom="0.071cm solid #000000" fo:background-color="#ffffcc" style:cell-protect="hidden-and-protected" style:print-content="true" style:text-align-source="fix" style:repeat-content="false" fo:border-left="0.071cm solid #000000" fo:border-right="none" fo:border-top="0.071cm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79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80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1" style:family="table-cell" style:parent-style-name="Default" style:data-style-name="N2">
      <style:table-cell-properties fo:border-bottom="0.002cm solid #000000" fo:background-color="#ffffcc" style:cell-protect="hidden-and-protected" style:print-content="tru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82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3" style:family="table-cell" style:parent-style-name="Default" style:data-style-name="N109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4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86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88" style:family="table-cell" style:parent-style-name="Default" style:data-style-name="N109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89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0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fo:wrap-option="wrap" fo:border="0.071cm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91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92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3" style:family="table-cell" style:parent-style-name="Default" style:data-style-name="N106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4" style:family="table-cell" style:parent-style-name="Default" style:data-style-name="N106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95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6" style:family="table-cell" style:parent-style-name="Default" style:data-style-name="N111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7" style:family="table-cell" style:parent-style-name="Default" style:data-style-name="N111">
      <style:table-cell-properties style:cell-protect="hidden-and-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111">
      <style:table-cell-properties style:cell-protect="hidden-and-protected" style:print-content="true" style:text-align-source="fix" style:repeat-content="false" fo:background-color="transparent" fo:border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9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0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fo:wrap-option="wrap" fo:border="0.002cm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301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111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3" style:family="table-cell" style:parent-style-name="Default" style:data-style-name="N11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04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305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306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307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08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09" style:family="table-cell" style:parent-style-name="Default" style:data-style-name="N113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0" style:family="table-cell" style:parent-style-name="Default" style:data-style-name="N113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311" style:family="table-cell" style:parent-style-name="Default" style:data-style-name="N113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12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31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314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15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316" style:family="table-cell" style:parent-style-name="Default" style:data-style-name="N0">
      <style:table-cell-properties fo:background-color="#ffffcc" fo:wrap-option="wrap" style:vertical-align="automatic"/>
      <style:text-properties style:font-name="Times New Roman" style:font-name-asian="Times New Roman" style:font-name-complex="Times New Roman"/>
    </style:style>
    <style:style style:name="ce317" style:family="table-cell" style:parent-style-name="Default" style:data-style-name="N0">
      <style:table-cell-properties fo:background-color="#ffffcc"/>
      <style:text-properties style:font-name="Times New Roman" style:font-name-asian="Times New Roman" style:font-name-complex="Times New Roman"/>
    </style:style>
    <style:style style:name="ce31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31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2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2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22" style:family="table-cell" style:parent-style-name="Default" style:data-style-name="N107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2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25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26" style:family="table-cell" style:parent-style-name="Default" style:data-style-name="N111">
      <style:table-cell-properties fo:background-color="#ffffcc"/>
      <style:text-properties style:font-name="Times New Roman" style:font-name-asian="Times New Roman" style:font-name-complex="Times New Roman"/>
    </style:style>
    <style:style style:name="ce327" style:family="table-cell" style:parent-style-name="Default" style:data-style-name="N111">
      <style:table-cell-properties fo:background-color="transparent" fo:border="0.002cm solid #000000"/>
      <style:text-properties style:font-name="Times New Roman1" style:font-name-asian="Times New Roman" style:font-name-complex="Times New Roman"/>
    </style:style>
    <style:style style:name="ce328" style:family="table-cell" style:parent-style-name="Default" style:data-style-name="N111">
      <style:table-cell-properties style:cell-protect="hidden-and-protected" style:print-content="true" fo:background-color="transparent" fo:border="0.002cm solid #000000"/>
      <style:text-properties style:font-name="Times New Roman" style:font-name-asian="Times New Roman" style:font-name-complex="Times New Roman"/>
    </style:style>
    <style:style style:name="ce329" style:family="table-cell" style:parent-style-name="Default" style:data-style-name="N111">
      <style:table-cell-properties style:text-align-source="fix" style:repeat-content="false" fo:background-color="transparent" fo:wrap-option="wrap" fo:border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0" style:family="table-cell" style:parent-style-name="Default" style:data-style-name="N111">
      <style:text-properties style:font-name="Times New Roman" style:font-name-asian="Times New Roman" style:font-name-complex="Times New Roman"/>
    </style:style>
    <style:style style:name="ce33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2" style:family="table-cell" style:parent-style-name="Default" style:data-style-name="N0">
      <style:table-cell-properties fo:wrap-option="wrap" style:vertical-align="automatic"/>
      <style:text-properties style:font-name="Times New Roman" style:font-name-asian="Times New Roman" style:font-name-complex="Times New Roman"/>
    </style:style>
    <style:style style:name="ce333" style:family="table-cell" style:parent-style-name="Default" style:data-style-name="N106">
      <style:table-cell-properties fo:border-bottom="0.071cm solid #000000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35" style:family="table-cell" style:parent-style-name="Default" style:data-style-name="N106">
      <style:table-cell-properties style:cell-protect="protected formula-hidden" style:print-content="true" style:text-align-source="fix" style:repeat-content="false" fo:border="0.071cm solid #000000" style:vertical-align="automatic"/>
      <style:paragraph-properties fo:text-align="center"/>
      <style:text-properties fo:font-size="8pt" style:font-size-asian="8pt" style:font-size-complex="8pt"/>
    </style:style>
    <style:style style:name="ce336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38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3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43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45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2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#ffffcc" style:cell-protect="protected formula-hidden" style:print-content="true" fo:wrap-option="wrap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5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fo:font-size="9pt" style:font-size-asian="9pt" style:font-size-complex="9pt"/>
    </style:style>
    <style:style style:name="ce353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54" style:family="table-cell" style:parent-style-name="Default" style:data-style-name="N1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356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5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1">
        <table:table-column table:style-name="co1" table:default-cell-style-name="ce12"/>
        <table:table-column table:style-name="co2" table:default-cell-style-name="ce12"/>
        <table:table-column table:style-name="co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default-cell-style-name="ce12"/>
        <table:table-column table:style-name="co6" table:number-columns-repeated="2" table:default-cell-style-name="ce12"/>
        <table:table-column table:style-name="co7" table:number-columns-repeated="2" table:default-cell-style-name="ce12"/>
        <table:table-column table:style-name="co1" table:default-cell-style-name="ce12"/>
        <table:table-column table:style-name="co2" table:default-cell-style-name="ce12"/>
        <table:table-column table:style-name="co1" table:number-columns-repeated="2" table:default-cell-style-name="ce12"/>
        <table:table-column table:style-name="co7" table:number-columns-repeated="2" table:default-cell-style-name="ce12"/>
        <table:table-column table:style-name="co4" table:default-cell-style-name="ce12"/>
        <table:table-column table:style-name="co6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10" table:number-columns-repeated="1001" table:default-cell-style-name="ce12"/>
        <table:table-row table:style-name="ro1">
          <table:table-cell table:style-name="ce3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4"/>
          <table:table-cell table:style-name="ce13" table:number-columns-repeated="21"/>
          <table:table-cell table:style-name="ce40"/>
          <table:table-cell table:number-columns-repeated="1001"/>
        </table:table-row>
        <table:table-row table:style-name="ro3">
          <table:table-cell table:style-name="ce5"/>
          <table:table-cell table:style-name="ce9"/>
          <table:table-cell table:style-name="ce8" office:value-type="string">
            <text:p>Your name</text:p>
          </table:table-cell>
          <table:table-cell table:style-name="ce8" table:number-columns-repeated="2"/>
          <table:table-cell table:style-name="ce9" table:number-columns-repeated="8"/>
          <table:table-cell table:style-name="ce8" office:value-type="string">
            <text:p>Your unique taxpayer reference (UTR)</text:p>
          </table:table-cell>
          <table:table-cell table:style-name="ce8" table:number-columns-repeated="8"/>
          <table:table-cell table:style-name="ce41"/>
          <table:table-cell table:number-columns-repeated="1001"/>
        </table:table-row>
        <table:table-row table:style-name="ro4">
          <table:table-cell table:style-name="ce5"/>
          <table:table-cell table:style-name="ce9"/>
          <table:table-cell table:style-name="ce8" table:number-columns-repeated="3"/>
          <table:table-cell table:style-name="ce9" table:number-columns-repeated="8"/>
          <table:table-cell table:style-name="ce8" table:number-columns-repeated="9"/>
          <table:table-cell table:style-name="ce41"/>
          <table:table-cell table:number-columns-repeated="1001"/>
        </table:table-row>
        <table:table-row table:style-name="ro5">
          <table:table-cell table:style-name="ce5"/>
          <table:table-cell table:style-name="ce9"/>
          <table:table-cell table:style-name="ce15" table:number-columns-spanned="8" table:number-rows-spanned="1"/>
          <table:covered-table-cell table:number-columns-repeated="7"/>
          <table:table-cell table:style-name="ce30"/>
          <table:table-cell table:style-name="ce9" table:number-columns-repeated="2"/>
          <table:table-cell table:style-name="ce30"/>
          <table:table-cell table:style-name="ce36" table:number-columns-spanned="2" table:number-rows-spanned="1"/>
          <table:covered-table-cell/>
          <table:table-cell table:style-name="ce30"/>
          <table:table-cell table:style-name="ce36" table:number-columns-spanned="4" table:number-rows-spanned="1"/>
          <table:covered-table-cell table:number-columns-repeated="3"/>
          <table:table-cell table:style-name="ce30"/>
          <table:table-cell table:style-name="ce42"/>
          <table:table-cell table:number-columns-repeated="1001"/>
        </table:table-row>
        <table:table-row table:style-name="ro6">
          <table:table-cell table:style-name="ce5"/>
          <table:table-cell table:style-name="ce9" table:number-columns-repeated="21"/>
          <table:table-cell table:style-name="ce43"/>
          <table:table-cell table:number-columns-repeated="1001"/>
        </table:table-row>
        <table:table-row table:style-name="ro7">
          <table:table-cell table:style-name="ce6" office:value-type="float" office:value="1">
            <text:p>1</text:p>
          </table:table-cell>
          <table:table-cell table:style-name="ce9"/>
          <table:table-cell table:style-name="ce8" office:value-type="string">
            <text:p>Description of business</text:p>
          </table:table-cell>
          <table:table-cell table:style-name="ce8" table:number-columns-repeated="2"/>
          <table:table-cell table:style-name="ce9" table:number-columns-repeated="6"/>
          <table:table-cell table:style-name="ce6" office:value-type="float" office:value="4">
            <text:p>4</text:p>
          </table:table-cell>
          <table:table-cell table:style-name="ce9"/>
          <table:table-cell table:style-name="ce8" office:value-type="string">
            <text:p>If you are a foster carer or adult placement carer, put 'X'</text:p>
          </table:table-cell>
          <table:table-cell table:style-name="ce8" table:number-columns-repeated="3"/>
          <table:table-cell table:style-name="ce37"/>
          <table:table-cell table:style-name="ce38" table:number-columns-repeated="3"/>
          <table:table-cell table:style-name="ce31"/>
          <table:table-cell table:style-name="ce44"/>
          <table:table-cell table:number-columns-repeated="1001"/>
        </table:table-row>
        <table:table-row table:style-name="ro5">
          <table:table-cell table:style-name="ce7"/>
          <table:table-cell table:style-name="ce9"/>
          <table:table-cell table:style-name="ce15" table:number-columns-spanned="8" table:number-rows-spanned="1"/>
          <table:covered-table-cell table:number-columns-repeated="7"/>
          <table:table-cell table:style-name="ce9" table:number-columns-repeated="3"/>
          <table:table-cell table:style-name="ce17" office:value-type="string">
            <text:p>in the box - <text:span text:style-name="T3">read page SESN 2 of the notes</text:span></text:p>
          </table:table-cell>
          <table:table-cell table:style-name="ce8" table:number-columns-repeated="8"/>
          <table:table-cell table:style-name="ce45"/>
          <table:table-cell table:number-columns-repeated="1001"/>
        </table:table-row>
        <table:table-row table:style-name="ro4">
          <table:table-cell table:style-name="ce7"/>
          <table:table-cell table:style-name="ce9" table:number-columns-repeated="12"/>
          <table:table-cell table:style-name="ce10" table:number-columns-repeated="4"/>
          <table:table-cell table:style-name="ce9" table:number-columns-repeated="5"/>
          <table:table-cell table:style-name="ce46"/>
          <table:table-cell table:number-columns-repeated="2"/>
          <table:table-cell office:value-type="string">
            <text:p><text:s/></text:p>
          </table:table-cell>
          <table:table-cell table:number-columns-repeated="998"/>
        </table:table-row>
        <table:table-row table:style-name="ro5">
          <table:table-cell table:style-name="ce7"/>
          <table:table-cell table:style-name="ce9"/>
          <table:table-cell table:style-name="ce15" table:number-columns-spanned="8" table:number-rows-spanned="1"/>
          <table:covered-table-cell table:number-columns-repeated="7"/>
          <table:table-cell table:style-name="ce9" table:number-columns-repeated="3"/>
          <table:table-cell table:style-name="ce32"/>
          <table:table-cell table:style-name="ce10" table:number-columns-repeated="3"/>
          <table:table-cell table:style-name="ce9" table:number-columns-repeated="5"/>
          <table:table-cell table:style-name="ce46"/>
          <table:table-cell table:number-columns-repeated="1001"/>
        </table:table-row>
        <table:table-row table:style-name="ro4">
          <table:table-cell table:style-name="ce7"/>
          <table:table-cell table:style-name="ce9" table:number-columns-repeated="21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9"/>
          <table:table-cell table:style-name="ce15" table:number-columns-spanned="8" table:number-rows-spanned="1"/>
          <table:covered-table-cell table:number-columns-repeated="7"/>
          <table:table-cell table:style-name="ce9"/>
          <table:table-cell table:style-name="ce6" office:value-type="float" office:value="5">
            <text:p>5</text:p>
          </table:table-cell>
          <table:table-cell table:style-name="ce9"/>
          <table:table-cell table:style-name="ce8" office:value-type="string">
            <text:p>If your business started sifter </text:p>
          </table:table-cell>
          <table:table-cell table:style-name="ce8" table:number-columns-repeated="3"/>
          <table:table-cell table:style-name="ce37"/>
          <table:table-cell table:style-name="ce39" office:value-type="date" office:date-value="2007-04-05" table:number-columns-spanned="4" table:number-rows-spanned="1">
            <text:p>Thursday, April 05, 2007</text:p>
          </table:table-cell>
          <table:covered-table-cell table:number-columns-repeated="3"/>
          <table:table-cell table:style-name="ce45"/>
          <table:table-cell table:number-columns-repeated="1001"/>
        </table:table-row>
        <table:table-row table:style-name="ro8">
          <table:table-cell table:style-name="ce7"/>
          <table:table-cell table:style-name="ce9" table:number-columns-repeated="12"/>
          <table:table-cell table:style-name="ce17" office:value-type="string" table:number-columns-spanned="9" table:number-rows-spanned="1">
            <text:p>enter the start date <text:span text:style-name="T3">DD/MM/YYY</text:span></text:p>
          </table:table-cell>
          <table:covered-table-cell table:number-columns-repeated="8"/>
          <table:table-cell table:style-name="ce47"/>
          <table:table-cell table:number-columns-repeated="1001"/>
        </table:table-row>
        <table:table-row table:style-name="ro4">
          <table:table-cell table:style-name="ce7"/>
          <table:table-cell table:style-name="ce9" table:number-columns-repeated="21"/>
          <table:table-cell table:style-name="ce46"/>
          <table:table-cell table:number-columns-repeated="1001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9"/>
          <table:table-cell table:style-name="ce8" office:value-type="string">
            <text:p>Postcode of your business</text:p>
          </table:table-cell>
          <table:table-cell table:style-name="ce8" table:number-columns-repeated="2"/>
          <table:table-cell table:style-name="ce9" table:number-columns-repeated="8"/>
          <table:table-cell table:style-name="ce33" table:number-columns-spanned="4" table:number-rows-spanned="1"/>
          <table:covered-table-cell table:number-columns-repeated="3"/>
          <table:table-cell table:style-name="ce8" table:number-columns-repeated="5"/>
          <table:table-cell table:style-name="ce45"/>
          <table:table-cell table:number-columns-repeated="1001"/>
        </table:table-row>
        <table:table-row table:style-name="ro6">
          <table:table-cell table:style-name="ce7"/>
          <table:table-cell table:style-name="ce9" table:number-columns-repeated="21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9"/>
          <table:table-cell table:style-name="ce16" table:number-columns-spanned="2" table:number-rows-spanned="1"/>
          <table:covered-table-cell/>
          <table:table-cell table:style-name="ce9"/>
          <table:table-cell table:style-name="ce26"/>
          <table:table-cell table:style-name="ce9" table:number-columns-repeated="7"/>
          <table:table-cell table:style-name="ce8" table:number-columns-repeated="9"/>
          <table:table-cell table:style-name="ce45"/>
          <table:table-cell table:number-columns-repeated="1001"/>
        </table:table-row>
        <table:table-row table:style-name="ro3">
          <table:table-cell table:style-name="ce7"/>
          <table:table-cell table:style-name="ce9" table:number-columns-repeated="10"/>
          <table:table-cell table:style-name="ce6" office:value-type="float" office:value="6">
            <text:p>6</text:p>
          </table:table-cell>
          <table:table-cell table:style-name="ce8"/>
          <table:table-cell table:style-name="ce8" office:value-type="string">
            <text:p>If your business ceased before</text:p>
          </table:table-cell>
          <table:table-cell table:style-name="ce35"/>
          <table:table-cell table:style-name="ce8" table:number-columns-repeated="3"/>
          <table:table-cell table:style-name="ce39" office:value-type="date" office:date-value="2008-04-06" table:number-columns-spanned="4" table:number-rows-spanned="1">
            <text:p>Sunday, April 06, 2008</text:p>
          </table:table-cell>
          <table:covered-table-cell table:number-columns-repeated="3"/>
          <table:table-cell table:style-name="ce45"/>
          <table:table-cell table:number-columns-repeated="1001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9"/>
          <table:table-cell table:style-name="ce8" office:value-type="string">
            <text:p>If your business name, description, address or postcode</text:p>
          </table:table-cell>
          <table:table-cell table:style-name="ce9" table:number-columns-repeated="8"/>
          <table:table-cell table:style-name="ce30"/>
          <table:table-cell table:style-name="ce31"/>
          <table:table-cell table:style-name="ce17" office:value-type="string">
            <text:p>enter the final date of trading</text:p>
          </table:table-cell>
          <table:table-cell table:style-name="ce10"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3">
          <table:table-cell table:style-name="ce7"/>
          <table:table-cell table:style-name="ce9"/>
          <table:table-cell table:style-name="ce8" office:value-type="string">
            <text:p>have changed in the last 12 months, put 'X' in the box</text:p>
          </table:table-cell>
          <table:table-cell table:style-name="ce9" table:number-columns-repeated="8"/>
          <table:table-cell table:style-name="ce30" table:number-columns-repeated="2"/>
          <table:table-cell table:style-name="ce10" table:number-columns-repeated="4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9">
          <table:table-cell table:style-name="ce7"/>
          <table:table-cell table:style-name="ce9"/>
          <table:table-cell table:style-name="ce17" office:value-type="string">
            <text:p>and give details in the 'Any other information' box of</text:p>
          </table:table-cell>
          <table:table-cell table:style-name="ce10" table:number-columns-repeated="8"/>
          <table:table-cell table:style-name="ce30" table:number-columns-repeated="2"/>
          <table:table-cell table:style-name="ce33" table:number-columns-spanned="4" table:number-rows-spanned="1"/>
          <table:covered-table-cell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10">
          <table:table-cell table:style-name="ce7"/>
          <table:table-cell table:style-name="ce9"/>
          <table:table-cell table:style-name="ce17" office:value-type="string">
            <text:p>of your Tax Return</text:p>
          </table:table-cell>
          <table:table-cell table:style-name="ce9" table:number-columns-repeated="9"/>
          <table:table-cell table:style-name="ce30"/>
          <table:table-cell table:style-name="ce10" table:number-columns-repeated="4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11">
          <table:table-cell table:style-name="ce7"/>
          <table:table-cell table:style-name="ce9"/>
          <table:table-cell table:style-name="ce10"/>
          <table:table-cell table:style-name="ce9" table:number-columns-repeated="8"/>
          <table:table-cell table:style-name="ce6" office:value-type="float" office:value="7">
            <text:p>7</text:p>
          </table:table-cell>
          <table:table-cell table:style-name="ce30"/>
          <table:table-cell table:style-name="ce17" office:value-type="string">
            <text:p>Date your books or accounts are made up to -<text:span text:style-name="T3"> read</text:span></text:p>
          </table:table-cell>
          <table:table-cell table:style-name="ce10"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9"/>
          <table:table-cell table:style-name="ce18"/>
          <table:table-cell table:style-name="ce9" table:number-columns-repeated="8"/>
          <table:table-cell table:style-name="ce30" table:number-columns-repeated="2"/>
          <table:table-cell table:style-name="ce34" office:value-type="string">
            <text:p>page SESN 2 of the notes</text:p>
          </table:table-cell>
          <table:table-cell table:style-name="ce10"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9" table:number-columns-repeated="10"/>
          <table:table-cell table:style-name="ce30" table:number-columns-repeated="2"/>
          <table:table-cell table:style-name="ce33" table:formula="of:=[$Admin.B17]" office:value-type="float" office:value="40273" table:number-columns-spanned="4" table:number-rows-spanned="1">
            <text:p>05/04/2010</text:p>
          </table:table-cell>
          <table:covered-table-cell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12">
          <table:table-cell table:style-name="ce7"/>
          <table:table-cell table:style-name="ce9" table:number-columns-repeated="10"/>
          <table:table-cell table:style-name="ce30" table:number-columns-repeated="2"/>
          <table:table-cell table:style-name="ce34"/>
          <table:table-cell table:style-name="ce10" table:number-columns-repeated="3"/>
          <table:table-cell table:style-name="ce30" table:number-columns-repeated="2"/>
          <table:table-cell table:style-name="ce9" table:number-columns-repeated="3"/>
          <table:table-cell table:style-name="ce46"/>
          <table:table-cell table:number-columns-repeated="1001"/>
        </table:table-row>
        <table:table-row table:style-name="ro11">
          <table:table-cell table:style-name="ce6" office:value-type="float" office:value="26">
            <text:p>26</text:p>
          </table:table-cell>
          <table:table-cell table:style-name="ce9"/>
          <table:table-cell table:style-name="ce19" office:value-type="string">
            <text:p>ENTER<text:span text:style-name="T2">: Total losses brought forward from earlier years</text:span></text:p>
          </table:table-cell>
          <table:table-cell table:style-name="ce9" table:number-columns-repeated="8"/>
          <table:table-cell table:style-name="ce6" office:value-type="float" office:value="24">
            <text:p>24</text:p>
          </table:table-cell>
          <table:table-cell table:style-name="ce9"/>
          <table:table-cell table:style-name="ce19" office:value-type="string">
            <text:p>ENTER<text:span text:style-name="T2">: Value of goods and services for your own use</text:span></text:p>
          </table:table-cell>
          <table:table-cell table:style-name="ce8" table:number-columns-repeated="8"/>
          <table:table-cell table:style-name="ce46"/>
          <table:table-cell table:number-columns-repeated="1001"/>
        </table:table-row>
        <table:table-row table:style-name="ro12">
          <table:table-cell table:style-name="ce8"/>
          <table:table-cell table:style-name="ce9" table:number-columns-repeated="10"/>
          <table:table-cell table:style-name="ce8"/>
          <table:table-cell table:style-name="ce9"/>
          <table:table-cell table:style-name="ce35" office:value-type="string">
            <text:p><text:s/>- read page SESN 7 of the notes</text:p>
          </table:table-cell>
          <table:table-cell table:style-name="ce8" table:number-columns-repeated="8"/>
          <table:table-cell table:style-name="ce46"/>
          <table:table-cell table:number-columns-repeated="1001"/>
        </table:table-row>
        <table:table-row table:style-name="ro5">
          <table:table-cell table:style-name="ce9" table:number-columns-repeated="2"/>
          <table:table-cell table:style-name="ce20" office:value-type="string">
            <text:p>£</text:p>
          </table:table-cell>
          <table:table-cell table:style-name="ce23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" office:value-type="string">
            <text:p>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table:number-columns-repeated="2"/>
          <table:table-cell table:style-name="ce8"/>
          <table:table-cell table:style-name="ce9"/>
          <table:table-cell table:style-name="ce20" office:value-type="string">
            <text:p>£</text:p>
          </table:table-cell>
          <table:table-cell table:style-name="ce23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" office:value-type="string">
            <text:p>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8" table:number-columns-repeated="2"/>
          <table:table-cell table:style-name="ce46"/>
          <table:table-cell table:number-columns-repeated="1001"/>
        </table:table-row>
        <table:table-row table:style-name="ro4">
          <table:table-cell table:style-name="ce9" table:number-columns-repeated="2"/>
          <table:table-cell table:style-name="ce21"/>
          <table:table-cell table:style-name="ce24" table:number-columns-repeated="3"/>
          <table:table-cell table:style-name="ce27"/>
          <table:table-cell table:style-name="ce29" table:number-columns-repeated="2"/>
          <table:table-cell table:style-name="ce9" table:number-columns-repeated="13"/>
          <table:table-cell table:style-name="ce46"/>
          <table:table-cell table:number-columns-repeated="1001"/>
        </table:table-row>
        <table:table-row table:style-name="ro12">
          <table:table-cell table:style-name="ce10" table:number-columns-repeated="2"/>
          <table:table-cell table:style-name="ce17" office:value-type="string">
            <text:p>Loss used this year</text:p>
          </table:table-cell>
          <table:table-cell table:style-name="ce24" table:number-columns-repeated="3"/>
          <table:table-cell table:style-name="ce27"/>
          <table:table-cell table:style-name="ce29" table:number-columns-repeated="2"/>
          <table:table-cell table:style-name="ce10" table:number-columns-repeated="4"/>
          <table:table-cell table:style-name="ce17" office:value-type="string">
            <text:p>Total loss carried forward to future years</text:p>
          </table:table-cell>
          <table:table-cell table:style-name="ce10" table:number-columns-repeated="8"/>
          <table:table-cell table:style-name="ce48"/>
          <table:table-cell table:style-name="ce50" table:number-columns-repeated="1001"/>
        </table:table-row>
        <table:table-row table:style-name="ro12">
          <table:table-cell table:style-name="ce10" table:number-columns-repeated="2"/>
          <table:table-cell table:style-name="ce22" office:value-type="string">
            <text:p>Calculated no entry required</text:p>
          </table:table-cell>
          <table:table-cell table:style-name="ce24" table:number-columns-repeated="3"/>
          <table:table-cell table:style-name="ce27"/>
          <table:table-cell table:style-name="ce29" table:number-columns-repeated="2"/>
          <table:table-cell table:style-name="ce10" table:number-columns-repeated="4"/>
          <table:table-cell table:style-name="ce22" office:value-type="string">
            <text:p>Calculated no entry required</text:p>
          </table:table-cell>
          <table:table-cell table:style-name="ce24" table:number-columns-repeated="3"/>
          <table:table-cell table:style-name="ce27"/>
          <table:table-cell table:style-name="ce29" table:number-columns-repeated="2"/>
          <table:table-cell table:style-name="ce10" table:number-columns-repeated="2"/>
          <table:table-cell table:style-name="ce48"/>
          <table:table-cell table:style-name="ce50" table:number-columns-repeated="1001"/>
        </table:table-row>
        <table:table-row table:style-name="ro2">
          <table:table-cell table:style-name="ce7"/>
          <table:table-cell table:style-name="ce9" table:number-columns-repeated="12"/>
          <table:table-cell table:style-name="ce10" table:number-columns-repeated="4"/>
          <table:table-cell table:style-name="ce9" table:number-columns-repeated="5"/>
          <table:table-cell table:style-name="ce46"/>
          <table:table-cell table:number-columns-repeated="1001"/>
        </table:table-row>
        <table:table-row table:style-name="ro5">
          <table:table-cell table:style-name="ce9" table:number-columns-repeated="2"/>
          <table:table-cell table:style-name="ce20" office:value-type="string">
            <text:p>£</text:p>
          </table:table-cell>
          <table:table-cell table:style-name="ce25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" office:value-type="string">
            <text:p>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table:number-columns-repeated="4"/>
          <table:table-cell table:style-name="ce20" office:value-type="string">
            <text:p>£</text:p>
          </table:table-cell>
          <table:table-cell table:style-name="ce25" table:formula="of:=[.D29]-[.D34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7" office:value-type="string">
            <text:p>.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table:number-columns-repeated="2"/>
          <table:table-cell table:style-name="ce46"/>
          <table:table-cell table:number-columns-repeated="1001"/>
        </table:table-row>
        <table:table-row table:style-name="ro4">
          <table:table-cell table:style-name="ce11"/>
          <table:table-cell table:style-name="ce14" table:number-columns-repeated="21"/>
          <table:table-cell table:style-name="ce49"/>
          <table:table-cell table:number-columns-repeated="1001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Short" table:style-name="ta2" table:protected="true">
        <table:table-column table:style-name="co1" table:default-cell-style-name="ce52"/>
        <table:table-column table:style-name="co2" table:default-cell-style-name="ce52"/>
        <table:table-column table:style-name="co1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4" table:default-cell-style-name="ce52"/>
        <table:table-column table:style-name="co6" table:number-columns-repeated="2" table:default-cell-style-name="ce52"/>
        <table:table-column table:style-name="co7" table:number-columns-repeated="2" table:default-cell-style-name="ce52"/>
        <table:table-column table:style-name="co1" table:default-cell-style-name="ce52"/>
        <table:table-column table:style-name="co2" table:default-cell-style-name="ce52"/>
        <table:table-column table:style-name="co11" table:default-cell-style-name="ce52"/>
        <table:table-column table:style-name="co1" table:default-cell-style-name="ce52"/>
        <table:table-column table:style-name="co7" table:number-columns-repeated="2" table:default-cell-style-name="ce52"/>
        <table:table-column table:style-name="co4" table:default-cell-style-name="ce52"/>
        <table:table-column table:style-name="co6" table:default-cell-style-name="ce52"/>
        <table:table-column table:style-name="co12" table:default-cell-style-name="ce52"/>
        <table:table-column table:style-name="co8" table:default-cell-style-name="ce52"/>
        <table:table-column table:style-name="co9" table:default-cell-style-name="ce52"/>
        <table:table-column table:style-name="co13" table:default-cell-style-name="ce52"/>
        <table:table-column table:style-name="co10" table:number-columns-repeated="1001" table:default-cell-style-name="ce52"/>
        <table:table-row table:style-name="ro13">
          <table:table-cell table:style-name="ce51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88" office:value-type="string" table:number-columns-spanned="8" table:number-rows-spanned="2">
            <text:p>COPY DETAILS TO HMRC FORM <text:s text:c="9"/>Submit HMRC paper return <text:s text:c="30"/>by 31st October 2010 <text:s text:c="27"/>OR PRINT &amp; FILE RETURN ONLINE <text:s text:c="18"/>by 31st January 2011</text:p>
          </table:table-cell>
          <table:covered-table-cell table:number-columns-repeated="7"/>
          <table:table-cell table:style-name="ce99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13">
          <table:covered-table-cell table:number-columns-repeated="14"/>
          <table:table-cell table:style-name="ce100" office:value-type="string" table:number-columns-spanned="2" table:number-rows-spanned="1">
            <text:p>Tax year </text:p>
          </table:table-cell>
          <table:covered-table-cell/>
          <table:table-cell table:style-name="ce104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10" office:value-type="string">
            <text:p>to</text:p>
          </table:table-cell>
          <table:table-cell table:style-name="ce104" table:formula="of:=[$Admin.B17]" office:value-type="date" office:date-value="2010-04-05" table:number-columns-spanned="2" table:number-rows-spanned="1">
            <text:p>Monday, April 05, 2010</text:p>
          </table:table-cell>
          <table:covered-table-cell/>
          <table:table-cell table:number-columns-repeated="1001"/>
        </table:table-row>
        <table:table-row table:style-name="ro14">
          <table:table-cell table:style-name="ce53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10">
          <table:table-cell table:style-name="ce54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55"/>
          <table:table-cell table:style-name="ce72" table:number-columns-repeated="21"/>
          <table:table-cell table:style-name="ce112"/>
          <table:table-cell table:number-columns-repeated="1001"/>
        </table:table-row>
        <table:table-row table:style-name="ro3">
          <table:table-cell table:style-name="ce56"/>
          <table:table-cell table:style-name="ce69"/>
          <table:table-cell table:style-name="ce68" office:value-type="string">
            <text:p>Your name</text:p>
          </table:table-cell>
          <table:table-cell table:style-name="ce68" table:number-columns-repeated="2"/>
          <table:table-cell table:style-name="ce69" table:number-columns-repeated="8"/>
          <table:table-cell table:style-name="ce68" office:value-type="string">
            <text:p>Your unique taxpayer reference (UTR)</text:p>
          </table:table-cell>
          <table:table-cell table:style-name="ce68" table:number-columns-repeated="8"/>
          <table:table-cell table:style-name="ce113"/>
          <table:table-cell table:number-columns-repeated="1001"/>
        </table:table-row>
        <table:table-row table:style-name="ro4">
          <table:table-cell table:style-name="ce56"/>
          <table:table-cell table:style-name="ce69"/>
          <table:table-cell table:style-name="ce68" table:number-columns-repeated="3"/>
          <table:table-cell table:style-name="ce69" table:number-columns-repeated="8"/>
          <table:table-cell table:style-name="ce68" table:number-columns-repeated="9"/>
          <table:table-cell table:style-name="ce113"/>
          <table:table-cell table:number-columns-repeated="1001"/>
        </table:table-row>
        <table:table-row table:style-name="ro5">
          <table:table-cell table:style-name="ce56"/>
          <table:table-cell table:style-name="ce69"/>
          <table:table-cell table:style-name="ce78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92"/>
          <table:table-cell table:style-name="ce69" table:number-columns-repeated="2"/>
          <table:table-cell table:style-name="ce92"/>
          <table:table-cell table:style-name="ce101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92"/>
          <table:table-cell table:style-name="ce101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2"/>
          <table:table-cell table:style-name="ce114"/>
          <table:table-cell table:number-columns-repeated="1001"/>
        </table:table-row>
        <table:table-row table:style-name="ro6">
          <table:table-cell table:style-name="ce57"/>
          <table:table-cell table:style-name="ce73" table:number-columns-repeated="21"/>
          <table:table-cell table:style-name="ce115"/>
          <table:table-cell table:number-columns-repeated="1001"/>
        </table:table-row>
        <table:table-row table:style-name="ro15">
          <table:table-cell table:style-name="ce58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24"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7">
          <table:table-cell table:style-name="ce60" office:value-type="float" office:value="1">
            <text:p>1</text:p>
          </table:table-cell>
          <table:table-cell table:style-name="ce69"/>
          <table:table-cell table:style-name="ce68" office:value-type="string">
            <text:p>Description of business</text:p>
          </table:table-cell>
          <table:table-cell table:style-name="ce68" table:number-columns-repeated="2"/>
          <table:table-cell table:style-name="ce69" table:number-columns-repeated="6"/>
          <table:table-cell table:style-name="ce60" office:value-type="float" office:value="4">
            <text:p>4</text:p>
          </table:table-cell>
          <table:table-cell table:style-name="ce69"/>
          <table:table-cell table:style-name="ce68" office:value-type="string">
            <text:p>If you are a foster carer or adult placement carer, put 'X'</text:p>
          </table:table-cell>
          <table:table-cell table:style-name="ce68" table:number-columns-repeated="3"/>
          <table:table-cell table:style-name="ce105"/>
          <table:table-cell table:style-name="ce107" table:number-columns-repeated="3"/>
          <table:table-cell table:style-name="ce94"/>
          <table:table-cell table:style-name="ce117"/>
          <table:table-cell table:number-columns-repeated="1001"/>
        </table:table-row>
        <table:table-row table:style-name="ro5">
          <table:table-cell table:style-name="ce61"/>
          <table:table-cell table:style-name="ce69"/>
          <table:table-cell table:style-name="ce78" table:formula="of:=IF([$Business_Details.C8]&gt;0;[$Business_Details.C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69" table:number-columns-repeated="3"/>
          <table:table-cell table:style-name="ce80" office:value-type="string">
            <text:p>in the box - <text:span text:style-name="T3">read page SESN 2 of the notes</text:span></text:p>
          </table:table-cell>
          <table:table-cell table:style-name="ce68" table:number-columns-repeated="8"/>
          <table:table-cell table:style-name="ce118"/>
          <table:table-cell table:number-columns-repeated="1001"/>
        </table:table-row>
        <table:table-row table:style-name="ro4">
          <table:table-cell table:style-name="ce61"/>
          <table:table-cell table:style-name="ce69" table:number-columns-repeated="12"/>
          <table:table-cell table:style-name="ce81" table:number-columns-repeated="4"/>
          <table:table-cell table:style-name="ce69" table:number-columns-repeated="5"/>
          <table:table-cell table:style-name="ce119"/>
          <table:table-cell table:number-columns-repeated="1001"/>
        </table:table-row>
        <table:table-row table:style-name="ro5">
          <table:table-cell table:style-name="ce61"/>
          <table:table-cell table:style-name="ce69"/>
          <table:table-cell table:style-name="ce78" table:formula="of:=IF([$Business_Details.C10]&gt;0;[$Business_Details.C10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69" table:number-columns-repeated="3"/>
          <table:table-cell table:style-name="ce82" table:formula="of:=IF([$Business_Details.N10]&gt;0;[$Business_Details.N10];&quot; &quot;)" office:value-type="string" office:string-value=" ">
            <text:p><text:s/></text:p>
          </table:table-cell>
          <table:table-cell table:style-name="ce81" table:number-columns-repeated="3"/>
          <table:table-cell table:style-name="ce69" table:number-columns-repeated="5"/>
          <table:table-cell table:style-name="ce119"/>
          <table:table-cell table:number-columns-repeated="1001"/>
        </table:table-row>
        <table:table-row table:style-name="ro4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5">
          <table:table-cell table:style-name="ce61"/>
          <table:table-cell table:style-name="ce69"/>
          <table:table-cell table:style-name="ce78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69"/>
          <table:table-cell table:style-name="ce60" office:value-type="float" office:value="5">
            <text:p>5</text:p>
          </table:table-cell>
          <table:table-cell table:style-name="ce69"/>
          <table:table-cell table:style-name="ce68" office:value-type="string">
            <text:p>If your business started after </text:p>
          </table:table-cell>
          <table:table-cell table:style-name="ce68" table:number-columns-repeated="3"/>
          <table:table-cell table:style-name="ce105"/>
          <table:table-cell table:style-name="ce108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18"/>
          <table:table-cell table:number-columns-repeated="1001"/>
        </table:table-row>
        <table:table-row table:style-name="ro12">
          <table:table-cell table:style-name="ce61"/>
          <table:table-cell table:style-name="ce69" table:number-columns-repeated="12"/>
          <table:table-cell table:style-name="ce80" office:value-type="string" table:number-columns-spanned="9" table:number-rows-spanned="1">
            <text:p>enter the start date <text:span text:style-name="T3">DD/MM/YYY</text:span></text:p>
          </table:table-cell>
          <table:covered-table-cell table:number-columns-repeated="8"/>
          <table:table-cell table:style-name="ce120"/>
          <table:table-cell table:number-columns-repeated="1001"/>
        </table:table-row>
        <table:table-row table:style-name="ro4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9">
          <table:table-cell table:style-name="ce60" office:value-type="float" office:value="2">
            <text:p>2</text:p>
          </table:table-cell>
          <table:table-cell table:style-name="ce69"/>
          <table:table-cell table:style-name="ce68" office:value-type="string">
            <text:p>Postcode of your business</text:p>
          </table:table-cell>
          <table:table-cell table:style-name="ce68" table:number-columns-repeated="2"/>
          <table:table-cell table:style-name="ce69" table:number-columns-repeated="8"/>
          <table:table-cell table:style-name="ce95" table:formula="of:=IF([$Business_Details.N15]&gt;0;[$Business_Details.N1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68" table:number-columns-repeated="5"/>
          <table:table-cell table:style-name="ce118"/>
          <table:table-cell table:number-columns-repeated="1001"/>
        </table:table-row>
        <table:table-row table:style-name="ro4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5">
          <table:table-cell table:style-name="ce61"/>
          <table:table-cell table:style-name="ce69"/>
          <table:table-cell table:style-name="ce79" table:formula="of:=IF([$Business_Details.C17]&gt;0;[$Business_Details.C17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69"/>
          <table:table-cell table:style-name="ce82" table:formula="of:=IF([$Business_Details.F17]&gt;0;[$Business_Details.F17];&quot; &quot;)" office:value-type="string" office:string-value=" ">
            <text:p><text:s/></text:p>
          </table:table-cell>
          <table:table-cell table:style-name="ce69" table:number-columns-repeated="7"/>
          <table:table-cell table:style-name="ce68" table:number-columns-repeated="9"/>
          <table:table-cell table:style-name="ce118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10"/>
          <table:table-cell table:style-name="ce60" office:value-type="float" office:value="6">
            <text:p>6</text:p>
          </table:table-cell>
          <table:table-cell table:style-name="ce68"/>
          <table:table-cell table:style-name="ce68" office:value-type="string">
            <text:p>If your business ceased before</text:p>
          </table:table-cell>
          <table:table-cell table:style-name="ce83"/>
          <table:table-cell table:style-name="ce68" table:number-columns-repeated="3"/>
          <table:table-cell table:style-name="ce108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18"/>
          <table:table-cell table:number-columns-repeated="1001"/>
        </table:table-row>
        <table:table-row table:style-name="ro3">
          <table:table-cell table:style-name="ce60" office:value-type="float" office:value="3">
            <text:p>3</text:p>
          </table:table-cell>
          <table:table-cell table:style-name="ce69"/>
          <table:table-cell table:style-name="ce68" office:value-type="string">
            <text:p>If your business name, description, address or postcode</text:p>
          </table:table-cell>
          <table:table-cell table:style-name="ce69" table:number-columns-repeated="8"/>
          <table:table-cell table:style-name="ce92"/>
          <table:table-cell table:style-name="ce94"/>
          <table:table-cell table:style-name="ce80" office:value-type="string">
            <text:p>enter the final date of trading</text:p>
          </table:table-cell>
          <table:table-cell table:style-name="ce81"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/>
          <table:table-cell table:style-name="ce68" office:value-type="string">
            <text:p>have changed in the last 12 months, put 'X' in the box</text:p>
          </table:table-cell>
          <table:table-cell table:style-name="ce69" table:number-columns-repeated="8"/>
          <table:table-cell table:style-name="ce92" table:number-columns-repeated="2"/>
          <table:table-cell table:style-name="ce81" table:number-columns-repeated="4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9">
          <table:table-cell table:style-name="ce61"/>
          <table:table-cell table:style-name="ce69"/>
          <table:table-cell table:style-name="ce80" office:value-type="string">
            <text:p>and give details in the 'Any other information' box of</text:p>
          </table:table-cell>
          <table:table-cell table:style-name="ce81" table:number-columns-repeated="8"/>
          <table:table-cell table:style-name="ce92" table:number-columns-repeated="2"/>
          <table:table-cell table:style-name="ce95" table:formula="of:=IF([$Business_Details.N21]&gt;0;[$Business_Details.N21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/>
          <table:table-cell table:style-name="ce80" office:value-type="string">
            <text:p>of your Tax Return</text:p>
          </table:table-cell>
          <table:table-cell table:style-name="ce69" table:number-columns-repeated="9"/>
          <table:table-cell table:style-name="ce92"/>
          <table:table-cell table:style-name="ce81" table:number-columns-repeated="4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11">
          <table:table-cell table:style-name="ce61"/>
          <table:table-cell table:style-name="ce69"/>
          <table:table-cell table:style-name="ce81"/>
          <table:table-cell table:style-name="ce69" table:number-columns-repeated="8"/>
          <table:table-cell table:style-name="ce60" office:value-type="float" office:value="7">
            <text:p>7</text:p>
          </table:table-cell>
          <table:table-cell table:style-name="ce92"/>
          <table:table-cell table:style-name="ce80" office:value-type="string">
            <text:p>Date your books or accounts are made up to -<text:span text:style-name="T3"> read</text:span></text:p>
          </table:table-cell>
          <table:table-cell table:style-name="ce81"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5">
          <table:table-cell table:style-name="ce61"/>
          <table:table-cell table:style-name="ce69"/>
          <table:table-cell table:style-name="ce82" table:formula="of:=IF([$Business_Details.C24]&gt;0;[$Business_Details.C24];&quot; &quot;)" office:value-type="string" office:string-value=" ">
            <text:p><text:s/></text:p>
          </table:table-cell>
          <table:table-cell table:style-name="ce69" table:number-columns-repeated="8"/>
          <table:table-cell table:style-name="ce92" table:number-columns-repeated="2"/>
          <table:table-cell table:style-name="ce96" office:value-type="string">
            <text:p>page SESN 2 of the notes</text:p>
          </table:table-cell>
          <table:table-cell table:style-name="ce81"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4">
          <table:table-cell table:style-name="ce61"/>
          <table:table-cell table:style-name="ce69" table:number-columns-repeated="10"/>
          <table:table-cell table:style-name="ce92" table:number-columns-repeated="2"/>
          <table:table-cell table:style-name="ce96"/>
          <table:table-cell table:style-name="ce81"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9">
          <table:table-cell table:style-name="ce61"/>
          <table:table-cell table:style-name="ce69" table:number-columns-repeated="10"/>
          <table:table-cell table:style-name="ce92" table:number-columns-repeated="2"/>
          <table:table-cell table:style-name="ce95" table:formula="of:=[$Admin.B17]" office:value-type="float" office:value="40273" table:number-columns-spanned="4" table:number-rows-spanned="1">
            <text:p>05/04/2010</text:p>
          </table:table-cell>
          <table:covered-table-cell table:number-columns-repeated="3"/>
          <table:table-cell table:style-name="ce92" table:number-columns-repeated="2"/>
          <table:table-cell table:style-name="ce69" table:number-columns-repeated="3"/>
          <table:table-cell table:style-name="ce119"/>
          <table:table-cell table:number-columns-repeated="1001"/>
        </table:table-row>
        <table:table-row table:style-name="ro4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3" office:value-type="string" table:number-columns-spanned="23" table:number-rows-spanned="1">
            <text:p>Business income - if your annual turnover was below £68,000 vat threshold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11">
          <table:table-cell table:style-name="ce60" office:value-type="float" office:value="8">
            <text:p>8</text:p>
          </table:table-cell>
          <table:table-cell table:style-name="ce69"/>
          <table:table-cell table:style-name="ce68" office:value-type="string">
            <text:p>Your turnover -<text:span text:style-name="T3"> the takings, fees, sales or money earned</text:span></text:p>
          </table:table-cell>
          <table:table-cell table:style-name="ce68" table:number-columns-repeated="8"/>
          <table:table-cell table:style-name="ce60" office:value-type="float" office:value="9">
            <text:p>9</text:p>
          </table:table-cell>
          <table:table-cell table:style-name="ce69"/>
          <table:table-cell table:style-name="ce68" office:value-type="string">
            <text:p>Any other business income not included in box 8</text:p>
          </table:table-cell>
          <table:table-cell table:style-name="ce68" table:number-columns-repeated="8"/>
          <table:table-cell table:style-name="ce118"/>
          <table:table-cell table:number-columns-repeated="1001"/>
        </table:table-row>
        <table:table-row table:style-name="ro3">
          <table:table-cell table:style-name="ce61"/>
          <table:table-cell table:style-name="ce69"/>
          <table:table-cell table:style-name="ce83" office:value-type="string">
            <text:p>by your business</text:p>
          </table:table-cell>
          <table:table-cell table:style-name="ce69" table:number-columns-repeated="10"/>
          <table:table-cell table:style-name="ce83" office:value-type="string">
            <text:p><text:s/>- excluding Business Start-up Allowance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[$'Profit_&amp;_Loss_Acc'.C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number-columns-spanned="3" table:number-rows-spanned="1"/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111"/>
          <table:table-cell table:style-name="ce91"/>
          <table:table-cell table:style-name="ce119"/>
          <table:table-cell table:number-columns-repeated="1001"/>
        </table:table-row>
        <table:table-row table:style-name="ro4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3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17">
          <table:table-cell table:style-name="ce64" office:value-type="string" table:number-columns-spanned="23" table:number-rows-spanned="1">
            <text:p>Read pages SESN 3 of the <text:span text:style-name="T3">notes</text:span> to see which expenses are allowed for tax purposes. If your annual turnover was below £30,000</text:p>
          </table:table-cell>
          <table:covered-table-cell table:number-columns-repeated="22"/>
          <table:table-cell table:style-name="ce125" table:number-columns-repeated="1001"/>
        </table:table-row>
        <table:table-row table:style-name="ro17">
          <table:table-cell table:style-name="ce64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125"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3">
          <table:table-cell table:style-name="ce60" office:value-type="float" office:value="10">
            <text:p>10</text:p>
          </table:table-cell>
          <table:table-cell table:style-name="ce69"/>
          <table:table-cell table:style-name="ce68" office:value-type="string">
            <text:p>Cost of goods bought for re-sale or goods used</text:p>
          </table:table-cell>
          <table:table-cell table:style-name="ce68" table:number-columns-repeated="8"/>
          <table:table-cell table:style-name="ce60" office:value-type="float" office:value="15">
            <text:p>15</text:p>
          </table:table-cell>
          <table:table-cell table:style-name="ce69"/>
          <table:table-cell table:style-name="ce68" office:value-type="string">
            <text:p>Accountancy, legal and other professional fees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6]+[$'Profit_&amp;_Loss_Acc'.C7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8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11">
          <table:table-cell table:style-name="ce60" office:value-type="float" office:value="11">
            <text:p>11</text:p>
          </table:table-cell>
          <table:table-cell table:style-name="ce69"/>
          <table:table-cell table:style-name="ce68" office:value-type="string">
            <text:p>Car, van and other travel expenses - <text:span text:style-name="T3">after private</text:span></text:p>
          </table:table-cell>
          <table:table-cell table:style-name="ce68" table:number-columns-repeated="8"/>
          <table:table-cell table:style-name="ce60" office:value-type="float" office:value="16">
            <text:p>16</text:p>
          </table:table-cell>
          <table:table-cell table:style-name="ce69"/>
          <table:table-cell table:style-name="ce68" office:value-type="string">
            <text:p>Interest and bank and credit card etc. financial charges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8">
          <table:table-cell table:style-name="ce61"/>
          <table:table-cell table:style-name="ce69"/>
          <table:table-cell table:style-name="ce83" office:value-type="string">
            <text:p>use proportion</text:p>
          </table:table-cell>
          <table:table-cell table:style-name="ce69" table:number-columns-repeated="19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5]+[$'Profit_&amp;_Loss_Acc'.C16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20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18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3">
          <table:table-cell table:style-name="ce60" office:value-type="float" office:value="12">
            <text:p>12</text:p>
          </table:table-cell>
          <table:table-cell table:style-name="ce69"/>
          <table:table-cell table:style-name="ce68" office:value-type="string">
            <text:p>Wages, salaries and other staff costs</text:p>
          </table:table-cell>
          <table:table-cell table:style-name="ce68" table:number-columns-repeated="8"/>
          <table:table-cell table:style-name="ce60" office:value-type="float" office:value="17">
            <text:p>17</text:p>
          </table:table-cell>
          <table:table-cell table:style-name="ce69"/>
          <table:table-cell table:style-name="ce68" office:value-type="string">
            <text:p>Telephone, fax, stationery and other office costs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1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4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11">
          <table:table-cell table:style-name="ce60" office:value-type="float" office:value="13">
            <text:p>13</text:p>
          </table:table-cell>
          <table:table-cell table:style-name="ce69"/>
          <table:table-cell table:style-name="ce68" office:value-type="string">
            <text:p>Rent, rates, power and insurance costs</text:p>
          </table:table-cell>
          <table:table-cell table:style-name="ce68" table:number-columns-repeated="8"/>
          <table:table-cell table:style-name="ce60" office:value-type="float" office:value="18">
            <text:p>18</text:p>
          </table:table-cell>
          <table:table-cell table:style-name="ce69"/>
          <table:table-cell table:style-name="ce68" office:value-type="string">
            <text:p>Other allowable business expenses - <text:span text:style-name="T3">client entertaining</text:span>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12"/>
          <table:table-cell table:style-name="ce83" office:value-type="string">
            <text:p>costs are not an allowable expense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2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7]+[$'Profit_&amp;_Loss_Acc'.C19]+[$'Profit_&amp;_Loss_Acc'.C21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11">
          <table:table-cell table:style-name="ce60" office:value-type="float" office:value="14">
            <text:p>14</text:p>
          </table:table-cell>
          <table:table-cell table:style-name="ce69"/>
          <table:table-cell table:style-name="ce68" office:value-type="string">
            <text:p>Repairs and renewals of property and equipment</text:p>
          </table:table-cell>
          <table:table-cell table:style-name="ce68" table:number-columns-repeated="8"/>
          <table:table-cell table:style-name="ce60" office:value-type="float" office:value="19">
            <text:p>19</text:p>
          </table:table-cell>
          <table:table-cell table:style-name="ce69"/>
          <table:table-cell table:style-name="ce68" office:value-type="string">
            <text:p>Total allowable expenses - <text:span text:style-name="T3">total of boxes 10 to 18</text:span>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$'Profit_&amp;_Loss_Acc'.C4]&lt;30000);&quot; &quot;;[$'Profit_&amp;_Loss_Acc'.C13]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[$'Profit_&amp;_Loss_Acc'.C6]+[$'Profit_&amp;_Loss_Acc'.C7]+[$'Profit_&amp;_Loss_Acc'.C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4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6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124"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11">
          <table:table-cell table:style-name="ce60" office:value-type="float" office:value="20">
            <text:p>20</text:p>
          </table:table-cell>
          <table:table-cell table:style-name="ce69"/>
          <table:table-cell table:style-name="ce68" office:value-type="string">
            <text:p>Net profit -<text:span text:style-name="T3"> if your business income is more then your</text:span></text:p>
          </table:table-cell>
          <table:table-cell table:style-name="ce68" table:number-columns-repeated="8"/>
          <table:table-cell table:style-name="ce60" office:value-type="float" office:value="21">
            <text:p>21</text:p>
          </table:table-cell>
          <table:table-cell table:style-name="ce69"/>
          <table:table-cell table:style-name="ce68" office:value-type="string">
            <text:p>Or, net loss -<text:span text:style-name="T3"> if your expenses exceed your business</text:span>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/>
          <table:table-cell table:style-name="ce83" office:value-type="string">
            <text:p>expenses (box 8 + box 9 minus box 19)</text:p>
          </table:table-cell>
          <table:table-cell table:style-name="ce68" table:number-columns-repeated="8"/>
          <table:table-cell table:style-name="ce69" table:number-columns-repeated="2"/>
          <table:table-cell table:style-name="ce83" office:value-type="string">
            <text:p>income (box 8 + box 9 minus box 19 is negative)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([.D38]+[.O38]-[.O64])&lt;0;-[.D38]-[.O38]+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22"/>
          <table:table-cell/>
          <table:table-cell table:style-name="ce126" table:number-columns-repeated="2"/>
          <table:table-cell table:number-columns-repeated="998"/>
        </table:table-row>
        <table:table-row table:style-name="ro4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3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126" table:number-columns-repeated="2"/>
          <table:table-cell table:number-columns-repeated="998"/>
        </table:table-row>
        <table:table-row table:style-name="ro17">
          <table:table-cell table:style-name="ce64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17">
          <table:table-cell table:style-name="ce64" office:value-type="string" table:number-columns-spanned="23" table:number-rows-spanned="1">
            <text:p>these in your business expenses) <text:s/>Read pages SESN 3 to SEFN 6 of the <text:span text:style-name="T3">notes</text:span> and use the example and Working Sheets to work out</text:p>
          </table:table-cell>
          <table:covered-table-cell table:number-columns-repeated="22"/>
          <table:table-cell/>
          <table:table-cell table:style-name="ce126" table:number-columns-repeated="2"/>
          <table:table-cell table:number-columns-repeated="998"/>
        </table:table-row>
        <table:table-row table:style-name="ro19">
          <table:table-cell table:style-name="ce64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3">
          <table:table-cell table:style-name="ce60" office:value-type="float" office:value="22">
            <text:p>22</text:p>
          </table:table-cell>
          <table:table-cell table:style-name="ce69"/>
          <table:table-cell table:style-name="ce68" office:value-type="string">
            <text:p>Annual Investment Allowance</text:p>
          </table:table-cell>
          <table:table-cell table:style-name="ce68" table:number-columns-repeated="8"/>
          <table:table-cell table:style-name="ce60" office:value-type="float" office:value="24">
            <text:p>24</text:p>
          </table:table-cell>
          <table:table-cell table:style-name="ce69"/>
          <table:table-cell table:style-name="ce68" office:value-type="string">
            <text:p>Other Capital Allowances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3">
          <table:table-cell table:style-name="ce65"/>
          <table:table-cell table:style-name="ce69"/>
          <table:table-cell table:style-name="ce68" table:number-columns-repeated="9"/>
          <table:table-cell table:style-name="ce69" table:number-columns-repeated="7"/>
          <table:table-cell table:style-name="ce102" table:number-columns-repeated="4"/>
          <table:table-cell table:style-name="ce119"/>
          <table:table-cell table:number-columns-repeated="1001"/>
        </table:table-row>
        <table:table-row table:style-name="ro5">
          <table:table-cell table:style-name="ce65"/>
          <table:table-cell table:style-name="ce69"/>
          <table:table-cell table:style-name="ce84" office:value-type="string">
            <text:p>£</text:p>
          </table:table-cell>
          <table:table-cell table:style-name="ce85" table:formula="of:=IF(([$Fixed_Assets.K1])&gt;0;[$Fixed_Assets.K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8" table:number-columns-repeated="3"/>
          <table:table-cell table:style-name="ce69"/>
          <table:table-cell table:style-name="ce84" office:value-type="string">
            <text:p>£</text:p>
          </table:table-cell>
          <table:table-cell table:style-name="ce85" table:formula="of:=IF(([$Fixed_Assets.L1]+[$Fixed_Assets.Q1])&gt;0;[$Fixed_Assets.L1]+[$Fixed_Assets.Q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3">
          <table:table-cell table:style-name="ce60" office:value-type="float" office:value="23">
            <text:p>23</text:p>
          </table:table-cell>
          <table:table-cell table:style-name="ce69"/>
          <table:table-cell table:style-name="ce68" office:value-type="string">
            <text:p>Allowance of small balance of unrelieved</text:p>
          </table:table-cell>
          <table:table-cell table:style-name="ce69" table:number-columns-repeated="8"/>
          <table:table-cell table:style-name="ce60" office:value-type="float" office:value="25">
            <text:p>25</text:p>
          </table:table-cell>
          <table:table-cell table:style-name="ce69"/>
          <table:table-cell table:style-name="ce68" office:value-type="string">
            <text:p>Total balancing charges - where you have disposed of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8">
          <table:table-cell table:style-name="ce61"/>
          <table:table-cell table:style-name="ce69"/>
          <table:table-cell table:style-name="ce68" office:value-type="string">
            <text:p>expenditure</text:p>
          </table:table-cell>
          <table:table-cell table:style-name="ce69" table:number-columns-repeated="8"/>
          <table:table-cell table:style-name="ce68"/>
          <table:table-cell table:style-name="ce69"/>
          <table:table-cell table:style-name="ce68" office:value-type="string">
            <text:p>items for more than their value</text:p>
          </table:table-cell>
          <table:table-cell table:style-name="ce102" table:number-columns-repeated="4"/>
          <table:table-cell table:style-name="ce75" table:number-columns-repeated="4"/>
          <table:table-cell table:style-name="ce121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5"/>
          <table:table-cell table:style-name="ce69"/>
          <table:table-cell table:style-name="ce84" office:value-type="string">
            <text:p>£</text:p>
          </table:table-cell>
          <table:table-cell table:style-name="ce85" table:formula="of:=IF(([$Fixed_Assets.M1]+[$Fixed_Assets.L1])&lt;1000;[$Fixed_Assets.M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8" table:number-columns-repeated="2"/>
          <table:table-cell table:style-name="ce69" table:number-columns-repeated="2"/>
          <table:table-cell table:style-name="ce84" office:value-type="string">
            <text:p>£</text:p>
          </table:table-cell>
          <table:table-cell table:style-name="ce85" table:formula="of:=IF([$Fixed_Assets.R1]&gt;0;[$Fixed_Assets.R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4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7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20">
          <table:table-cell table:style-name="ce64" office:value-type="string" table:number-columns-spanned="23" table:number-rows-spanned="1">
            <text:p>Your taxable profit may not be the same as your net profit. Read page SESN 7 of the <text:span text:style-name="T3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64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11">
          <table:table-cell table:style-name="ce60" office:value-type="float" office:value="26">
            <text:p>26</text:p>
          </table:table-cell>
          <table:table-cell table:style-name="ce69"/>
          <table:table-cell table:style-name="ce68" office:value-type="string">
            <text:p>Goods and services for your own use - <text:span text:style-name="T3">read page</text:span></text:p>
          </table:table-cell>
          <table:table-cell table:style-name="ce68" table:number-columns-repeated="8"/>
          <table:table-cell table:style-name="ce60" office:value-type="float" office:value="28">
            <text:p>28</text:p>
          </table:table-cell>
          <table:table-cell table:style-name="ce69"/>
          <table:table-cell table:style-name="ce68" office:value-type="string">
            <text:p>Loss brought forward from earlier years set-off against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1">
          <table:table-cell table:style-name="ce68"/>
          <table:table-cell table:style-name="ce69"/>
          <table:table-cell table:style-name="ce83" office:value-type="string">
            <text:p>SESN 9 of the notes</text:p>
          </table:table-cell>
          <table:table-cell table:style-name="ce68" table:number-columns-repeated="9"/>
          <table:table-cell table:style-name="ce69"/>
          <table:table-cell table:style-name="ce68" office:value-type="string">
            <text:p>this year's profits - <text:span text:style-name="T3">up to the amount in box 27</text:span></text:p>
          </table:table-cell>
          <table:table-cell table:style-name="ce102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8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9" table:number-columns-repeated="2"/>
          <table:table-cell table:style-name="ce84" office:value-type="string">
            <text:p>£</text:p>
          </table:table-cell>
          <table:table-cell table:style-name="ce85" table:formula="of:=[$Business_Details.O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84" office:value-type="string">
            <text:p>£</text:p>
          </table:table-cell>
          <table:table-cell table:style-name="ce85" table:formula="of:=IF([.O106]&gt;0;0;IF([$Business_Details.D29]=0;0;IF([.D99]&gt;[$Business_Details.D29];[$Business_Details.D29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3">
          <table:table-cell table:style-name="ce69" table:number-columns-repeated="22"/>
          <table:table-cell table:style-name="ce119"/>
          <table:table-cell table:number-columns-repeated="1001"/>
        </table:table-row>
        <table:table-row table:style-name="ro3">
          <table:table-cell table:style-name="ce60" office:value-type="float" office:value="27">
            <text:p>27</text:p>
          </table:table-cell>
          <table:table-cell table:style-name="ce69"/>
          <table:table-cell table:style-name="ce68" office:value-type="string">
            <text:p>Net business profit for tax purposes (if box 20 + box 25 +</text:p>
          </table:table-cell>
          <table:table-cell table:style-name="ce68" table:number-columns-repeated="8"/>
          <table:table-cell table:style-name="ce60" office:value-type="float" office:value="29">
            <text:p>29</text:p>
          </table:table-cell>
          <table:table-cell table:style-name="ce69"/>
          <table:table-cell table:style-name="ce68" office:value-type="string">
            <text:p>Any other business income not included in boxes 8 or 9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2">
          <table:table-cell table:style-name="ce65"/>
          <table:table-cell table:style-name="ce69"/>
          <table:table-cell table:style-name="ce68" office:value-type="string">
            <text:p>box 26 minus boxes 21 to 24) is positive)</text:p>
          </table:table-cell>
          <table:table-cell table:style-name="ce68" table:number-columns-repeated="9"/>
          <table:table-cell table:style-name="ce69"/>
          <table:table-cell table:style-name="ce83" office:value-type="string">
            <text:p><text:s/>- for example, Business Start-up Allowance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68"/>
          <table:table-cell table:style-name="ce69"/>
          <table:table-cell table:style-name="ce84" office:value-type="string">
            <text:p>£</text:p>
          </table:table-cell>
          <table:table-cell table:style-name="ce85" table:formula="of:=[$'Profit_&amp;_Loss_Acc'.C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/>
          <table:table-cell table:style-name="ce126" table:number-columns-repeated="2"/>
          <table:table-cell table:number-columns-repeated="998"/>
        </table:table-row>
        <table:table-row table:style-name="ro12">
          <table:table-cell table:style-name="ce62"/>
          <table:table-cell table:style-name="ce75" table:number-columns-repeated="21"/>
          <table:table-cell table:style-name="ce121"/>
          <table:table-cell table:number-columns-repeated="1001"/>
        </table:table-row>
        <table:table-row table:style-name="ro15">
          <table:table-cell table:style-name="ce66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59"/>
          <table:table-cell table:style-name="ce74" table:number-columns-repeated="21"/>
          <table:table-cell table:style-name="ce116"/>
          <table:table-cell table:number-columns-repeated="1001"/>
        </table:table-row>
        <table:table-row table:style-name="ro3">
          <table:table-cell table:style-name="ce60" office:value-type="float" office:value="30">
            <text:p>30</text:p>
          </table:table-cell>
          <table:table-cell table:style-name="ce69"/>
          <table:table-cell table:style-name="ce68" office:value-type="string">
            <text:p>Total taxable profits from this business</text:p>
          </table:table-cell>
          <table:table-cell table:style-name="ce68" table:number-columns-repeated="8"/>
          <table:table-cell table:style-name="ce60" office:value-type="float" office:value="31">
            <text:p>31</text:p>
          </table:table-cell>
          <table:table-cell table:style-name="ce69"/>
          <table:table-cell table:style-name="ce68" office:value-type="string">
            <text:p>Net business loss for tax purposes (if boxes 21 to 24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2">
          <table:table-cell table:style-name="ce61"/>
          <table:table-cell table:style-name="ce69"/>
          <table:table-cell table:style-name="ce80" office:value-type="string">
            <text:p>if box 27 + box 29 minus box 28 is positive</text:p>
          </table:table-cell>
          <table:table-cell table:style-name="ce86" table:number-columns-repeated="3"/>
          <table:table-cell table:style-name="ce89"/>
          <table:table-cell table:style-name="ce91" table:number-columns-repeated="2"/>
          <table:table-cell table:style-name="ce92" table:number-columns-repeated="2"/>
          <table:table-cell table:style-name="ce68"/>
          <table:table-cell table:style-name="ce69"/>
          <table:table-cell table:style-name="ce68" office:value-type="string">
            <text:p>minus (box 20 + box 25 + box 26) is positive)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5"/>
          <table:table-cell table:style-name="ce69"/>
          <table:table-cell table:style-name="ce84" office:value-type="string">
            <text:p>£</text:p>
          </table:table-cell>
          <table:table-cell table:style-name="ce85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8" table:number-columns-repeated="3"/>
          <table:table-cell table:style-name="ce69"/>
          <table:table-cell table:style-name="ce84" office:value-type="string">
            <text:p>£</text:p>
          </table:table-cell>
          <table:table-cell table:style-name="ce85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6">
          <table:table-cell table:style-name="ce62"/>
          <table:table-cell table:style-name="ce75" table:number-columns-repeated="10"/>
          <table:table-cell table:style-name="ce77" table:number-columns-repeated="2"/>
          <table:table-cell table:style-name="ce97"/>
          <table:table-cell table:style-name="ce77" table:number-columns-repeated="7"/>
          <table:table-cell table:style-name="ce75"/>
          <table:table-cell table:style-name="ce121"/>
          <table:table-cell table:number-columns-repeated="1001"/>
        </table:table-row>
        <table:table-row table:style-name="ro15">
          <table:table-cell table:style-name="ce67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20">
          <table:table-cell table:style-name="ce64" office:value-type="string" table:number-columns-spanned="23" table:number-rows-spanned="1">
            <text:p>If you have made a loss for tax purposes (box 29), read page SESN 7 of the <text:span text:style-name="T3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70"/>
          <table:table-cell table:style-name="ce76" table:number-columns-repeated="21"/>
          <table:table-cell table:style-name="ce123"/>
          <table:table-cell table:number-columns-repeated="1001"/>
        </table:table-row>
        <table:table-row table:style-name="ro11">
          <table:table-cell table:style-name="ce60" office:value-type="float" office:value="32">
            <text:p>32</text:p>
          </table:table-cell>
          <table:table-cell table:style-name="ce69"/>
          <table:table-cell table:style-name="ce68" office:value-type="string">
            <text:p>Loss from this tax year set-off against other income</text:p>
          </table:table-cell>
          <table:table-cell table:style-name="ce68" table:number-columns-repeated="8"/>
          <table:table-cell table:style-name="ce60" office:value-type="float" office:value="35">
            <text:p>35</text:p>
          </table:table-cell>
          <table:table-cell table:style-name="ce69"/>
          <table:table-cell table:style-name="ce68" office:value-type="string">
            <text:p>If you are exempt from paying Class 4 NICs, put 'X' in the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1">
          <table:table-cell table:style-name="ce65"/>
          <table:table-cell table:style-name="ce69"/>
          <table:table-cell table:style-name="ce68" office:value-type="string">
            <text:p>for </text:p>
          </table:table-cell>
          <table:table-cell table:style-name="ce87" table:formula="of:=[$Admin.G$2]" office:value-type="string" office:string-value="2009-10" table:number-columns-spanned="3" table:number-rows-spanned="1">
            <text:p>2009-10</text:p>
          </table:table-cell>
          <table:covered-table-cell table:number-columns-repeated="2"/>
          <table:table-cell table:style-name="ce68" table:number-columns-repeated="6"/>
          <table:table-cell table:style-name="ce69"/>
          <table:table-cell table:style-name="ce68" office:value-type="string">
            <text:p>box - <text:span text:style-name="T3">read page SESN 10 of the notes</text:span></text:p>
          </table:table-cell>
          <table:table-cell table:style-name="ce102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number-columns-spanned="3" table:number-rows-spanned="1"/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4"/>
          <table:table-cell table:style-name="ce60"/>
          <table:table-cell table:style-name="ce86" table:number-columns-repeated="3"/>
          <table:table-cell table:style-name="ce89"/>
          <table:table-cell table:style-name="ce91" table:number-columns-repeated="2"/>
          <table:table-cell table:style-name="ce92"/>
          <table:table-cell table:style-name="ce69"/>
          <table:table-cell table:style-name="ce119"/>
          <table:table-cell table:number-columns-repeated="1001"/>
        </table:table-row>
        <table:table-row table:style-name="ro3">
          <table:table-cell table:style-name="ce61"/>
          <table:table-cell table:style-name="ce69" table:number-columns-repeated="21"/>
          <table:table-cell table:style-name="ce119"/>
          <table:table-cell table:number-columns-repeated="1001"/>
        </table:table-row>
        <table:table-row table:style-name="ro11">
          <table:table-cell table:style-name="ce60" office:value-type="float" office:value="33">
            <text:p>33</text:p>
          </table:table-cell>
          <table:table-cell table:style-name="ce69"/>
          <table:table-cell table:style-name="ce68" office:value-type="string">
            <text:p>Loss to be carried back to previous year(s) and set-off</text:p>
          </table:table-cell>
          <table:table-cell table:style-name="ce68" table:number-columns-repeated="8"/>
          <table:table-cell table:style-name="ce60" office:value-type="float" office:value="36">
            <text:p>36</text:p>
          </table:table-cell>
          <table:table-cell table:style-name="ce69"/>
          <table:table-cell table:style-name="ce68" office:value-type="string">
            <text:p>If you have been given a </text:p>
          </table:table-cell>
          <table:table-cell table:style-name="ce69" table:number-columns-repeated="3"/>
          <table:table-cell table:style-name="ce94" office:value-type="string" table:number-columns-spanned="3" table:number-rows-spanned="1">
            <text:p>2008-09</text:p>
          </table:table-cell>
          <table:covered-table-cell table:number-columns-repeated="2"/>
          <table:table-cell table:style-name="ce94" office:value-type="string">
            <text:p>Class 4 NICs</text:p>
          </table:table-cell>
          <table:table-cell table:style-name="ce69"/>
          <table:table-cell table:style-name="ce119"/>
          <table:table-cell table:number-columns-repeated="1001"/>
        </table:table-row>
        <table:table-row table:style-name="ro12">
          <table:table-cell table:style-name="ce65"/>
          <table:table-cell table:style-name="ce69"/>
          <table:table-cell table:style-name="ce68" office:value-type="string">
            <text:p>against income (or capital gains)</text:p>
          </table:table-cell>
          <table:table-cell table:style-name="ce68" table:number-columns-repeated="9"/>
          <table:table-cell table:style-name="ce69"/>
          <table:table-cell table:style-name="ce68" office:value-type="string">
            <text:p>deferment certificate, put 'X' in the box - <text:span text:style-name="T3">read page SESN 10</text:span>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2">
          <table:table-cell table:style-name="ce65"/>
          <table:table-cell table:style-name="ce69"/>
          <table:table-cell table:style-name="ce68" table:number-columns-repeated="10"/>
          <table:table-cell table:style-name="ce69"/>
          <table:table-cell table:style-name="ce96" office:value-type="string">
            <text:p>of the notes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number-columns-spanned="3" table:number-rows-spanned="1"/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68"/>
          <table:table-cell table:style-name="ce69"/>
          <table:table-cell table:style-name="ce60"/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1">
          <table:table-cell table:style-name="ce60" office:value-type="float" office:value="34">
            <text:p>34</text:p>
          </table:table-cell>
          <table:table-cell table:style-name="ce69"/>
          <table:table-cell table:style-name="ce68" office:value-type="string">
            <text:p>Total loss to carry forward after all other set-offs</text:p>
          </table:table-cell>
          <table:table-cell table:style-name="ce68" table:number-columns-repeated="8"/>
          <table:table-cell table:style-name="ce60" office:value-type="float" office:value="37">
            <text:p>37</text:p>
          </table:table-cell>
          <table:table-cell table:style-name="ce69"/>
          <table:table-cell table:style-name="ce68" office:value-type="string">
            <text:p>Deductions on payment and deduction statements from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12">
          <table:table-cell table:style-name="ce65"/>
          <table:table-cell table:style-name="ce69"/>
          <table:table-cell table:style-name="ce83" office:value-type="string">
            <text:p><text:s/>- including unused losses brought forward</text:p>
          </table:table-cell>
          <table:table-cell table:style-name="ce68" table:number-columns-repeated="9"/>
          <table:table-cell table:style-name="ce69"/>
          <table:table-cell table:style-name="ce68" office:value-type="string">
            <text:p>contractors -<text:span text:style-name="T3"> construction industry subcontractors only</text:span></text:p>
          </table:table-cell>
          <table:table-cell table:style-name="ce69" table:number-columns-repeated="8"/>
          <table:table-cell table:style-name="ce119"/>
          <table:table-cell table:number-columns-repeated="1001"/>
        </table:table-row>
        <table:table-row table:style-name="ro6">
          <table:table-cell table:style-name="ce65"/>
          <table:table-cell table:style-name="ce69"/>
          <table:table-cell table:style-name="ce68" table:number-columns-repeated="10"/>
          <table:table-cell table:style-name="ce69" table:number-columns-repeated="10"/>
          <table:table-cell table:style-name="ce119"/>
          <table:table-cell table:number-columns-repeated="1001"/>
        </table:table-row>
        <table:table-row table:style-name="ro16">
          <table:table-cell table:style-name="ce61"/>
          <table:table-cell table:style-name="ce69"/>
          <table:table-cell table:style-name="ce84" office:value-type="string">
            <text:p>£</text:p>
          </table:table-cell>
          <table:table-cell table:style-name="ce85" table:formula="of:=[$Business_Details.O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68"/>
          <table:table-cell table:style-name="ce69"/>
          <table:table-cell table:style-name="ce84" office:value-type="string">
            <text:p>£</text:p>
          </table:table-cell>
          <table:table-cell table:style-name="ce85" table:formula="of:=['file:///C:/Users/Antony/diy/UK/UK%202009-2010%20Self%20Employed/UK%202009-2010%20Basic%20Sole%20Trader%20OO/Salesyearto050410.ods'#$Mar10.$K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89" office:value-type="string">
            <text:p>.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69" table:number-columns-repeated="2"/>
          <table:table-cell table:style-name="ce119"/>
          <table:table-cell table:number-columns-repeated="1001"/>
        </table:table-row>
        <table:table-row table:style-name="ro12">
          <table:table-cell table:style-name="ce71"/>
          <table:table-cell table:style-name="ce77" table:number-columns-repeated="10"/>
          <table:table-cell table:style-name="ce93"/>
          <table:table-cell table:style-name="ce75"/>
          <table:table-cell table:style-name="ce98"/>
          <table:table-cell table:style-name="ce103" table:number-columns-repeated="3"/>
          <table:table-cell table:style-name="ce106"/>
          <table:table-cell table:style-name="ce109" table:number-columns-repeated="2"/>
          <table:table-cell table:style-name="ce75" table:number-columns-repeated="2"/>
          <table:table-cell table:style-name="ce121"/>
          <table:table-cell table:number-columns-repeated="1001"/>
        </table:table-row>
        <table:table-row table:style-name="ro3" table:number-rows-repeated="654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fit_&amp;_Loss_Acc" table:style-name="ta3">
        <table:table-column table:style-name="co14" table:default-cell-style-name="ce128"/>
        <table:table-column table:style-name="co15" table:visibility="collapse" table:default-cell-style-name="ce144"/>
        <table:table-column table:style-name="co16" table:default-cell-style-name="ce158"/>
        <table:table-column table:style-name="co17" table:number-columns-repeated="12" table:default-cell-style-name="ce158"/>
        <table:table-column table:style-name="co4" table:default-cell-style-name="ce128"/>
        <table:table-column table:style-name="co10" table:number-columns-repeated="1008" table:default-cell-style-name="ce128"/>
        <table:table-row table:style-name="ro12">
          <table:table-cell table:style-name="ce127" office:value-type="string" table:number-columns-spanned="1" table:number-rows-spanned="2">
            <text:p>Profit &amp; Loss Account</text:p>
          </table:table-cell>
          <table:table-cell table:style-name="ce139" office:value-type="string">
            <text:p>Ref</text:p>
          </table:table-cell>
          <table:table-cell table:style-name="ce147" office:value-type="string">
            <text:p>TOTAL</text:p>
          </table:table-cell>
          <table:table-cell table:style-name="ce159" table:formula="of:=[$Admin.B5]" office:value-type="date" office:date-value="2009-04-30" table:number-columns-spanned="1" table:number-rows-spanned="2">
            <text:p>Apr-09</text:p>
          </table:table-cell>
          <table:table-cell table:style-name="ce159" table:formula="of:=[$Admin.B6]" office:value-type="date" office:date-value="2009-05-31" table:number-columns-spanned="1" table:number-rows-spanned="2">
            <text:p>May-09</text:p>
          </table:table-cell>
          <table:table-cell table:style-name="ce159" table:formula="of:=[$Admin.B7]" office:value-type="date" office:date-value="2009-06-30" table:number-columns-spanned="1" table:number-rows-spanned="2">
            <text:p>Jun-09</text:p>
          </table:table-cell>
          <table:table-cell table:style-name="ce159" table:formula="of:=[$Admin.B8]" office:value-type="date" office:date-value="2009-07-31" table:number-columns-spanned="1" table:number-rows-spanned="2">
            <text:p>Jul-09</text:p>
          </table:table-cell>
          <table:table-cell table:style-name="ce159" table:formula="of:=[$Admin.B9]" office:value-type="date" office:date-value="2009-08-31" table:number-columns-spanned="1" table:number-rows-spanned="2">
            <text:p>Aug-09</text:p>
          </table:table-cell>
          <table:table-cell table:style-name="ce159" table:formula="of:=[$Admin.B10]" office:value-type="date" office:date-value="2009-09-30" table:number-columns-spanned="1" table:number-rows-spanned="2">
            <text:p>Sep-09</text:p>
          </table:table-cell>
          <table:table-cell table:style-name="ce159" table:formula="of:=[$Admin.B11]" office:value-type="date" office:date-value="2009-10-31" table:number-columns-spanned="1" table:number-rows-spanned="2">
            <text:p>Oct-09</text:p>
          </table:table-cell>
          <table:table-cell table:style-name="ce159" table:formula="of:=[$Admin.B12]" office:value-type="date" office:date-value="2009-11-30" table:number-columns-spanned="1" table:number-rows-spanned="2">
            <text:p>Nov-09</text:p>
          </table:table-cell>
          <table:table-cell table:style-name="ce159" table:formula="of:=[$Admin.B13]" office:value-type="date" office:date-value="2009-12-31" table:number-columns-spanned="1" table:number-rows-spanned="2">
            <text:p>Dec-09</text:p>
          </table:table-cell>
          <table:table-cell table:style-name="ce159" table:formula="of:=[$Admin.B14]" office:value-type="date" office:date-value="2010-01-31" table:number-columns-spanned="1" table:number-rows-spanned="2">
            <text:p>Jan-10</text:p>
          </table:table-cell>
          <table:table-cell table:style-name="ce159" table:formula="of:=[$Admin.B15]" office:value-type="date" office:date-value="2010-02-28" table:number-columns-spanned="1" table:number-rows-spanned="2">
            <text:p>Feb-10</text:p>
          </table:table-cell>
          <table:table-cell table:style-name="ce159" table:formula="of:=[$Admin.B16]" office:value-type="date" office:date-value="2010-03-31" table:number-columns-spanned="1" table:number-rows-spanned="2">
            <text:p>Mar-10</text:p>
          </table:table-cell>
          <table:table-cell table:style-name="ce163"/>
          <table:table-cell table:style-name="ce165" table:number-columns-repeated="1008"/>
        </table:table-row>
        <table:table-row table:style-name="ro12">
          <table:covered-table-cell/>
          <table:table-cell table:style-name="ce140"/>
          <table:table-cell table:style-name="ce148" table:formula="of:=[$Admin.G2]" office:value-type="string" office:string-value="2009-10">
            <text:p>2009-10</text:p>
          </table:table-cell>
          <table:covered-table-cell table:number-columns-repeated="12"/>
          <table:table-cell table:style-name="ce132"/>
          <table:table-cell table:number-columns-repeated="1008"/>
        </table:table-row>
        <table:table-row table:style-name="ro6">
          <table:table-cell table:style-name="ce129" table:formula="of:=IF([.C3]=&quot; &quot;;&quot; &quot;;&quot;Purchase analysis errors&quot;)" office:value-type="string" office:string-value=" ">
            <text:p><text:s/></text:p>
          </table:table-cell>
          <table:table-cell table:style-name="ce141"/>
          <table:table-cell table:style-name="ce149" table:formula="of:=IF((SUM([.D3:.O3])&gt;1);ROUND(SUM([.D3:.O3]);0)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Apr09.$E$1]&gt;1);['file:///C:/Users/Antony/diy/UK/UK%202009-2010%20Self%20Employed/UK%202009-2010%20Basic%20Sole%20Trader%20OO/Purchasesyearto050410.ods'#$Apr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May09.$E$1]&gt;1);['file:///C:/Users/Antony/diy/UK/UK%202009-2010%20Self%20Employed/UK%202009-2010%20Basic%20Sole%20Trader%20OO/Purchasesyearto050410.ods'#$May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Jun09.$E$1]&gt;1);['file:///C:/Users/Antony/diy/UK/UK%202009-2010%20Self%20Employed/UK%202009-2010%20Basic%20Sole%20Trader%20OO/Purchasesyearto050410.ods'#$Jun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Jul09.$E$1]&gt;1);['file:///C:/Users/Antony/diy/UK/UK%202009-2010%20Self%20Employed/UK%202009-2010%20Basic%20Sole%20Trader%20OO/Purchasesyearto050410.ods'#$Jul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Aug09.$E$1]&gt;1);['file:///C:/Users/Antony/diy/UK/UK%202009-2010%20Self%20Employed/UK%202009-2010%20Basic%20Sole%20Trader%20OO/Purchasesyearto050410.ods'#$Aug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Sep09.$E$1]&gt;1);['file:///C:/Users/Antony/diy/UK/UK%202009-2010%20Self%20Employed/UK%202009-2010%20Basic%20Sole%20Trader%20OO/Purchasesyearto050410.ods'#$Sep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Oct09.$E$1]&gt;1);['file:///C:/Users/Antony/diy/UK/UK%202009-2010%20Self%20Employed/UK%202009-2010%20Basic%20Sole%20Trader%20OO/Purchasesyearto050410.ods'#$Oct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Nov09.$E$1]&gt;1);['file:///C:/Users/Antony/diy/UK/UK%202009-2010%20Self%20Employed/UK%202009-2010%20Basic%20Sole%20Trader%20OO/Purchasesyearto050410.ods'#$Nov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Dec09.$E$1]&gt;1);['file:///C:/Users/Antony/diy/UK/UK%202009-2010%20Self%20Employed/UK%202009-2010%20Basic%20Sole%20Trader%20OO/Purchasesyearto050410.ods'#$Dec09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Jan10.$E$1]&gt;1);['file:///C:/Users/Antony/diy/UK/UK%202009-2010%20Self%20Employed/UK%202009-2010%20Basic%20Sole%20Trader%20OO/Purchasesyearto050410.ods'#$Jan10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Feb10.$E$1]&gt;1);['file:///C:/Users/Antony/diy/UK/UK%202009-2010%20Self%20Employed/UK%202009-2010%20Basic%20Sole%20Trader%20OO/Purchasesyearto050410.ods'#$Feb10.$E$1];&quot; &quot;)" office:value-type="string" office:string-value=" ">
            <text:p><text:s/></text:p>
          </table:table-cell>
          <table:table-cell table:style-name="ce149" table:formula="of:=IF((['file:///C:/Users/Antony/diy/UK/UK%202009-2010%20Self%20Employed/UK%202009-2010%20Basic%20Sole%20Trader%20OO/Purchasesyearto050410.ods'#$Mar10.$E$1]&gt;1);['file:///C:/Users/Antony/diy/UK/UK%202009-2010%20Self%20Employed/UK%202009-2010%20Basic%20Sole%20Trader%20OO/Purchasesyearto050410.ods'#$Mar10.$E$1];&quot; &quot;)" office:value-type="string" office:string-value=" ">
            <text:p><text:s/></text:p>
          </table:table-cell>
          <table:table-cell table:style-name="ce164"/>
          <table:table-cell table:style-name="ce166" table:number-columns-repeated="1008"/>
        </table:table-row>
        <table:table-row table:style-name="ro7">
          <table:table-cell table:style-name="ce130" office:value-type="string">
            <text:p>Sales Turnover</text:p>
          </table:table-cell>
          <table:table-cell table:style-name="ce142" office:value-type="float" office:value="3.29">
            <text:p>3.29 </text:p>
          </table:table-cell>
          <table:table-cell table:style-name="ce150" table:formula="of:=ROUND(SUM([.D4:.O4]);0)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Apr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May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Jun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Jul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Aug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Sep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Oct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Nov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Dec09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Jan10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Feb10.$F$1]" office:value-type="float" office:value="0">
            <text:p>0 </text:p>
          </table:table-cell>
          <table:table-cell table:formula="of:=['file:///C:/Users/Antony/diy/UK/UK%202009-2010%20Self%20Employed/UK%202009-2010%20Basic%20Sole%20Trader%20OO/Salesyearto050410.ods'#$Mar10.$F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6">
          <table:table-cell table:style-name="ce131"/>
          <table:table-cell table:style-name="ce143"/>
          <table:table-cell table:style-name="ce151"/>
          <table:table-cell table:style-name="ce153" table:number-columns-repeated="12"/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Cost of sales</text:p>
          </table:table-cell>
          <table:table-cell office:value-type="float" office:value="3.46">
            <text:p>3.46 </text:p>
          </table:table-cell>
          <table:table-cell table:style-name="ce152" table:formula="of:=ROUND(SUM([.D6:.O6]);0)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Apr09.$J$1]+['file:///C:/Users/Antony/diy/UK/UK%202009-2010%20Self%20Employed/UK%202009-2010%20Basic%20Sole%20Trader%20OO/Purchasesyearto050410.ods'#$Stock.$D$5]-['file:///C:/Users/Antony/diy/UK/UK%202009-2010%20Self%20Employed/UK%202009-2010%20Basic%20Sole%20Trader%20OO/Purchasesyearto050410.ods'#$Stock.$D$7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May09.$J$1]+['file:///C:/Users/Antony/diy/UK/UK%202009-2010%20Self%20Employed/UK%202009-2010%20Basic%20Sole%20Trader%20OO/Purchasesyearto050410.ods'#$Stock.$D$7]-['file:///C:/Users/Antony/diy/UK/UK%202009-2010%20Self%20Employed/UK%202009-2010%20Basic%20Sole%20Trader%20OO/Purchasesyearto050410.ods'#$Stock.$D$9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un09.$J$1]+['file:///C:/Users/Antony/diy/UK/UK%202009-2010%20Self%20Employed/UK%202009-2010%20Basic%20Sole%20Trader%20OO/Purchasesyearto050410.ods'#$Stock.$D$9]-['file:///C:/Users/Antony/diy/UK/UK%202009-2010%20Self%20Employed/UK%202009-2010%20Basic%20Sole%20Trader%20OO/Purchasesyearto050410.ods'#$Stock.$D$1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ul09.$J$1]+['file:///C:/Users/Antony/diy/UK/UK%202009-2010%20Self%20Employed/UK%202009-2010%20Basic%20Sole%20Trader%20OO/Purchasesyearto050410.ods'#$Stock.$D$11]-['file:///C:/Users/Antony/diy/UK/UK%202009-2010%20Self%20Employed/UK%202009-2010%20Basic%20Sole%20Trader%20OO/Purchasesyearto050410.ods'#$Stock.$D$13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Aug09.$J$1]+['file:///C:/Users/Antony/diy/UK/UK%202009-2010%20Self%20Employed/UK%202009-2010%20Basic%20Sole%20Trader%20OO/Purchasesyearto050410.ods'#$Stock.$D$13]-['file:///C:/Users/Antony/diy/UK/UK%202009-2010%20Self%20Employed/UK%202009-2010%20Basic%20Sole%20Trader%20OO/Purchasesyearto050410.ods'#$Stock.$D$15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Sep09.$J$1]+['file:///C:/Users/Antony/diy/UK/UK%202009-2010%20Self%20Employed/UK%202009-2010%20Basic%20Sole%20Trader%20OO/Purchasesyearto050410.ods'#$Stock.$D$15]-['file:///C:/Users/Antony/diy/UK/UK%202009-2010%20Self%20Employed/UK%202009-2010%20Basic%20Sole%20Trader%20OO/Purchasesyearto050410.ods'#$Stock.$D$17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Oct09.$J$1]+['file:///C:/Users/Antony/diy/UK/UK%202009-2010%20Self%20Employed/UK%202009-2010%20Basic%20Sole%20Trader%20OO/Purchasesyearto050410.ods'#$Stock.$D$17]-['file:///C:/Users/Antony/diy/UK/UK%202009-2010%20Self%20Employed/UK%202009-2010%20Basic%20Sole%20Trader%20OO/Purchasesyearto050410.ods'#$Stock.$D$19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Nov09.$J$1]+['file:///C:/Users/Antony/diy/UK/UK%202009-2010%20Self%20Employed/UK%202009-2010%20Basic%20Sole%20Trader%20OO/Purchasesyearto050410.ods'#$Stock.$D$19]-['file:///C:/Users/Antony/diy/UK/UK%202009-2010%20Self%20Employed/UK%202009-2010%20Basic%20Sole%20Trader%20OO/Purchasesyearto050410.ods'#$Stock.$D$2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Dec09.$J$1]+['file:///C:/Users/Antony/diy/UK/UK%202009-2010%20Self%20Employed/UK%202009-2010%20Basic%20Sole%20Trader%20OO/Purchasesyearto050410.ods'#$Stock.$D$21]-['file:///C:/Users/Antony/diy/UK/UK%202009-2010%20Self%20Employed/UK%202009-2010%20Basic%20Sole%20Trader%20OO/Purchasesyearto050410.ods'#$Stock.$D$23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an10.$J$1]+['file:///C:/Users/Antony/diy/UK/UK%202009-2010%20Self%20Employed/UK%202009-2010%20Basic%20Sole%20Trader%20OO/Purchasesyearto050410.ods'#$Stock.$D$23]-['file:///C:/Users/Antony/diy/UK/UK%202009-2010%20Self%20Employed/UK%202009-2010%20Basic%20Sole%20Trader%20OO/Purchasesyearto050410.ods'#$Stock.$D$25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Feb10.$J$1]+['file:///C:/Users/Antony/diy/UK/UK%202009-2010%20Self%20Employed/UK%202009-2010%20Basic%20Sole%20Trader%20OO/Purchasesyearto050410.ods'#$Stock.$D$25]-['file:///C:/Users/Antony/diy/UK/UK%202009-2010%20Self%20Employed/UK%202009-2010%20Basic%20Sole%20Trader%20OO/Purchasesyearto050410.ods'#$Stock.$D$27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Mar10.$J$1]+['file:///C:/Users/Antony/diy/UK/UK%202009-2010%20Self%20Employed/UK%202009-2010%20Basic%20Sole%20Trader%20OO/Purchasesyearto050410.ods'#$Stock.$D$27]-['file:///C:/Users/Antony/diy/UK/UK%202009-2010%20Self%20Employed/UK%202009-2010%20Basic%20Sole%20Trader%20OO/Purchasesyearto050410.ods'#$Stock.$D$30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3" office:value-type="string">
            <text:p>Other direct costs</text:p>
          </table:table-cell>
          <table:table-cell office:value-type="float" office:value="3.48">
            <text:p>3.48 </text:p>
          </table:table-cell>
          <table:table-cell table:style-name="ce152" table:formula="of:=ROUND(SUM([.D7:.O7]);0)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Apr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May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un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ul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Aug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Sep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Oct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Nov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Dec09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Jan10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Feb10.$K$1]" office:value-type="float" office:value="0">
            <text:p>0 </text:p>
          </table:table-cell>
          <table:table-cell table:formula="of:=['file:///C:/Users/Antony/diy/UK/UK%202009-2010%20Self%20Employed/UK%202009-2010%20Basic%20Sole%20Trader%20OO/Purchasesyearto050410.ods'#$Mar10.$K$1]" office:value-type="float" office:value="0">
            <text:p>0 </text:p>
          </table:table-cell>
          <table:table-cell table:style-name="ce133"/>
          <table:table-cell table:style-name="ce167" table:number-columns-repeated="1008"/>
        </table:table-row>
        <table:table-row table:style-name="ro6">
          <table:table-cell table:style-name="ce132"/>
          <table:table-cell/>
          <table:table-cell table:style-name="ce153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4" office:value-type="string">
            <text:p>Gross Profit</text:p>
          </table:table-cell>
          <table:table-cell table:style-name="ce145" office:value-type="float" office:value="3.49">
            <text:p>3.49 </text:p>
          </table:table-cell>
          <table:table-cell table:style-name="ce150" table:formula="of:=ROUND(([.C4]-[.C6]-[.C7]);0)" office:value-type="float" office:value="0">
            <text:p>0 </text:p>
          </table:table-cell>
          <table:table-cell table:style-name="ce160" table:formula="of:=[.D4]-[.D6]-[.D7]" office:value-type="float" office:value="0">
            <text:p>0 </text:p>
          </table:table-cell>
          <table:table-cell table:style-name="ce160" table:formula="of:=[.E4]-[.E6]-[.E7]" office:value-type="float" office:value="0">
            <text:p>0 </text:p>
          </table:table-cell>
          <table:table-cell table:style-name="ce160" table:formula="of:=[.F4]-[.F6]-[.F7]" office:value-type="float" office:value="0">
            <text:p>0 </text:p>
          </table:table-cell>
          <table:table-cell table:style-name="ce160" table:formula="of:=[.G4]-[.G6]-[.G7]" office:value-type="float" office:value="0">
            <text:p>0 </text:p>
          </table:table-cell>
          <table:table-cell table:style-name="ce160" table:formula="of:=[.H4]-[.H6]-[.H7]" office:value-type="float" office:value="0">
            <text:p>0 </text:p>
          </table:table-cell>
          <table:table-cell table:style-name="ce160" table:formula="of:=[.I4]-[.I6]-[.I7]" office:value-type="float" office:value="0">
            <text:p>0 </text:p>
          </table:table-cell>
          <table:table-cell table:style-name="ce160" table:formula="of:=[.J4]-[.J6]-[.J7]" office:value-type="float" office:value="0">
            <text:p>0 </text:p>
          </table:table-cell>
          <table:table-cell table:style-name="ce160" table:formula="of:=[.K4]-[.K6]-[.K7]" office:value-type="float" office:value="0">
            <text:p>0 </text:p>
          </table:table-cell>
          <table:table-cell table:style-name="ce160" table:formula="of:=[.L4]-[.L6]-[.L7]" office:value-type="float" office:value="0">
            <text:p>0 </text:p>
          </table:table-cell>
          <table:table-cell table:style-name="ce160" table:formula="of:=[.M4]-[.M6]-[.M7]" office:value-type="float" office:value="0">
            <text:p>0 </text:p>
          </table:table-cell>
          <table:table-cell table:style-name="ce160" table:formula="of:=[.N4]-[.N6]-[.N7]" office:value-type="float" office:value="0">
            <text:p>0 </text:p>
          </table:table-cell>
          <table:table-cell table:style-name="ce160" table:formula="of:=[.O4]-[.O6]-[.O7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6">
          <table:table-cell table:style-name="ce135"/>
          <table:table-cell/>
          <table:table-cell table:style-name="ce151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Employee costs</text:p>
          </table:table-cell>
          <table:table-cell office:value-type="float" office:value="3.51">
            <text:p>3.51 </text:p>
          </table:table-cell>
          <table:table-cell table:style-name="ce152" table:formula="of:=ROUND(SUM([.D11:.O11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L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L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Premises costs</text:p>
          </table:table-cell>
          <table:table-cell office:value-type="float" office:value="3.52">
            <text:p>3.52 </text:p>
          </table:table-cell>
          <table:table-cell table:style-name="ce152" table:formula="of:=ROUND(SUM([.D12:.O12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M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M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Repairs</text:p>
          </table:table-cell>
          <table:table-cell office:value-type="float" office:value="3.53">
            <text:p>3.53 </text:p>
          </table:table-cell>
          <table:table-cell table:style-name="ce152" table:formula="of:=ROUND(SUM([.D13:.O13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N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N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General admin expenses</text:p>
          </table:table-cell>
          <table:table-cell office:value-type="float" office:value="3.54">
            <text:p>3.54 </text:p>
          </table:table-cell>
          <table:table-cell table:style-name="ce152" table:formula="of:=ROUND(SUM([.D14:.O14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O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O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Motor expenses</text:p>
          </table:table-cell>
          <table:table-cell office:value-type="float" office:value="3.55">
            <text:p>3.55 </text:p>
          </table:table-cell>
          <table:table-cell table:style-name="ce152" table:formula="of:=ROUND(SUM([.D15:.O15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P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P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Travel &amp; subsistence</text:p>
          </table:table-cell>
          <table:table-cell office:value-type="float" office:value="3.56">
            <text:p>3.56 </text:p>
          </table:table-cell>
          <table:table-cell table:style-name="ce152" table:formula="of:=ROUND(SUM([.D16:.O16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Q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Q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Advertising &amp; promotion</text:p>
          </table:table-cell>
          <table:table-cell office:value-type="float" office:value="3.57">
            <text:p>3.57 </text:p>
          </table:table-cell>
          <table:table-cell table:style-name="ce152" table:formula="of:=ROUND(SUM([.D17:.O17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R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R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Legal &amp; professional</text:p>
          </table:table-cell>
          <table:table-cell office:value-type="float" office:value="3.58">
            <text:p>3.58 </text:p>
          </table:table-cell>
          <table:table-cell table:style-name="ce152" table:formula="of:=ROUND(SUM([.D18:.O18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S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S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Bad debts</text:p>
          </table:table-cell>
          <table:table-cell office:value-type="float" office:value="3.59">
            <text:p>3.59 </text:p>
          </table:table-cell>
          <table:table-cell table:style-name="ce152" table:formula="of:=ROUND(SUM([.D19:.O19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T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T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Interest, finance charges</text:p>
          </table:table-cell>
          <table:table-cell office:value-type="float" office:value="3.6">
            <text:p>3.60 </text:p>
          </table:table-cell>
          <table:table-cell table:style-name="ce152" table:formula="of:=ROUND(SUM([.D20:.O20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U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U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Other expenses</text:p>
          </table:table-cell>
          <table:table-cell office:value-type="float" office:value="3.63">
            <text:p>3.63 </text:p>
          </table:table-cell>
          <table:table-cell table:style-name="ce152" table:formula="of:=ROUND(SUM([.D21:.O21]);0)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pr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y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n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ul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Aug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Sep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Oct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Nov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Dec09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Jan10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Feb10.$V$1]" office:value-type="float" office:value="0">
            <text:p>0 </text:p>
          </table:table-cell>
          <table:table-cell table:style-name="ce160" table:formula="of:=['file:///C:/Users/Antony/diy/UK/UK%202009-2010%20Self%20Employed/UK%202009-2010%20Basic%20Sole%20Trader%20OO/Purchasesyearto050410.ods'#$Mar10.$V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7">
          <table:table-cell table:style-name="ce134" office:value-type="string">
            <text:p>Total Expenses</text:p>
          </table:table-cell>
          <table:table-cell table:style-name="ce145" office:value-type="float" office:value="3.64">
            <text:p>3.64 </text:p>
          </table:table-cell>
          <table:table-cell table:style-name="ce154" table:formula="of:=SUM([.C11:.C21])" office:value-type="float" office:value="0">
            <text:p>0 </text:p>
          </table:table-cell>
          <table:table-cell table:style-name="ce161" table:formula="of:=SUM([.D11:.D21])" office:value-type="float" office:value="0">
            <text:p>0 </text:p>
          </table:table-cell>
          <table:table-cell table:style-name="ce161" table:formula="of:=SUM([.E11:.E21])" office:value-type="float" office:value="0">
            <text:p>0 </text:p>
          </table:table-cell>
          <table:table-cell table:style-name="ce161" table:formula="of:=SUM([.F11:.F21])" office:value-type="float" office:value="0">
            <text:p>0 </text:p>
          </table:table-cell>
          <table:table-cell table:style-name="ce161" table:formula="of:=SUM([.G11:.G21])" office:value-type="float" office:value="0">
            <text:p>0 </text:p>
          </table:table-cell>
          <table:table-cell table:style-name="ce161" table:formula="of:=SUM([.H11:.H21])" office:value-type="float" office:value="0">
            <text:p>0 </text:p>
          </table:table-cell>
          <table:table-cell table:style-name="ce161" table:formula="of:=SUM([.I11:.I21])" office:value-type="float" office:value="0">
            <text:p>0 </text:p>
          </table:table-cell>
          <table:table-cell table:style-name="ce161" table:formula="of:=SUM([.J11:.J21])" office:value-type="float" office:value="0">
            <text:p>0 </text:p>
          </table:table-cell>
          <table:table-cell table:style-name="ce161" table:formula="of:=SUM([.K11:.K21])" office:value-type="float" office:value="0">
            <text:p>0 </text:p>
          </table:table-cell>
          <table:table-cell table:style-name="ce161" table:formula="of:=SUM([.L11:.L21])" office:value-type="float" office:value="0">
            <text:p>0 </text:p>
          </table:table-cell>
          <table:table-cell table:style-name="ce161" table:formula="of:=SUM([.M11:.M21])" office:value-type="float" office:value="0">
            <text:p>0 </text:p>
          </table:table-cell>
          <table:table-cell table:style-name="ce161" table:formula="of:=SUM([.N11:.N21])" office:value-type="float" office:value="0">
            <text:p>0 </text:p>
          </table:table-cell>
          <table:table-cell table:style-name="ce161" table:formula="of:=SUM([.O11:.O21])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6">
          <table:table-cell table:style-name="ce135"/>
          <table:table-cell/>
          <table:table-cell table:style-name="ce155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4" office:value-type="string">
            <text:p>Net Profit/Loss</text:p>
          </table:table-cell>
          <table:table-cell office:value-type="float" office:value="3.65">
            <text:p>3.65 </text:p>
          </table:table-cell>
          <table:table-cell table:style-name="ce150" table:formula="of:=ROUND(([.C9]-[.C22]);0)" office:value-type="float" office:value="0">
            <text:p>0 </text:p>
          </table:table-cell>
          <table:table-cell table:style-name="ce162" table:formula="of:=[.D9]-[.D22]" office:value-type="float" office:value="0">
            <text:p>0 </text:p>
          </table:table-cell>
          <table:table-cell table:style-name="ce162" table:formula="of:=[.E9]-[.E22]" office:value-type="float" office:value="0">
            <text:p>0 </text:p>
          </table:table-cell>
          <table:table-cell table:style-name="ce162" table:formula="of:=[.F9]-[.F22]" office:value-type="float" office:value="0">
            <text:p>0 </text:p>
          </table:table-cell>
          <table:table-cell table:style-name="ce162" table:formula="of:=[.G9]-[.G22]" office:value-type="float" office:value="0">
            <text:p>0 </text:p>
          </table:table-cell>
          <table:table-cell table:style-name="ce162" table:formula="of:=[.H9]-[.H22]" office:value-type="float" office:value="0">
            <text:p>0 </text:p>
          </table:table-cell>
          <table:table-cell table:style-name="ce162" table:formula="of:=[.I9]-[.I22]" office:value-type="float" office:value="0">
            <text:p>0 </text:p>
          </table:table-cell>
          <table:table-cell table:style-name="ce162" table:formula="of:=[.J9]-[.J22]" office:value-type="float" office:value="0">
            <text:p>0 </text:p>
          </table:table-cell>
          <table:table-cell table:style-name="ce162" table:formula="of:=[.K9]-[.K22]" office:value-type="float" office:value="0">
            <text:p>0 </text:p>
          </table:table-cell>
          <table:table-cell table:style-name="ce162" table:formula="of:=[.L9]-[.L22]" office:value-type="float" office:value="0">
            <text:p>0 </text:p>
          </table:table-cell>
          <table:table-cell table:style-name="ce162" table:formula="of:=[.M9]-[.M22]" office:value-type="float" office:value="0">
            <text:p>0 </text:p>
          </table:table-cell>
          <table:table-cell table:style-name="ce162" table:formula="of:=[.N9]-[.N22]" office:value-type="float" office:value="0">
            <text:p>0 </text:p>
          </table:table-cell>
          <table:table-cell table:style-name="ce162" table:formula="of:=[.O9]-[.O22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6">
          <table:table-cell table:style-name="ce135"/>
          <table:table-cell table:style-name="ce146"/>
          <table:table-cell table:style-name="ce151" table:number-columns-repeated="13"/>
          <table:table-cell table:style-name="ce132"/>
          <table:table-cell table:style-name="ce168" table:number-columns-repeated="1008"/>
        </table:table-row>
        <table:table-row table:style-name="ro7">
          <table:table-cell table:style-name="ce135" office:value-type="string">
            <text:p>Less Capital Allowances</text:p>
          </table:table-cell>
          <table:table-cell table:style-name="ce146"/>
          <table:table-cell table:style-name="ce156" table:formula="of:=-[$SE_Short.O85]+[$SE_Short.D80]+[$SE_Short.D85]+[$SE_Short.O80]" office:value-type="float" office:value="0">
            <text:p>0 </text:p>
          </table:table-cell>
          <table:table-cell table:style-name="ce151" table:number-columns-repeated="12"/>
          <table:table-cell table:style-name="ce132"/>
          <table:table-cell table:style-name="ce168" table:number-columns-repeated="1008"/>
        </table:table-row>
        <table:table-row table:style-name="ro6">
          <table:table-cell table:style-name="ce135"/>
          <table:table-cell table:style-name="ce146"/>
          <table:table-cell table:style-name="ce151" table:number-columns-repeated="13"/>
          <table:table-cell table:style-name="ce132"/>
          <table:table-cell table:style-name="ce168" table:number-columns-repeated="1008"/>
        </table:table-row>
        <table:table-row table:style-name="ro7">
          <table:table-cell table:style-name="ce136" office:value-type="string">
            <text:p>NET TAXABLE PROFIT</text:p>
          </table:table-cell>
          <table:table-cell table:style-name="ce146"/>
          <table:table-cell table:style-name="ce157" table:formula="of:=[.C24]-[.C26]" office:value-type="float" office:value="0">
            <text:p>0 </text:p>
          </table:table-cell>
          <table:table-cell table:style-name="ce151" table:number-columns-repeated="12"/>
          <table:table-cell table:style-name="ce132"/>
          <table:table-cell table:style-name="ce168" table:number-columns-repeated="1008"/>
        </table:table-row>
        <table:table-row table:style-name="ro6">
          <table:table-cell table:style-name="ce135"/>
          <table:table-cell table:style-name="ce146"/>
          <table:table-cell table:style-name="ce151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7" office:value-type="string">
            <text:p>Any Other Business Income</text:p>
          </table:table-cell>
          <table:table-cell/>
          <table:table-cell table:style-name="ce152" table:formula="of:=ROUND(SUM([.D30:.O30]);0)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Apr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May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Jun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Jul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Aug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Sep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Oct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Nov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Dec09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Jan10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Feb10.$G$1]" office:value-type="float" office:value="0">
            <text:p>0 </text:p>
          </table:table-cell>
          <table:table-cell table:style-name="ce152" table:formula="of:=['file:///C:/Users/Antony/diy/UK/UK%202009-2010%20Self%20Employed/UK%202009-2010%20Basic%20Sole%20Trader%20OO/Salesyearto050410.ods'#$Mar10.$G$1]" office:value-type="float" office:value="0">
            <text:p>0 </text:p>
          </table:table-cell>
          <table:table-cell table:style-name="ce132"/>
          <table:table-cell table:number-columns-repeated="1008"/>
        </table:table-row>
        <table:table-row table:style-name="ro6">
          <table:table-cell table:style-name="ce137"/>
          <table:table-cell table:style-name="ce146"/>
          <table:table-cell table:style-name="ce151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<text:s/>Income Tax</text:p>
          </table:table-cell>
          <table:table-cell/>
          <table:table-cell table:style-name="ce152" table:formula="of:=[$Income_Tax.E11]-[$Income_Tax.E12]" office:value-type="float" office:value="0">
            <text:p>0 </text:p>
          </table:table-cell>
          <table:table-cell table:style-name="ce151" table:number-columns-repeated="12"/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<text:s/>National Insurance</text:p>
          </table:table-cell>
          <table:table-cell/>
          <table:table-cell table:style-name="ce156" table:formula="of:=[$Income_Tax.E16]+[$Income_Tax.E17]" office:value-type="float" office:value="0">
            <text:p>0 </text:p>
          </table:table-cell>
          <table:table-cell table:style-name="ce151" table:number-columns-repeated="12"/>
          <table:table-cell table:style-name="ce132"/>
          <table:table-cell table:number-columns-repeated="1008"/>
        </table:table-row>
        <table:table-row table:style-name="ro6">
          <table:table-cell table:style-name="ce132"/>
          <table:table-cell/>
          <table:table-cell table:style-name="ce151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8" office:value-type="string">
            <text:p><text:s/>Net Income after Tax</text:p>
          </table:table-cell>
          <table:table-cell/>
          <table:table-cell table:style-name="ce157" table:formula="of:=[.C28]+[.C30]-[.C32]-[.C33]" office:value-type="float" office:value="0">
            <text:p>0 </text:p>
          </table:table-cell>
          <table:table-cell table:style-name="ce151" table:number-columns-repeated="12"/>
          <table:table-cell table:style-name="ce132"/>
          <table:table-cell table:number-columns-repeated="1008"/>
        </table:table-row>
        <table:table-row table:style-name="ro6">
          <table:table-cell table:style-name="ce132"/>
          <table:table-cell/>
          <table:table-cell table:style-name="ce151" table:number-columns-repeated="13"/>
          <table:table-cell table:style-name="ce132"/>
          <table:table-cell table:number-columns-repeated="1008"/>
        </table:table-row>
        <table:table-row table:style-name="ro7">
          <table:table-cell table:style-name="ce132" office:value-type="string">
            <text:p>Enter Drawings (optional)</text:p>
          </table:table-cell>
          <table:table-cell/>
          <table:table-cell table:style-name="ce152" table:formula="of:=ROUND(SUM([.D37:.O37]);0)" office:value-type="float" office:value="0">
            <text:p>0 </text:p>
          </table:table-cell>
          <table:table-cell table:style-name="ce160" table:number-columns-repeated="12"/>
          <table:table-cell table:style-name="ce132"/>
          <table:table-cell table:number-columns-repeated="1008"/>
        </table:table-row>
        <table:table-row table:style-name="ro6">
          <table:table-cell table:style-name="ce132"/>
          <table:table-cell/>
          <table:table-cell table:style-name="ce153" table:number-columns-repeated="13"/>
          <table:table-cell table:style-name="ce132"/>
          <table:table-cell table:number-columns-repeated="1008"/>
        </table:table-row>
        <table:table-row table:style-name="ro7" table:number-rows-repeated="6549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xed_Assets" table:style-name="ta4">
        <table:table-column table:style-name="co18" table:default-cell-style-name="ce170"/>
        <table:table-column table:style-name="co19" table:default-cell-style-name="ce175"/>
        <table:table-column table:style-name="co20" table:default-cell-style-name="ce190"/>
        <table:table-column table:style-name="co21" table:default-cell-style-name="ce197"/>
        <table:table-column table:style-name="co17" table:default-cell-style-name="ce212"/>
        <table:table-column table:style-name="co18" table:default-cell-style-name="ce212"/>
        <table:table-column table:style-name="co7" table:default-cell-style-name="ce226"/>
        <table:table-column table:style-name="co18" table:default-cell-style-name="ce212"/>
        <table:table-column table:style-name="co22" table:default-cell-style-name="ce233"/>
        <table:table-column table:style-name="co15" table:default-cell-style-name="ce238"/>
        <table:table-column table:style-name="co17" table:number-columns-repeated="2" table:default-cell-style-name="ce233"/>
        <table:table-column table:style-name="co23" table:default-cell-style-name="ce233"/>
        <table:table-column table:style-name="co18" table:default-cell-style-name="ce233"/>
        <table:table-column table:style-name="co19" table:default-cell-style-name="ce175"/>
        <table:table-column table:style-name="co24" table:default-cell-style-name="ce212"/>
        <table:table-column table:style-name="co19" table:default-cell-style-name="ce233"/>
        <table:table-column table:style-name="co9" table:default-cell-style-name="ce233"/>
        <table:table-column table:style-name="co18" table:default-cell-style-name="ce170"/>
        <table:table-column table:style-name="co10" table:number-columns-repeated="1005" table:default-cell-style-name="ce170"/>
        <table:table-row table:style-name="ro19">
          <table:table-cell table:style-name="ce169" table:number-columns-spanned="1" table:number-rows-spanned="4"/>
          <table:table-cell table:style-name="ce174" office:value-type="string" table:number-columns-spanned="1" table:number-rows-spanned="4">
            <text:p>Date Asset Purchased</text:p>
          </table:table-cell>
          <table:table-cell table:style-name="ce188" office:value-type="string" table:number-columns-spanned="2" table:number-rows-spanned="1">
            <text:p>FIXED ASSETS</text:p>
          </table:table-cell>
          <table:covered-table-cell/>
          <table:table-cell table:style-name="ce210" table:formula="of:=[.E57]+[.E110]" office:value-type="float" office:value="0">
            <text:p>0.00 </text:p>
          </table:table-cell>
          <table:table-cell table:style-name="ce223" table:number-columns-spanned="1" table:number-rows-spanned="4"/>
          <table:table-cell table:style-name="ce225" office:value-type="string" table:number-columns-spanned="1" table:number-rows-spanned="4">
            <text:p>Enter % Personal use of vehicles</text:p>
          </table:table-cell>
          <table:table-cell table:style-name="ce223" table:number-columns-spanned="1" table:number-rows-spanned="4"/>
          <table:table-cell table:style-name="ce223" table:formula="of:=[.I57]+[.I110]" office:value-type="float" office:value="0">
            <text:p>0.00 </text:p>
          </table:table-cell>
          <table:table-cell table:style-name="ce237" office:value-type="string" table:number-columns-spanned="1" table:number-rows-spanned="3">
            <text:p>First Year Allow</text:p>
          </table:table-cell>
          <table:table-cell table:style-name="ce223" table:formula="of:=[.K57]+[.K110]" office:value-type="float" office:value="0">
            <text:p>0.00 </text:p>
          </table:table-cell>
          <table:table-cell table:style-name="ce223" table:formula="of:=[.L57]+[.L110]" office:value-type="float" office:value="0">
            <text:p>0.00 </text:p>
          </table:table-cell>
          <table:table-cell table:style-name="ce223" table:formula="of:=[.M57]+[.M110]" office:value-type="float" office:value="0">
            <text:p>0.00 </text:p>
          </table:table-cell>
          <table:table-cell table:style-name="ce246" table:number-columns-spanned="1" table:number-rows-spanned="4"/>
          <table:table-cell table:style-name="ce248" office:value-type="string" table:number-columns-spanned="1" table:number-rows-spanned="4">
            <text:p>Date Asset <text:s/>Sold</text:p>
          </table:table-cell>
          <table:table-cell table:style-name="ce223" table:formula="of:=[.P57]+[.P110]" office:value-type="float" office:value="0">
            <text:p>0.00 </text:p>
          </table:table-cell>
          <table:table-cell table:style-name="ce223" table:formula="of:=[.Q57]+[.Q110]" office:value-type="float" office:value="0">
            <text:p>0.00 </text:p>
          </table:table-cell>
          <table:table-cell table:style-name="ce223" table:formula="of:=[.R57]+[.R110]" office:value-type="float" office:value="0">
            <text:p>0.00 </text:p>
          </table:table-cell>
          <table:table-cell table:style-name="ce250"/>
          <table:table-cell table:style-name="ce254" table:number-columns-repeated="1005"/>
        </table:table-row>
        <table:table-row table:style-name="ro12">
          <table:covered-table-cell table:number-columns-repeated="2"/>
          <table:table-cell table:style-name="ce189" office:value-type="string" table:number-columns-spanned="1" table:number-rows-spanned="3">
            <text:p>Asset Description</text:p>
          </table:table-cell>
          <table:table-cell table:style-name="ce198" office:value-type="string" table:number-columns-spanned="1" table:number-rows-spanned="3">
            <text:p>Purchase Reference</text:p>
          </table:table-cell>
          <table:table-cell table:style-name="ce211" office:value-type="string" table:number-columns-spanned="1" table:number-rows-spanned="3">
            <text:p>Original Cost</text:p>
          </table:table-cell>
          <table:covered-table-cell table:number-columns-repeated="3"/>
          <table:table-cell table:style-name="ce211" office:value-type="string" table:number-columns-spanned="1" table:number-rows-spanned="2">
            <text:p>Written Down <text:span text:style-name="T4">Tax Value</text:span></text:p>
          </table:table-cell>
          <table:covered-table-cell/>
          <table:table-cell table:style-name="ce211" office:value-type="string" table:number-columns-spanned="1" table:number-rows-spanned="3">
            <text:p>First Year Allowance</text:p>
          </table:table-cell>
          <table:table-cell table:style-name="ce211" office:value-type="string" table:number-columns-spanned="1" table:number-rows-spanned="2">
            <text:p>W Down Allowance</text:p>
          </table:table-cell>
          <table:table-cell table:style-name="ce211" office:value-type="string" table:number-columns-spanned="1" table:number-rows-spanned="2">
            <text:p>Written Down <text:s text:c="2"/><text:span text:style-name="T4">Tax Value</text:span></text:p>
          </table:table-cell>
          <table:covered-table-cell table:number-columns-repeated="2"/>
          <table:table-cell table:style-name="ce249" office:value-type="string" table:number-columns-spanned="1" table:number-rows-spanned="3">
            <text:p>Sales Value<text:span text:style-name="T5"> Assets Sold</text:span></text:p>
          </table:table-cell>
          <table:table-cell table:style-name="ce211" office:value-type="string" table:number-columns-spanned="1" table:number-rows-spanned="3">
            <text:p>Capital Allowance</text:p>
          </table:table-cell>
          <table:table-cell table:style-name="ce211" office:value-type="string" table:number-columns-spanned="1" table:number-rows-spanned="3">
            <text:p>Balancing Charge</text:p>
          </table:table-cell>
          <table:table-cell table:style-name="ce251"/>
          <table:table-cell table:number-columns-repeated="1005"/>
        </table:table-row>
        <table:table-row table:style-name="ro12">
          <table:covered-table-cell table:number-columns-repeated="18"/>
          <table:table-cell table:style-name="ce251"/>
          <table:table-cell table:number-columns-repeated="1005"/>
        </table:table-row>
        <table:table-row table:style-name="ro18">
          <table:covered-table-cell table:number-columns-repeated="8"/>
          <table:table-cell table:style-name="ce234" table:formula="of:=[$Admin.B4]" office:value-type="date" office:date-value="2009-04-06">
            <text:p>06-Apr-09</text:p>
          </table:table-cell>
          <table:table-cell table:style-name="ce239" table:formula="of:=[$Admin.G4]" office:value-type="percentage" office:value="1">
            <text:p>100%</text:p>
          </table:table-cell>
          <table:covered-table-cell/>
          <table:table-cell table:style-name="ce244" table:formula="of:=[$Admin.G5]" office:value-type="percentage" office:value="0.2">
            <text:p>20%</text:p>
          </table:table-cell>
          <table:table-cell table:style-name="ce234" table:formula="of:=[$Admin.B17]" office:value-type="date" office:date-value="2010-04-05">
            <text:p>05-Apr-10</text:p>
          </table:table-cell>
          <table:covered-table-cell table:number-columns-repeated="5"/>
          <table:table-cell table:style-name="ce252"/>
          <table:table-cell table:style-name="ce255" table:number-columns-repeated="1005"/>
        </table:table-row>
        <table:table-row table:style-name="ro6">
          <table:table-cell table:style-name="ce171"/>
          <table:table-cell table:style-name="ce176"/>
          <table:table-cell table:style-name="ce191"/>
          <table:table-cell table:style-name="ce199"/>
          <table:table-cell table:style-name="ce213"/>
          <table:table-cell table:style-name="ce224"/>
          <table:table-cell table:style-name="ce227"/>
          <table:table-cell table:style-name="ce224"/>
          <table:table-cell table:style-name="ce213"/>
          <table:table-cell table:style-name="ce199"/>
          <table:table-cell table:style-name="ce243"/>
          <table:table-cell table:style-name="ce245"/>
          <table:table-cell table:style-name="ce213"/>
          <table:table-cell table:style-name="ce224"/>
          <table:table-cell table:style-name="ce176"/>
          <table:table-cell table:style-name="ce213" table:number-columns-repeated="3"/>
          <table:table-cell table:style-name="ce252"/>
          <table:table-cell table:style-name="ce255" table:number-columns-repeated="1005"/>
        </table:table-row>
        <table:table-row table:style-name="ro19">
          <table:table-cell table:style-name="ce172"/>
          <table:table-cell table:style-name="ce177" office:value-type="string" table:number-columns-spanned="2" table:number-rows-spanned="1">
            <text:p>EXISTING FIXED ASSETS at </text:p>
          </table:table-cell>
          <table:covered-table-cell/>
          <table:table-cell table:style-name="ce200" table:formula="of:=[$Admin.B$4]" office:value-type="date" office:date-value="2009-04-06">
            <text:p>Monday, April 06, 2009</text:p>
          </table:table-cell>
          <table:table-cell table:style-name="ce214" table:number-columns-repeated="2"/>
          <table:table-cell table:style-name="ce228"/>
          <table:table-cell table:style-name="ce214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9">
          <table:table-cell table:style-name="ce172"/>
          <table:table-cell table:style-name="ce178" office:value-type="string" table:number-columns-spanned="2" table:number-rows-spanned="1">
            <text:p>Land &amp; Property</text:p>
          </table:table-cell>
          <table:covered-table-cell/>
          <table:table-cell table:style-name="ce201"/>
          <table:table-cell table:style-name="ce214" table:number-columns-repeated="2"/>
          <table:table-cell table:style-name="ce228"/>
          <table:table-cell table:style-name="ce214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 table:number-rows-repeated="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79"/>
          <table:table-cell table:style-name="ce215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Existing Land &amp; Property</text:p>
          </table:table-cell>
          <table:covered-table-cell table:number-columns-repeated="2"/>
          <table:table-cell table:style-name="ce216" table:formula="of:=SUM([.E8:.E10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8:.I10])" office:value-type="float" office:value="0">
            <text:p>0.00 </text:p>
          </table:table-cell>
          <table:table-cell table:style-name="ce204"/>
          <table:table-cell table:style-name="ce218" table:formula="of:=SUM([.K8:.K10])" office:value-type="float" office:value="0">
            <text:p>0.00 </text:p>
          </table:table-cell>
          <table:table-cell table:style-name="ce218" table:formula="of:=SUM([.L8:.L10])" office:value-type="float" office:value="0">
            <text:p>0.00 </text:p>
          </table:table-cell>
          <table:table-cell table:style-name="ce218" table:formula="of:=SUM([.M8:.M10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8:.P10])" office:value-type="float" office:value="0">
            <text:p>0.00 </text:p>
          </table:table-cell>
          <table:table-cell table:style-name="ce218" table:formula="of:=SUM([.Q8:.Q10])" office:value-type="float" office:value="0">
            <text:p>0.00 </text:p>
          </table:table-cell>
          <table:table-cell table:style-name="ce218" table:formula="of:=SUM([.R8:.R10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2" office:value-type="string" table:number-columns-spanned="2" table:number-rows-spanned="1">
            <text:p>Plant &amp; Machinery</text:p>
          </table:table-cell>
          <table:covered-table-cell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14]&gt;0;[.I14]*[.L$4];&quot; &quot;)" office:value-type="string" office:string-value=" ">
            <text:p><text:s/></text:p>
          </table:table-cell>
          <table:table-cell table:style-name="ce220" table:formula="of:=IF([.I14]&gt;0;[.I14]-[.L1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4]+[.P14])&gt;0;IF([.P14]&lt;[.M14];[.M14]-[.P14];&quot; &quot;);&quot; &quot;)" office:value-type="string" office:string-value=" ">
            <text:p><text:s/></text:p>
          </table:table-cell>
          <table:table-cell table:style-name="ce220" table:formula="of:=IF(([.O14]+[.P14])&gt;0;IF([.P14]&gt;[.M14];[.P14]-[.M14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15]&gt;0;[.I15]*[.L$4];&quot; &quot;)" office:value-type="string" office:string-value=" ">
            <text:p><text:s/></text:p>
          </table:table-cell>
          <table:table-cell table:style-name="ce220" table:formula="of:=IF([.I15]&gt;0;[.I15]-[.L1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5]+[.P15])&gt;0;IF([.P15]&lt;[.M15];[.M15]-[.P15];&quot; &quot;);&quot; &quot;)" office:value-type="string" office:string-value=" ">
            <text:p><text:s/></text:p>
          </table:table-cell>
          <table:table-cell table:style-name="ce220" table:formula="of:=IF(([.O15]+[.P15])&gt;0;IF([.P15]&gt;[.M15];[.P15]-[.M15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16]&gt;0;[.I16]*[.L$4];&quot; &quot;)" office:value-type="string" office:string-value=" ">
            <text:p><text:s/></text:p>
          </table:table-cell>
          <table:table-cell table:style-name="ce220" table:formula="of:=IF([.I16]&gt;0;[.I16]-[.L1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6]+[.P16])&gt;0;IF([.P16]&lt;[.M16];[.M16]-[.P16];&quot; &quot;);&quot; &quot;)" office:value-type="string" office:string-value=" ">
            <text:p><text:s/></text:p>
          </table:table-cell>
          <table:table-cell table:style-name="ce220" table:formula="of:=IF(([.O16]+[.P16])&gt;0;IF([.P16]&gt;[.M16];[.P16]-[.M16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17]&gt;0;[.I17]*[.L$4];&quot; &quot;)" office:value-type="string" office:string-value=" ">
            <text:p><text:s/></text:p>
          </table:table-cell>
          <table:table-cell table:style-name="ce220" table:formula="of:=IF([.I17]&gt;0;[.I17]-[.L1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7]+[.P17])&gt;0;IF([.P17]&lt;[.M17];[.M17]-[.P17];&quot; &quot;);&quot; &quot;)" office:value-type="string" office:string-value=" ">
            <text:p><text:s/></text:p>
          </table:table-cell>
          <table:table-cell table:style-name="ce220" table:formula="of:=IF(([.O17]+[.P17])&gt;0;IF([.P17]&gt;[.M17];[.P17]-[.M17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18]&gt;0;[.I18]*[.L$4];&quot; &quot;)" office:value-type="string" office:string-value=" ">
            <text:p><text:s/></text:p>
          </table:table-cell>
          <table:table-cell table:style-name="ce220" table:formula="of:=IF([.I18]&gt;0;[.I18]-[.L1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8]+[.P18])&gt;0;IF([.P18]&lt;[.M18];[.M18]-[.P18];&quot; &quot;);&quot; &quot;)" office:value-type="string" office:string-value=" ">
            <text:p><text:s/></text:p>
          </table:table-cell>
          <table:table-cell table:style-name="ce220" table:formula="of:=IF(([.O18]+[.P18])&gt;0;IF([.P18]&gt;[.M18];[.P18]-[.M18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Existing Plant &amp; Machinery</text:p>
          </table:table-cell>
          <table:covered-table-cell table:number-columns-repeated="2"/>
          <table:table-cell table:style-name="ce216" table:formula="of:=SUM([.E14:.E18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14:.I18])" office:value-type="float" office:value="0">
            <text:p>0.00 </text:p>
          </table:table-cell>
          <table:table-cell table:style-name="ce204"/>
          <table:table-cell table:style-name="ce218" table:formula="of:=SUM([.K14:.K18])" office:value-type="float" office:value="0">
            <text:p>0.00 </text:p>
          </table:table-cell>
          <table:table-cell table:style-name="ce218" table:formula="of:=SUM([.L14:.L18])" office:value-type="float" office:value="0">
            <text:p>0.00 </text:p>
          </table:table-cell>
          <table:table-cell table:style-name="ce218" table:formula="of:=SUM([.M14:.M18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14:.P18])" office:value-type="float" office:value="0">
            <text:p>0.00 </text:p>
          </table:table-cell>
          <table:table-cell table:style-name="ce218" table:formula="of:=SUM([.Q14:.Q18])" office:value-type="float" office:value="0">
            <text:p>0.00 </text:p>
          </table:table-cell>
          <table:table-cell table:style-name="ce218" table:formula="of:=SUM([.R14:.R18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2" office:value-type="string" table:number-columns-spanned="2" table:number-rows-spanned="1">
            <text:p>Fixtures &amp; Fittings</text:p>
          </table:table-cell>
          <table:covered-table-cell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22]&gt;0;[.I22]*[.L$4];&quot; &quot;)" office:value-type="string" office:string-value=" ">
            <text:p><text:s/></text:p>
          </table:table-cell>
          <table:table-cell table:style-name="ce220" table:formula="of:=IF([.I22]&gt;0;[.I22]-[.L22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22]+[.P22])&gt;0;IF([.P22]&lt;[.M22];[.M22]-[.P22];&quot; &quot;);&quot; &quot;)" office:value-type="string" office:string-value=" ">
            <text:p><text:s/></text:p>
          </table:table-cell>
          <table:table-cell table:style-name="ce220" table:formula="of:=IF(([.O22]+[.P22])&gt;0;IF([.P22]&gt;[.M22];[.P22]-[.M22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23]&gt;0;[.I23]*[.L$4];&quot; &quot;)" office:value-type="string" office:string-value=" ">
            <text:p><text:s/></text:p>
          </table:table-cell>
          <table:table-cell table:style-name="ce220" table:formula="of:=IF([.I23]&gt;0;[.I23]-[.L2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23]+[.P23])&gt;0;IF([.P23]&lt;[.M23];[.M23]-[.P23];&quot; &quot;);&quot; &quot;)" office:value-type="string" office:string-value=" ">
            <text:p><text:s/></text:p>
          </table:table-cell>
          <table:table-cell table:style-name="ce220" table:formula="of:=IF(([.O23]+[.P23])&gt;0;IF([.P23]&gt;[.M23];[.P23]-[.M23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24]&gt;0;[.I24]*[.L$4];&quot; &quot;)" office:value-type="string" office:string-value=" ">
            <text:p><text:s/></text:p>
          </table:table-cell>
          <table:table-cell table:style-name="ce220" table:formula="of:=IF([.I24]&gt;0;[.I24]-[.L2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24]+[.P24])&gt;0;IF([.P24]&lt;[.M24];[.M24]-[.P24];&quot; &quot;);&quot; &quot;)" office:value-type="string" office:string-value=" ">
            <text:p><text:s/></text:p>
          </table:table-cell>
          <table:table-cell table:style-name="ce220" table:formula="of:=IF(([.O24]+[.P24])&gt;0;IF([.P24]&gt;[.M24];[.P24]-[.M24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25]&gt;0;[.I25]*[.L$4];&quot; &quot;)" office:value-type="string" office:string-value=" ">
            <text:p><text:s/></text:p>
          </table:table-cell>
          <table:table-cell table:style-name="ce220" table:formula="of:=IF([.I25]&gt;0;[.I25]-[.L2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25]+[.P25])&gt;0;IF([.P25]&lt;[.M25];[.M25]-[.P25];&quot; &quot;);&quot; &quot;)" office:value-type="string" office:string-value=" ">
            <text:p><text:s/></text:p>
          </table:table-cell>
          <table:table-cell table:style-name="ce220" table:formula="of:=IF(([.O25]+[.P25])&gt;0;IF([.P25]&gt;[.M25];[.P25]-[.M25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26]&gt;0;[.I26]*[.L$4];&quot; &quot;)" office:value-type="string" office:string-value=" ">
            <text:p><text:s/></text:p>
          </table:table-cell>
          <table:table-cell table:style-name="ce220" table:formula="of:=IF([.I26]&gt;0;[.I26]-[.L2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26]+[.P26])&gt;0;IF([.P26]&lt;[.M26];[.M26]-[.P26];&quot; &quot;);&quot; &quot;)" office:value-type="string" office:string-value=" ">
            <text:p><text:s/></text:p>
          </table:table-cell>
          <table:table-cell table:style-name="ce220" table:formula="of:=IF(([.O26]+[.P26])&gt;0;IF([.P26]&gt;[.M26];[.P26]-[.M26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Existing Fixtures &amp; Fittings</text:p>
          </table:table-cell>
          <table:covered-table-cell table:number-columns-repeated="2"/>
          <table:table-cell table:style-name="ce216" table:formula="of:=SUM([.E22:.E26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22:.I26])" office:value-type="float" office:value="0">
            <text:p>0.00 </text:p>
          </table:table-cell>
          <table:table-cell table:style-name="ce204"/>
          <table:table-cell table:style-name="ce218" table:formula="of:=SUM([.K22:.K26])" office:value-type="float" office:value="0">
            <text:p>0.00 </text:p>
          </table:table-cell>
          <table:table-cell table:style-name="ce218" table:formula="of:=SUM([.L22:.L26])" office:value-type="float" office:value="0">
            <text:p>0.00 </text:p>
          </table:table-cell>
          <table:table-cell table:style-name="ce218" table:formula="of:=SUM([.M22:.M26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22:.P26])" office:value-type="float" office:value="0">
            <text:p>0.00 </text:p>
          </table:table-cell>
          <table:table-cell table:style-name="ce218" table:formula="of:=SUM([.Q22:.Q26])" office:value-type="float" office:value="0">
            <text:p>0.00 </text:p>
          </table:table-cell>
          <table:table-cell table:style-name="ce218" table:formula="of:=SUM([.R22:.R26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2" office:value-type="string" table:number-columns-spanned="2" table:number-rows-spanned="1">
            <text:p>Computers</text:p>
          </table:table-cell>
          <table:covered-table-cell/>
          <table:table-cell table:style-name="ce205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0]&gt;0;[.I30]*[.L$4];&quot; &quot;)" office:value-type="string" office:string-value=" ">
            <text:p><text:s/></text:p>
          </table:table-cell>
          <table:table-cell table:style-name="ce220" table:formula="of:=IF([.I30]&gt;0;[.I30]-[.L30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0]+[.P30])&gt;0;IF([.P30]&lt;[.M30];[.M30]-[.P30];&quot; &quot;);&quot; &quot;)" office:value-type="string" office:string-value=" ">
            <text:p><text:s/></text:p>
          </table:table-cell>
          <table:table-cell table:style-name="ce220" table:formula="of:=IF(([.O30]+[.P30])&gt;0;IF([.P30]&gt;[.M30];[.P30]-[.M30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1]&gt;0;[.I31]*[.L$4];&quot; &quot;)" office:value-type="string" office:string-value=" ">
            <text:p><text:s/></text:p>
          </table:table-cell>
          <table:table-cell table:style-name="ce220" table:formula="of:=IF([.I31]&gt;0;[.I31]-[.L3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1]+[.P31])&gt;0;IF([.P31]&lt;[.M31];[.M31]-[.P31];&quot; &quot;);&quot; &quot;)" office:value-type="string" office:string-value=" ">
            <text:p><text:s/></text:p>
          </table:table-cell>
          <table:table-cell table:style-name="ce220" table:formula="of:=IF(([.O31]+[.P31])&gt;0;IF([.P31]&gt;[.M31];[.P31]-[.M31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2]&gt;0;[.I32]*[.L$4];&quot; &quot;)" office:value-type="string" office:string-value=" ">
            <text:p><text:s/></text:p>
          </table:table-cell>
          <table:table-cell table:style-name="ce220" table:formula="of:=IF([.I32]&gt;0;[.I32]-[.L32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2]+[.P32])&gt;0;IF([.P32]&lt;[.M32];[.M32]-[.P32];&quot; &quot;);&quot; &quot;)" office:value-type="string" office:string-value=" ">
            <text:p><text:s/></text:p>
          </table:table-cell>
          <table:table-cell table:style-name="ce220" table:formula="of:=IF(([.O32]+[.P32])&gt;0;IF([.P32]&gt;[.M32];[.P32]-[.M32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3]&gt;0;[.I33]*[.L$4];&quot; &quot;)" office:value-type="string" office:string-value=" ">
            <text:p><text:s/></text:p>
          </table:table-cell>
          <table:table-cell table:style-name="ce220" table:formula="of:=IF([.I33]&gt;0;[.I33]-[.L3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3]+[.P33])&gt;0;IF([.P33]&lt;[.M33];[.M33]-[.P33];&quot; &quot;);&quot; &quot;)" office:value-type="string" office:string-value=" ">
            <text:p><text:s/></text:p>
          </table:table-cell>
          <table:table-cell table:style-name="ce220" table:formula="of:=IF(([.O33]+[.P33])&gt;0;IF([.P33]&gt;[.M33];[.P33]-[.M33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4]&gt;0;[.I34]*[.L$4];&quot; &quot;)" office:value-type="string" office:string-value=" ">
            <text:p><text:s/></text:p>
          </table:table-cell>
          <table:table-cell table:style-name="ce220" table:formula="of:=IF([.I34]&gt;0;[.I34]-[.L3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4]+[.P34])&gt;0;IF([.P34]&lt;[.M34];[.M34]-[.P34];&quot; &quot;);&quot; &quot;)" office:value-type="string" office:string-value=" ">
            <text:p><text:s/></text:p>
          </table:table-cell>
          <table:table-cell table:style-name="ce220" table:formula="of:=IF(([.O34]+[.P34])&gt;0;IF([.P34]&gt;[.M34];[.P34]-[.M34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Existing Computers</text:p>
          </table:table-cell>
          <table:covered-table-cell table:number-columns-repeated="2"/>
          <table:table-cell table:style-name="ce216" table:formula="of:=SUM([.E30:.E34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30:.I34])" office:value-type="float" office:value="0">
            <text:p>0.00 </text:p>
          </table:table-cell>
          <table:table-cell table:style-name="ce204"/>
          <table:table-cell table:style-name="ce218" table:formula="of:=SUM([.K30:.K34])" office:value-type="float" office:value="0">
            <text:p>0.00 </text:p>
          </table:table-cell>
          <table:table-cell table:style-name="ce218" table:formula="of:=SUM([.L30:.L34])" office:value-type="float" office:value="0">
            <text:p>0.00 </text:p>
          </table:table-cell>
          <table:table-cell table:style-name="ce218" table:formula="of:=SUM([.M30:.M34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30:.P34])" office:value-type="float" office:value="0">
            <text:p>0.00 </text:p>
          </table:table-cell>
          <table:table-cell table:style-name="ce218" table:formula="of:=SUM([.Q30:.Q34])" office:value-type="float" office:value="0">
            <text:p>0.00 </text:p>
          </table:table-cell>
          <table:table-cell table:style-name="ce218" table:formula="of:=SUM([.R30:.R34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3" office:value-type="string" table:number-columns-spanned="2" table:number-rows-spanned="1">
            <text:p>Motor Vehicles - costing over £</text:p>
          </table:table-cell>
          <table:covered-table-cell/>
          <table:table-cell table:style-name="ce206" table:formula="of:=[$Admin.E8]" office:value-type="float" office:value="12000">
            <text:p>12,000</text:p>
          </table:table-cell>
          <table:table-cell table:style-name="ce217" table:number-columns-repeated="2"/>
          <table:table-cell table:style-name="ce230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47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8]&gt;0;MIN([.I38]*[.L$4]*(1-[.G38]);[$Admin.G$8]*(1-[.G38]));&quot; &quot;)" office:value-type="string" office:string-value=" ">
            <text:p><text:s/></text:p>
          </table:table-cell>
          <table:table-cell table:style-name="ce220" table:formula="of:=IF([.I38]&gt;0;[.I38]-[.L3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8]+[.P38])&gt;0;IF([.P38]&lt;[.M38];([.M38]-[.P38])*(1-[.G38]);&quot; &quot;);&quot; &quot;)" office:value-type="string" office:string-value=" ">
            <text:p><text:s/></text:p>
          </table:table-cell>
          <table:table-cell table:style-name="ce220" table:formula="of:=IF(([.O38]+[.P38])&gt;0;IF([.P38]&gt;[.M38];([.P38]-[.M38])*(1-[.G38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39]&gt;0;MIN([.I39]*[.L$4]*(1-[.G39]);[$Admin.G$8]*(1-[.G39]));&quot; &quot;)" office:value-type="string" office:string-value=" ">
            <text:p><text:s/></text:p>
          </table:table-cell>
          <table:table-cell table:style-name="ce220" table:formula="of:=IF([.I39]&gt;0;[.I39]-[.L39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39]+[.P39])&gt;0;IF([.P39]&lt;[.M39];([.M39]-[.P39])*(1-[.G39]);&quot; &quot;);&quot; &quot;)" office:value-type="string" office:string-value=" ">
            <text:p><text:s/></text:p>
          </table:table-cell>
          <table:table-cell table:style-name="ce220" table:formula="of:=IF(([.O39]+[.P39])&gt;0;IF([.P39]&gt;[.M39];([.P39]-[.M39])*(1-[.G39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0]&gt;0;MIN([.I40]*[.L$4]*(1-[.G40]);[$Admin.G$8]*(1-[.G40]));&quot; &quot;)" office:value-type="string" office:string-value=" ">
            <text:p><text:s/></text:p>
          </table:table-cell>
          <table:table-cell table:style-name="ce220" table:formula="of:=IF([.I40]&gt;0;[.I40]-[.L40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0]+[.P40])&gt;0;IF([.P40]&lt;[.M40];([.M40]-[.P40])*(1-[.G40]);&quot; &quot;);&quot; &quot;)" office:value-type="string" office:string-value=" ">
            <text:p><text:s/></text:p>
          </table:table-cell>
          <table:table-cell table:style-name="ce220" table:formula="of:=IF(([.O40]+[.P40])&gt;0;IF([.P40]&gt;[.M40];([.P40]-[.M40])*(1-[.G40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1]&gt;0;MIN([.I41]*[.L$4]*(1-[.G41]);[$Admin.G$8]*(1-[.G41]));&quot; &quot;)" office:value-type="string" office:string-value=" ">
            <text:p><text:s/></text:p>
          </table:table-cell>
          <table:table-cell table:style-name="ce220" table:formula="of:=IF([.I41]&gt;0;[.I41]-[.L4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1]+[.P41])&gt;0;IF([.P41]&lt;[.M41];([.M41]-[.P41])*(1-[.G41]);&quot; &quot;);&quot; &quot;)" office:value-type="string" office:string-value=" ">
            <text:p><text:s/></text:p>
          </table:table-cell>
          <table:table-cell table:style-name="ce220" table:formula="of:=IF(([.O41]+[.P41])&gt;0;IF([.P41]&gt;[.M41];([.P41]-[.M41])*(1-[.G41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2]&gt;0;MIN([.I42]*[.L$4]*(1-[.G42]);[$Admin.G$8]*(1-[.G42]));&quot; &quot;)" office:value-type="string" office:string-value=" ">
            <text:p><text:s/></text:p>
          </table:table-cell>
          <table:table-cell table:style-name="ce220" table:formula="of:=IF([.I42]&gt;0;[.I42]-[.L42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2]+[.P42])&gt;0;IF([.P42]&lt;[.M42];([.M42]-[.P42])*(1-[.G42]);&quot; &quot;);&quot; &quot;)" office:value-type="string" office:string-value=" ">
            <text:p><text:s/></text:p>
          </table:table-cell>
          <table:table-cell table:style-name="ce220" table:formula="of:=IF(([.O42]+[.P42])&gt;0;IF([.P42]&gt;[.M42];([.P42]-[.M42])*(1-[.G42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84" office:value-type="string" table:number-columns-spanned="2" table:number-rows-spanned="1">
            <text:p>Motor Vehicles - costing under £</text:p>
          </table:table-cell>
          <table:covered-table-cell/>
          <table:table-cell table:style-name="ce206" table:formula="of:=[$Admin.E8]" office:value-type="float" office:value="12000">
            <text:p>12,000</text:p>
          </table:table-cell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4]&gt;0;MIN([.I44]*[.L$4]*(1-[.G44]);[$Admin.G$8]*(1-[.G44]));&quot; &quot;)" office:value-type="string" office:string-value=" ">
            <text:p><text:s/></text:p>
          </table:table-cell>
          <table:table-cell table:style-name="ce220" table:formula="of:=IF([.I44]&gt;0;[.I44]-[.L4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4]+[.P44])&gt;0;IF([.P44]&lt;[.M44];([.M44]-[.P44])*(1-[.G44]);&quot; &quot;);&quot; &quot;)" office:value-type="string" office:string-value=" ">
            <text:p><text:s/></text:p>
          </table:table-cell>
          <table:table-cell table:style-name="ce220" table:formula="of:=IF(([.O44]+[.P44])&gt;0;IF([.P44]&gt;[.M44];([.P44]-[.M44])*(1-[.G44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5]&gt;0;MIN([.I45]*[.L$4]*(1-[.G45]);[$Admin.G$8]*(1-[.G45]));&quot; &quot;)" office:value-type="string" office:string-value=" ">
            <text:p><text:s/></text:p>
          </table:table-cell>
          <table:table-cell table:style-name="ce220" table:formula="of:=IF([.I45]&gt;0;[.I45]-[.L4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5]+[.P45])&gt;0;IF([.P45]&lt;[.M45];([.M45]-[.P45])*(1-[.G45]);&quot; &quot;);&quot; &quot;)" office:value-type="string" office:string-value=" ">
            <text:p><text:s/></text:p>
          </table:table-cell>
          <table:table-cell table:style-name="ce220" table:formula="of:=IF(([.O45]+[.P45])&gt;0;IF([.P45]&gt;[.M45];([.P45]-[.M45])*(1-[.G45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6]&gt;0;MIN([.I46]*[.L$4]*(1-[.G46]);[$Admin.G$8]*(1-[.G46]));&quot; &quot;)" office:value-type="string" office:string-value=" ">
            <text:p><text:s/></text:p>
          </table:table-cell>
          <table:table-cell table:style-name="ce220" table:formula="of:=IF([.I46]&gt;0;[.I46]-[.L4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6]+[.P46])&gt;0;IF([.P46]&lt;[.M46];([.M46]-[.P46])*(1-[.G46]);&quot; &quot;);&quot; &quot;)" office:value-type="string" office:string-value=" ">
            <text:p><text:s/></text:p>
          </table:table-cell>
          <table:table-cell table:style-name="ce220" table:formula="of:=IF(([.O46]+[.P46])&gt;0;IF([.P46]&gt;[.M46];([.P46]-[.M46])*(1-[.G46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7]&gt;0;MIN([.I47]*[.L$4]*(1-[.G47]);[$Admin.G$8]*(1-[.G47]));&quot; &quot;)" office:value-type="string" office:string-value=" ">
            <text:p><text:s/></text:p>
          </table:table-cell>
          <table:table-cell table:style-name="ce220" table:formula="of:=IF([.I47]&gt;0;[.I47]-[.L4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7]+[.P47])&gt;0;IF([.P47]&lt;[.M47];([.M47]-[.P47])*(1-[.G47]);&quot; &quot;);&quot; &quot;)" office:value-type="string" office:string-value=" ">
            <text:p><text:s/></text:p>
          </table:table-cell>
          <table:table-cell table:style-name="ce220" table:formula="of:=IF(([.O47]+[.P47])&gt;0;IF([.P47]&gt;[.M47];([.P47]-[.M47])*(1-[.G47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48]&gt;0;MIN([.I48]*[.L$4]*(1-[.G48]);[$Admin.G$8]*(1-[.G48]));&quot; &quot;)" office:value-type="string" office:string-value=" ">
            <text:p><text:s/></text:p>
          </table:table-cell>
          <table:table-cell table:style-name="ce220" table:formula="of:=IF([.I48]&gt;0;[.I48]-[.L4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48]+[.P48])&gt;0;IF([.P48]&lt;[.M48];([.M48]-[.P48])*(1-[.G48]);&quot; &quot;);&quot; &quot;)" office:value-type="string" office:string-value=" ">
            <text:p><text:s/></text:p>
          </table:table-cell>
          <table:table-cell table:style-name="ce220" table:formula="of:=IF(([.O48]+[.P48])&gt;0;IF([.P48]&gt;[.M48];([.P48]-[.M48])*(1-[.G48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4" office:value-type="string" table:number-columns-spanned="2" table:number-rows-spanned="1">
            <text:p>Commercial Vehicles - Vans &amp; Lorries</text:p>
          </table:table-cell>
          <table:covered-table-cell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50]&gt;0;[.I50]*[.L$4];&quot; &quot;)" office:value-type="string" office:string-value=" ">
            <text:p><text:s/></text:p>
          </table:table-cell>
          <table:table-cell table:style-name="ce220" table:formula="of:=IF([.I50]&gt;0;[.I50]-[.L50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50]+[.P50])&gt;0;IF([.P50]&lt;[.M50];([.M50]-[.P50])*(1-[.G50]);&quot; &quot;);&quot; &quot;)" office:value-type="string" office:string-value=" ">
            <text:p><text:s/></text:p>
          </table:table-cell>
          <table:table-cell table:style-name="ce220" table:formula="of:=IF(([.O50]+[.P50])&gt;0;IF([.P50]&gt;[.M50];([.P50]-[.M50])*(1-[.G50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51]&gt;0;[.I51]*[.L$4];&quot; &quot;)" office:value-type="string" office:string-value=" ">
            <text:p><text:s/></text:p>
          </table:table-cell>
          <table:table-cell table:style-name="ce220" table:formula="of:=IF([.I51]&gt;0;[.I51]-[.L5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51]+[.P51])&gt;0;IF([.P51]&lt;[.M51];([.M51]-[.P51])*(1-[.G51]);&quot; &quot;);&quot; &quot;)" office:value-type="string" office:string-value=" ">
            <text:p><text:s/></text:p>
          </table:table-cell>
          <table:table-cell table:style-name="ce220" table:formula="of:=IF(([.O51]+[.P51])&gt;0;IF([.P51]&gt;[.M51];([.P51]-[.M51])*(1-[.G51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52]&gt;0;[.I52]*[.L$4];&quot; &quot;)" office:value-type="string" office:string-value=" ">
            <text:p><text:s/></text:p>
          </table:table-cell>
          <table:table-cell table:style-name="ce220" table:formula="of:=IF([.I52]&gt;0;[.I52]-[.L52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52]+[.P52])&gt;0;IF([.P52]&lt;[.M52];([.M52]-[.P52])*(1-[.G52]);&quot; &quot;);&quot; &quot;)" office:value-type="string" office:string-value=" ">
            <text:p><text:s/></text:p>
          </table:table-cell>
          <table:table-cell table:style-name="ce220" table:formula="of:=IF(([.O52]+[.P52])&gt;0;IF([.P52]&gt;[.M52];([.P52]-[.M52])*(1-[.G52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53]&gt;0;[.I53]*[.L$4];&quot; &quot;)" office:value-type="string" office:string-value=" ">
            <text:p><text:s/></text:p>
          </table:table-cell>
          <table:table-cell table:style-name="ce220" table:formula="of:=IF([.I53]&gt;0;[.I53]-[.L5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53]+[.P53])&gt;0;IF([.P53]&lt;[.M53];([.M53]-[.P53])*(1-[.G53]);&quot; &quot;);&quot; &quot;)" office:value-type="string" office:string-value=" ">
            <text:p><text:s/></text:p>
          </table:table-cell>
          <table:table-cell table:style-name="ce220" table:formula="of:=IF(([.O53]+[.P53])&gt;0;IF([.P53]&gt;[.M53];([.P53]-[.M53])*(1-[.G53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35"/>
          <table:table-cell table:style-name="ce240"/>
          <table:table-cell table:style-name="ce220"/>
          <table:table-cell table:style-name="ce220" table:formula="of:=IF([.I54]&gt;0;[.I54]*[.L$4];&quot; &quot;)" office:value-type="string" office:string-value=" ">
            <text:p><text:s/></text:p>
          </table:table-cell>
          <table:table-cell table:style-name="ce220" table:formula="of:=IF([.I54]&gt;0;[.I54]-[.L5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54]+[.P54])&gt;0;IF([.P54]&lt;[.M54];([.M54]-[.P54])*(1-[.G54]);&quot; &quot;);&quot; &quot;)" office:value-type="string" office:string-value=" ">
            <text:p><text:s/></text:p>
          </table:table-cell>
          <table:table-cell table:style-name="ce220" table:formula="of:=IF(([.O54]+[.P54])&gt;0;IF([.P54]&gt;[.M54];([.P54]-[.M54])*(1-[.G54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Existing Motor Vehicles</text:p>
          </table:table-cell>
          <table:covered-table-cell table:number-columns-repeated="2"/>
          <table:table-cell table:style-name="ce218" table:formula="of:=SUM([.E38:.E54])" office:value-type="float" office:value="0">
            <text:p>0.00 </text:p>
          </table:table-cell>
          <table:table-cell table:style-name="ce217"/>
          <table:table-cell table:style-name="ce230"/>
          <table:table-cell table:style-name="ce217"/>
          <table:table-cell table:style-name="ce218" table:formula="of:=SUM([.I38:.I54])" office:value-type="float" office:value="0">
            <text:p>0.00 </text:p>
          </table:table-cell>
          <table:table-cell table:style-name="ce204"/>
          <table:table-cell table:style-name="ce218" table:formula="of:=SUM([.K38:.K54])" office:value-type="float" office:value="0">
            <text:p>0.00 </text:p>
          </table:table-cell>
          <table:table-cell table:style-name="ce218" table:formula="of:=SUM([.L38:.L54])" office:value-type="float" office:value="0">
            <text:p>0.00 </text:p>
          </table:table-cell>
          <table:table-cell table:style-name="ce218" table:formula="of:=SUM([.M38:.M54])" office:value-type="float" office:value="0">
            <text:p>0.00 </text:p>
          </table:table-cell>
          <table:table-cell table:style-name="ce217"/>
          <table:table-cell table:style-name="ce185"/>
          <table:table-cell table:style-name="ce218" table:formula="of:=SUM([.P38:.P54])" office:value-type="float" office:value="0">
            <text:p>0.00 </text:p>
          </table:table-cell>
          <table:table-cell table:style-name="ce218" table:formula="of:=SUM([.Q38:.Q54])" office:value-type="float" office:value="0">
            <text:p>0.00 </text:p>
          </table:table-cell>
          <table:table-cell table:style-name="ce218" table:formula="of:=SUM([.R38:.R54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5"/>
          <table:table-cell table:style-name="ce194"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9">
          <table:table-cell table:style-name="ce172"/>
          <table:table-cell table:style-name="ce17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200" table:formula="of:=[.D6]" office:value-type="date" office:date-value="2009-04-06">
            <text:p>Monday, April 06, 2009</text:p>
          </table:table-cell>
          <table:table-cell table:style-name="ce219" table:formula="of:=[.E11]+[.E19]+[.E27]+[.E35]+[.E55]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9" table:formula="of:=[.I11]+[.I19]+[.I27]+[.I35]+[.I55]" office:value-type="float" office:value="0">
            <text:p>0.00 </text:p>
          </table:table-cell>
          <table:table-cell table:style-name="ce204"/>
          <table:table-cell table:style-name="ce219" table:formula="of:=[.K11]+[.K19]+[.K27]+[.K35]+[.K55]" office:value-type="float" office:value="0">
            <text:p>0.00 </text:p>
          </table:table-cell>
          <table:table-cell table:style-name="ce219" table:formula="of:=[.L11]+[.L19]+[.L27]+[.L35]+[.L55]" office:value-type="float" office:value="0">
            <text:p>0.00 </text:p>
          </table:table-cell>
          <table:table-cell table:style-name="ce219" table:formula="of:=[.M11]+[.M19]+[.M27]+[.M35]+[.M55]" office:value-type="float" office:value="0">
            <text:p>0.00 </text:p>
          </table:table-cell>
          <table:table-cell table:style-name="ce220"/>
          <table:table-cell table:style-name="ce185"/>
          <table:table-cell table:style-name="ce219" table:formula="of:=[.P11]+[.P19]+[.P27]+[.P35]+[.P55]" office:value-type="float" office:value="0">
            <text:p>0.00 </text:p>
          </table:table-cell>
          <table:table-cell table:style-name="ce219" table:formula="of:=[.Q11]+[.Q19]+[.Q27]+[.Q35]+[.Q55]" office:value-type="float" office:value="0">
            <text:p>0.00 </text:p>
          </table:table-cell>
          <table:table-cell table:style-name="ce219" table:formula="of:=[.R11]+[.R19]+[.R27]+[.R35]+[.R55]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22">
          <table:table-cell table:style-name="ce172"/>
          <table:table-cell table:style-name="ce186"/>
          <table:table-cell table:style-name="ce195"/>
          <table:table-cell table:style-name="ce207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9">
          <table:table-cell table:style-name="ce172"/>
          <table:table-cell table:style-name="ce177" office:value-type="string" table:number-columns-spanned="2" table:number-rows-spanned="1">
            <text:p>NEW FIXED ASSETS Bought AFTER </text:p>
          </table:table-cell>
          <table:covered-table-cell/>
          <table:table-cell table:style-name="ce200" table:formula="of:=[$Admin.B4]" office:value-type="date" office:date-value="2009-04-06">
            <text:p>Monday, April 06, 2009</text:p>
          </table:table-cell>
          <table:table-cell table:style-name="ce220" table:number-columns-repeated="2"/>
          <table:table-cell table:style-name="ce229"/>
          <table:table-cell table:style-name="ce220" table:number-columns-repeated="2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8">
          <table:table-cell table:style-name="ce172"/>
          <table:table-cell table:style-name="ce178" office:value-type="string" table:number-columns-spanned="2" table:number-rows-spanned="1">
            <text:p>Land &amp; Property</text:p>
          </table:table-cell>
          <table:covered-table-cell/>
          <table:table-cell table:style-name="ce201"/>
          <table:table-cell table:style-name="ce214" table:number-columns-repeated="2"/>
          <table:table-cell table:style-name="ce229"/>
          <table:table-cell table:style-name="ce214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 table:number-rows-repeated="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79"/>
          <table:table-cell table:style-name="ce215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216" table:formula="of:=SUM([.E61:.E63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61:.I63])" office:value-type="float" office:value="0">
            <text:p>0.00 </text:p>
          </table:table-cell>
          <table:table-cell table:style-name="ce241"/>
          <table:table-cell table:style-name="ce218" table:formula="of:=SUM([.K61:.K63])" office:value-type="float" office:value="0">
            <text:p>0.00 </text:p>
          </table:table-cell>
          <table:table-cell table:style-name="ce218" table:formula="of:=SUM([.L61:.L63])" office:value-type="float" office:value="0">
            <text:p>0.00 </text:p>
          </table:table-cell>
          <table:table-cell table:style-name="ce218" table:formula="of:=SUM([.M61:.M63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61:.P63])" office:value-type="float" office:value="0">
            <text:p>0.00 </text:p>
          </table:table-cell>
          <table:table-cell table:style-name="ce218" table:formula="of:=SUM([.Q61:.Q63])" office:value-type="float" office:value="0">
            <text:p>0.00 </text:p>
          </table:table-cell>
          <table:table-cell table:style-name="ce218" table:formula="of:=SUM([.R61:.R63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82" office:value-type="string" table:number-columns-spanned="2" table:number-rows-spanned="1">
            <text:p>Plant &amp; Machinery</text:p>
          </table:table-cell>
          <table:covered-table-cell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67]&gt;0;[.E67]*[.J67];&quot; &quot;)" office:value-type="string" office:string-value=" ">
            <text:p><text:s/></text:p>
          </table:table-cell>
          <table:table-cell table:style-name="ce220"/>
          <table:table-cell table:style-name="ce220" table:formula="of:=IF([.E67]&gt;0;[.E67]-[.K6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67]+[.P67])&gt;0;IF([.P67]&lt;[.M67];[.M67]-[.P67];&quot; &quot;);&quot; &quot;)" office:value-type="string" office:string-value=" ">
            <text:p><text:s/></text:p>
          </table:table-cell>
          <table:table-cell table:style-name="ce220" table:formula="of:=IF(([.O67]+[.P67])&gt;0;IF([.P67]&gt;[.M67];[.P67]-[.M67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68]&gt;0;[.E68]*[.J68];&quot; &quot;)" office:value-type="string" office:string-value=" ">
            <text:p><text:s/></text:p>
          </table:table-cell>
          <table:table-cell table:style-name="ce220"/>
          <table:table-cell table:style-name="ce220" table:formula="of:=IF([.E68]&gt;0;[.E68]-[.K6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68]+[.P68])&gt;0;IF([.P68]&lt;[.M68];[.M68]-[.P68];&quot; &quot;);&quot; &quot;)" office:value-type="string" office:string-value=" ">
            <text:p><text:s/></text:p>
          </table:table-cell>
          <table:table-cell table:style-name="ce220" table:formula="of:=IF(([.O68]+[.P68])&gt;0;IF([.P68]&gt;[.M68];[.P68]-[.M68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69]&gt;0;[.E69]*[.J69];&quot; &quot;)" office:value-type="string" office:string-value=" ">
            <text:p><text:s/></text:p>
          </table:table-cell>
          <table:table-cell table:style-name="ce220"/>
          <table:table-cell table:style-name="ce220" table:formula="of:=IF([.E69]&gt;0;[.E69]-[.K69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69]+[.P69])&gt;0;IF([.P69]&lt;[.M69];[.M69]-[.P69];&quot; &quot;);&quot; &quot;)" office:value-type="string" office:string-value=" ">
            <text:p><text:s/></text:p>
          </table:table-cell>
          <table:table-cell table:style-name="ce220" table:formula="of:=IF(([.O69]+[.P69])&gt;0;IF([.P69]&gt;[.M69];[.P69]-[.M69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0]&gt;0;[.E70]*[.J70];&quot; &quot;)" office:value-type="string" office:string-value=" ">
            <text:p><text:s/></text:p>
          </table:table-cell>
          <table:table-cell table:style-name="ce220"/>
          <table:table-cell table:style-name="ce220" table:formula="of:=IF([.E70]&gt;0;[.E70]-[.K70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0]+[.P70])&gt;0;IF([.P70]&lt;[.M70];[.M70]-[.P70];&quot; &quot;);&quot; &quot;)" office:value-type="string" office:string-value=" ">
            <text:p><text:s/></text:p>
          </table:table-cell>
          <table:table-cell table:style-name="ce220" table:formula="of:=IF(([.O70]+[.P70])&gt;0;IF([.P70]&gt;[.M70];[.P70]-[.M70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2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1]&gt;0;[.E71]*[.J71];&quot; &quot;)" office:value-type="string" office:string-value=" ">
            <text:p><text:s/></text:p>
          </table:table-cell>
          <table:table-cell table:style-name="ce220"/>
          <table:table-cell table:style-name="ce220" table:formula="of:=IF([.E71]&gt;0;[.E71]-[.K7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1]+[.P71])&gt;0;IF([.P71]&lt;[.M71];[.M71]-[.P71];&quot; &quot;);&quot; &quot;)" office:value-type="string" office:string-value=" ">
            <text:p><text:s/></text:p>
          </table:table-cell>
          <table:table-cell table:style-name="ce220" table:formula="of:=IF(([.O71]+[.P71])&gt;0;IF([.P71]&gt;[.M71];[.P71]-[.M71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216" table:formula="of:=SUM([.E67:.E71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67:.I71])" office:value-type="float" office:value="0">
            <text:p>0.00 </text:p>
          </table:table-cell>
          <table:table-cell table:style-name="ce204"/>
          <table:table-cell table:style-name="ce218" table:formula="of:=SUM([.K67:.K71])" office:value-type="float" office:value="0">
            <text:p>0.00 </text:p>
          </table:table-cell>
          <table:table-cell table:style-name="ce218" table:formula="of:=SUM([.L67:.L71])" office:value-type="float" office:value="0">
            <text:p>0.00 </text:p>
          </table:table-cell>
          <table:table-cell table:style-name="ce218" table:formula="of:=SUM([.M67:.M71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67:.P71])" office:value-type="float" office:value="0">
            <text:p>0.00 </text:p>
          </table:table-cell>
          <table:table-cell table:style-name="ce218" table:formula="of:=SUM([.Q67:.Q71])" office:value-type="float" office:value="0">
            <text:p>0.00 </text:p>
          </table:table-cell>
          <table:table-cell table:style-name="ce218" table:formula="of:=SUM([.R67:.R71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2" office:value-type="string" table:number-columns-spanned="2" table:number-rows-spanned="1">
            <text:p>Fixtures &amp; Fittings</text:p>
          </table:table-cell>
          <table:covered-table-cell/>
          <table:table-cell table:style-name="ce204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5]&gt;0;[.E75]*[.J75];&quot; &quot;)" office:value-type="string" office:string-value=" ">
            <text:p><text:s/></text:p>
          </table:table-cell>
          <table:table-cell table:style-name="ce220"/>
          <table:table-cell table:style-name="ce220" table:formula="of:=IF([.E75]&gt;0;[.E75]-[.K7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5]+[.P75])&gt;0;IF([.P75]&lt;[.M75];[.M75]-[.P75];&quot; &quot;);&quot; &quot;)" office:value-type="string" office:string-value=" ">
            <text:p><text:s/></text:p>
          </table:table-cell>
          <table:table-cell table:style-name="ce220" table:formula="of:=IF(([.O75]+[.P75])&gt;0;IF([.P75]&gt;[.M75];[.P75]-[.M75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6]&gt;0;[.E76]*[.J76];&quot; &quot;)" office:value-type="string" office:string-value=" ">
            <text:p><text:s/></text:p>
          </table:table-cell>
          <table:table-cell table:style-name="ce220"/>
          <table:table-cell table:style-name="ce220" table:formula="of:=IF([.E76]&gt;0;[.E76]-[.K7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6]+[.P76])&gt;0;IF([.P76]&lt;[.M76];[.M76]-[.P76];&quot; &quot;);&quot; &quot;)" office:value-type="string" office:string-value=" ">
            <text:p><text:s/></text:p>
          </table:table-cell>
          <table:table-cell table:style-name="ce220" table:formula="of:=IF(([.O76]+[.P76])&gt;0;IF([.P76]&gt;[.M76];[.P76]-[.M76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7]&gt;0;[.E77]*[.J77];&quot; &quot;)" office:value-type="string" office:string-value=" ">
            <text:p><text:s/></text:p>
          </table:table-cell>
          <table:table-cell table:style-name="ce220"/>
          <table:table-cell table:style-name="ce220" table:formula="of:=IF([.E77]&gt;0;[.E77]-[.K7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7]+[.P77])&gt;0;IF([.P77]&lt;[.M77];[.M77]-[.P77];&quot; &quot;);&quot; &quot;)" office:value-type="string" office:string-value=" ">
            <text:p><text:s/></text:p>
          </table:table-cell>
          <table:table-cell table:style-name="ce220" table:formula="of:=IF(([.O77]+[.P77])&gt;0;IF([.P77]&gt;[.M77];[.P77]-[.M77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8]&gt;0;[.E78]*[.J78];&quot; &quot;)" office:value-type="string" office:string-value=" ">
            <text:p><text:s/></text:p>
          </table:table-cell>
          <table:table-cell table:style-name="ce220"/>
          <table:table-cell table:style-name="ce220" table:formula="of:=IF([.E78]&gt;0;[.E78]-[.K7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8]+[.P78])&gt;0;IF([.P78]&lt;[.M78];[.M78]-[.P78];&quot; &quot;);&quot; &quot;)" office:value-type="string" office:string-value=" ">
            <text:p><text:s/></text:p>
          </table:table-cell>
          <table:table-cell table:style-name="ce220" table:formula="of:=IF(([.O78]+[.P78])&gt;0;IF([.P78]&gt;[.M78];[.P78]-[.M78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79]&gt;0;[.E79]*[.J79];&quot; &quot;)" office:value-type="string" office:string-value=" ">
            <text:p><text:s/></text:p>
          </table:table-cell>
          <table:table-cell table:style-name="ce220"/>
          <table:table-cell table:style-name="ce220" table:formula="of:=IF([.E79]&gt;0;[.E79]-[.K79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79]+[.P79])&gt;0;IF([.P79]&lt;[.M79];[.M79]-[.P79];&quot; &quot;);&quot; &quot;)" office:value-type="string" office:string-value=" ">
            <text:p><text:s/></text:p>
          </table:table-cell>
          <table:table-cell table:style-name="ce220" table:formula="of:=IF(([.O79]+[.P79])&gt;0;IF([.P79]&gt;[.M79];[.P79]-[.M79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216" table:formula="of:=SUM([.E75:.E79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75:.I79])" office:value-type="float" office:value="0">
            <text:p>0.00 </text:p>
          </table:table-cell>
          <table:table-cell table:style-name="ce204"/>
          <table:table-cell table:style-name="ce218" table:formula="of:=SUM([.K75:.K79])" office:value-type="float" office:value="0">
            <text:p>0.00 </text:p>
          </table:table-cell>
          <table:table-cell table:style-name="ce218" table:formula="of:=SUM([.L75:.L79])" office:value-type="float" office:value="0">
            <text:p>0.00 </text:p>
          </table:table-cell>
          <table:table-cell table:style-name="ce218" table:formula="of:=SUM([.M75:.M79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75:.P79])" office:value-type="float" office:value="0">
            <text:p>0.00 </text:p>
          </table:table-cell>
          <table:table-cell table:style-name="ce218" table:formula="of:=SUM([.Q75:.Q79])" office:value-type="float" office:value="0">
            <text:p>0.00 </text:p>
          </table:table-cell>
          <table:table-cell table:style-name="ce218" table:formula="of:=SUM([.R75:.R79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2" office:value-type="string" table:number-columns-spanned="2" table:number-rows-spanned="1">
            <text:p>Computers</text:p>
          </table:table-cell>
          <table:covered-table-cell/>
          <table:table-cell table:style-name="ce205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83]&gt;0;[.E83]*[.J83];&quot; &quot;)" office:value-type="string" office:string-value=" ">
            <text:p><text:s/></text:p>
          </table:table-cell>
          <table:table-cell table:style-name="ce220"/>
          <table:table-cell table:style-name="ce220" table:formula="of:=IF([.E83]&gt;0;[.E83]-[.K8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83]+[.P83])&gt;0;IF([.P83]&lt;[.M83];[.M83]-[.P83];&quot; &quot;);&quot; &quot;)" office:value-type="string" office:string-value=" ">
            <text:p><text:s/></text:p>
          </table:table-cell>
          <table:table-cell table:style-name="ce220" table:formula="of:=IF(([.O83]+[.P83])&gt;0;IF([.P83]&gt;[.M83];[.P83]-[.M83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84]&gt;0;[.E84]*[.J84];&quot; &quot;)" office:value-type="string" office:string-value=" ">
            <text:p><text:s/></text:p>
          </table:table-cell>
          <table:table-cell table:style-name="ce220"/>
          <table:table-cell table:style-name="ce220" table:formula="of:=IF([.E84]&gt;0;[.E84]-[.K8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84]+[.P84])&gt;0;IF([.P84]&lt;[.M84];[.M84]-[.P84];&quot; &quot;);&quot; &quot;)" office:value-type="string" office:string-value=" ">
            <text:p><text:s/></text:p>
          </table:table-cell>
          <table:table-cell table:style-name="ce220" table:formula="of:=IF(([.O84]+[.P84])&gt;0;IF([.P84]&gt;[.M84];[.P84]-[.M84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85]&gt;0;[.E85]*[.J85];&quot; &quot;)" office:value-type="string" office:string-value=" ">
            <text:p><text:s/></text:p>
          </table:table-cell>
          <table:table-cell table:style-name="ce220"/>
          <table:table-cell table:style-name="ce220" table:formula="of:=IF([.E85]&gt;0;[.E85]-[.K8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85]+[.P85])&gt;0;IF([.P85]&lt;[.M85];[.M85]-[.P85];&quot; &quot;);&quot; &quot;)" office:value-type="string" office:string-value=" ">
            <text:p><text:s/></text:p>
          </table:table-cell>
          <table:table-cell table:style-name="ce220" table:formula="of:=IF(([.O85]+[.P85])&gt;0;IF([.P85]&gt;[.M85];[.P85]-[.M85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86]&gt;0;[.E86]*[.J86];&quot; &quot;)" office:value-type="string" office:string-value=" ">
            <text:p><text:s/></text:p>
          </table:table-cell>
          <table:table-cell table:style-name="ce220"/>
          <table:table-cell table:style-name="ce220" table:formula="of:=IF([.E86]&gt;0;[.E86]-[.K8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86]+[.P86])&gt;0;IF([.P86]&lt;[.M86];[.M86]-[.P86];&quot; &quot;);&quot; &quot;)" office:value-type="string" office:string-value=" ">
            <text:p><text:s/></text:p>
          </table:table-cell>
          <table:table-cell table:style-name="ce220" table:formula="of:=IF(([.O86]+[.P86])&gt;0;IF([.P86]&gt;[.M86];[.P86]-[.M86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29"/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87]&gt;0;[.E87]*[.J87];&quot; &quot;)" office:value-type="string" office:string-value=" ">
            <text:p><text:s/></text:p>
          </table:table-cell>
          <table:table-cell table:style-name="ce220"/>
          <table:table-cell table:style-name="ce220" table:formula="of:=IF([.E87]&gt;0;[.E87]-[.K8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87]+[.P87])&gt;0;IF([.P87]&lt;[.M87];[.M87]-[.P87];&quot; &quot;);&quot; &quot;)" office:value-type="string" office:string-value=" ">
            <text:p><text:s/></text:p>
          </table:table-cell>
          <table:table-cell table:style-name="ce220" table:formula="of:=IF(([.O87]+[.P87])&gt;0;IF([.P87]&gt;[.M87];[.P87]-[.M87]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216" table:formula="of:=SUM([.E83:.E87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83:.I87])" office:value-type="float" office:value="0">
            <text:p>0.00 </text:p>
          </table:table-cell>
          <table:table-cell table:style-name="ce204"/>
          <table:table-cell table:style-name="ce218" table:formula="of:=SUM([.K83:.K87])" office:value-type="float" office:value="0">
            <text:p>0.00 </text:p>
          </table:table-cell>
          <table:table-cell table:style-name="ce218" table:formula="of:=SUM([.L83:.L87])" office:value-type="float" office:value="0">
            <text:p>0.00 </text:p>
          </table:table-cell>
          <table:table-cell table:style-name="ce218" table:formula="of:=SUM([.M83:.M87])" office:value-type="float" office:value="0">
            <text:p>0.00 </text:p>
          </table:table-cell>
          <table:table-cell table:style-name="ce220"/>
          <table:table-cell table:style-name="ce185"/>
          <table:table-cell table:style-name="ce216" table:formula="of:=SUM([.P83:.P87])" office:value-type="float" office:value="0">
            <text:p>0.00 </text:p>
          </table:table-cell>
          <table:table-cell table:style-name="ce218" table:formula="of:=SUM([.Q83:.Q87])" office:value-type="float" office:value="0">
            <text:p>0.00 </text:p>
          </table:table-cell>
          <table:table-cell table:style-name="ce218" table:formula="of:=SUM([.R83:.R87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6">
          <table:table-cell table:style-name="ce172"/>
          <table:table-cell table:style-name="ce181"/>
          <table:table-cell table:style-name="ce193"/>
          <table:table-cell table:style-name="ce203"/>
          <table:table-cell table:style-name="ce217" table:number-columns-repeated="2"/>
          <table:table-cell table:style-name="ce229"/>
          <table:table-cell table:style-name="ce217" table:number-columns-repeated="2"/>
          <table:table-cell table:style-name="ce204"/>
          <table:table-cell table:style-name="ce217" table:number-columns-repeated="3"/>
          <table:table-cell table:style-name="ce220"/>
          <table:table-cell table:style-name="ce185"/>
          <table:table-cell table:style-name="ce217" table:number-columns-repeated="3"/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83" table:formula="of:=[.B37]" office:value-type="string" office:string-value="Motor Vehicles - costing over £" table:number-columns-spanned="2" table:number-rows-spanned="1">
            <text:p>Motor Vehicles - costing over £</text:p>
          </table:table-cell>
          <table:covered-table-cell/>
          <table:table-cell table:style-name="ce206" table:formula="of:=[.D37]" office:value-type="float" office:value="12000">
            <text:p>12,000</text:p>
          </table:table-cell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04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1]&gt;0;MIN([.E91]*[.L$4]*(1-[.G91]);[$Admin.G$8]*(1-[.G91]));&quot; &quot;)" office:value-type="string" office:string-value=" ">
            <text:p><text:s/></text:p>
          </table:table-cell>
          <table:table-cell table:style-name="ce220" table:formula="of:=IF([.E91]&gt;0;[.E91]-[.L9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1]+[.P91])&gt;0;IF([.P91]&lt;[.M91];([.M91]-[.P91])*(1-[.G91]);&quot; &quot;);&quot; &quot;)" office:value-type="string" office:string-value=" ">
            <text:p><text:s/></text:p>
          </table:table-cell>
          <table:table-cell table:style-name="ce220" table:formula="of:=IF(([.O91]+[.P91])&gt;0;IF([.P91]&gt;[.M91];([.P91]-[.M91])*(1-[.G91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2]&gt;0;MIN([.E92]*[.L$4]*(1-[.G92]);[$Admin.G$8]*(1-[.G92]));&quot; &quot;)" office:value-type="string" office:string-value=" ">
            <text:p><text:s/></text:p>
          </table:table-cell>
          <table:table-cell table:style-name="ce220" table:formula="of:=IF([.E92]&gt;0;[.E92]-[.L92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2]+[.P92])&gt;0;IF([.P92]&lt;[.M92];([.M92]-[.P92])*(1-[.G92]);&quot; &quot;);&quot; &quot;)" office:value-type="string" office:string-value=" ">
            <text:p><text:s/></text:p>
          </table:table-cell>
          <table:table-cell table:style-name="ce220" table:formula="of:=IF(([.O92]+[.P92])&gt;0;IF([.P92]&gt;[.M92];([.P92]-[.M92])*(1-[.G92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3]&gt;0;MIN([.E93]*[.L$4]*(1-[.G93]);[$Admin.G$8]*(1-[.G93]));&quot; &quot;)" office:value-type="string" office:string-value=" ">
            <text:p><text:s/></text:p>
          </table:table-cell>
          <table:table-cell table:style-name="ce220" table:formula="of:=IF([.E93]&gt;0;[.E93]-[.L9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3]+[.P93])&gt;0;IF([.P93]&lt;[.M93];([.M93]-[.P93])*(1-[.G93]);&quot; &quot;);&quot; &quot;)" office:value-type="string" office:string-value=" ">
            <text:p><text:s/></text:p>
          </table:table-cell>
          <table:table-cell table:style-name="ce220" table:formula="of:=IF(([.O93]+[.P93])&gt;0;IF([.P93]&gt;[.M93];([.P93]-[.M93])*(1-[.G93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4]&gt;0;MIN([.E94]*[.L$4]*(1-[.G94]);[$Admin.G$8]*(1-[.G94]));&quot; &quot;)" office:value-type="string" office:string-value=" ">
            <text:p><text:s/></text:p>
          </table:table-cell>
          <table:table-cell table:style-name="ce220" table:formula="of:=IF([.E94]&gt;0;[.E94]-[.L9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4]+[.P94])&gt;0;IF([.P94]&lt;[.M94];([.M94]-[.P94])*(1-[.G94]);&quot; &quot;);&quot; &quot;)" office:value-type="string" office:string-value=" ">
            <text:p><text:s/></text:p>
          </table:table-cell>
          <table:table-cell table:style-name="ce220" table:formula="of:=IF(([.O94]+[.P94])&gt;0;IF([.P94]&gt;[.M94];([.P94]-[.M94])*(1-[.G94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5]&gt;0;MIN([.E95]*[.L$4]*(1-[.G95]);[$Admin.G$8]*(1-[.G95]));&quot; &quot;)" office:value-type="string" office:string-value=" ">
            <text:p><text:s/></text:p>
          </table:table-cell>
          <table:table-cell table:style-name="ce220" table:formula="of:=IF([.E95]&gt;0;[.E95]-[.L9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5]+[.P95])&gt;0;IF([.P95]&lt;[.M95];([.M95]-[.P95])*(1-[.G95]);&quot; &quot;);&quot; &quot;)" office:value-type="string" office:string-value=" ">
            <text:p><text:s/></text:p>
          </table:table-cell>
          <table:table-cell table:style-name="ce220" table:formula="of:=IF(([.O95]+[.P95])&gt;0;IF([.P95]&gt;[.M95];([.P95]-[.M95])*(1-[.G95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84" table:formula="of:=[.B43]" office:value-type="string" office:string-value="Motor Vehicles - costing under £" table:number-columns-spanned="2" table:number-rows-spanned="1">
            <text:p>Motor Vehicles - costing under £</text:p>
          </table:table-cell>
          <table:covered-table-cell/>
          <table:table-cell table:style-name="ce206" table:formula="of:=[.D43]" office:value-type="float" office:value="12000">
            <text:p>12,000</text:p>
          </table:table-cell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7]&gt;0;MIN([.E97]*[.L$4]*(1-[.G97]);[$Admin.G$8]*(1-[.G97]));&quot; &quot;)" office:value-type="string" office:string-value=" ">
            <text:p><text:s/></text:p>
          </table:table-cell>
          <table:table-cell table:style-name="ce220" table:formula="of:=IF([.E97]&gt;0;[.E97]-[.L9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7]+[.P97])&gt;0;IF([.P97]&lt;[.M97];([.M97]-[.P97])*(1-[.G97]);&quot; &quot;);&quot; &quot;)" office:value-type="string" office:string-value=" ">
            <text:p><text:s/></text:p>
          </table:table-cell>
          <table:table-cell table:style-name="ce220" table:formula="of:=IF(([.O97]+[.P97])&gt;0;IF([.P97]&gt;[.M97];([.P97]-[.M97])*(1-[.G97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8]&gt;0;MIN([.E98]*[.L$4]*(1-[.G98]);[$Admin.G$8]*(1-[.G98]));&quot; &quot;)" office:value-type="string" office:string-value=" ">
            <text:p><text:s/></text:p>
          </table:table-cell>
          <table:table-cell table:style-name="ce220" table:formula="of:=IF([.E98]&gt;0;[.E98]-[.L98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8]+[.P98])&gt;0;IF([.P98]&lt;[.M98];([.M98]-[.P98])*(1-[.G98]);&quot; &quot;);&quot; &quot;)" office:value-type="string" office:string-value=" ">
            <text:p><text:s/></text:p>
          </table:table-cell>
          <table:table-cell table:style-name="ce220" table:formula="of:=IF(([.O98]+[.P98])&gt;0;IF([.P98]&gt;[.M98];([.P98]-[.M98])*(1-[.G98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99]&gt;0;MIN([.E99]*[.L$4]*(1-[.G99]);[$Admin.G$8]*(1-[.G99]));&quot; &quot;)" office:value-type="string" office:string-value=" ">
            <text:p><text:s/></text:p>
          </table:table-cell>
          <table:table-cell table:style-name="ce220" table:formula="of:=IF([.E99]&gt;0;[.E99]-[.L99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99]+[.P99])&gt;0;IF([.P99]&lt;[.M99];([.M99]-[.P99])*(1-[.G99]);&quot; &quot;);&quot; &quot;)" office:value-type="string" office:string-value=" ">
            <text:p><text:s/></text:p>
          </table:table-cell>
          <table:table-cell table:style-name="ce220" table:formula="of:=IF(([.O99]+[.P99])&gt;0;IF([.P99]&gt;[.M99];([.P99]-[.M99])*(1-[.G99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100]&gt;0;MIN([.E100]*[.L$4]*(1-[.G100]);[$Admin.G$8]*(1-[.G100]));&quot; &quot;)" office:value-type="string" office:string-value=" ">
            <text:p><text:s/></text:p>
          </table:table-cell>
          <table:table-cell table:style-name="ce220" table:formula="of:=IF([.E100]&gt;0;[.E100]-[.L100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0]+[.P100])&gt;0;IF([.P100]&lt;[.M100];([.M100]-[.P100])*(1-[.G100]);&quot; &quot;);&quot; &quot;)" office:value-type="string" office:string-value=" ">
            <text:p><text:s/></text:p>
          </table:table-cell>
          <table:table-cell table:style-name="ce220" table:formula="of:=IF(([.O100]+[.P100])&gt;0;IF([.P100]&gt;[.M100];([.P100]-[.M100])*(1-[.G100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40"/>
          <table:table-cell table:style-name="ce220"/>
          <table:table-cell table:style-name="ce220" table:formula="of:=IF([.E101]&gt;0;MIN([.E101]*[.L$4]*(1-[.G101]);[$Admin.G$8]*(1-[.G101]));&quot; &quot;)" office:value-type="string" office:string-value=" ">
            <text:p><text:s/></text:p>
          </table:table-cell>
          <table:table-cell table:style-name="ce220" table:formula="of:=IF([.E101]&gt;0;[.E101]-[.L101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1]+[.P101])&gt;0;IF([.P101]&lt;[.M101];([.M101]-[.P101])*(1-[.G101]);&quot; &quot;);&quot; &quot;)" office:value-type="string" office:string-value=" ">
            <text:p><text:s/></text:p>
          </table:table-cell>
          <table:table-cell table:style-name="ce220" table:formula="of:=IF(([.O101]+[.P101])&gt;0;IF([.P101]&gt;[.M101];([.P101]-[.M101])*(1-[.G101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12">
          <table:table-cell table:style-name="ce172"/>
          <table:table-cell table:style-name="ce184" office:value-type="string" table:number-columns-spanned="2" table:number-rows-spanned="1">
            <text:p>Commercial Vehicles - Vans &amp; Lorries</text:p>
          </table:table-cell>
          <table:covered-table-cell/>
          <table:table-cell table:style-name="ce205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103]&gt;0;[.E103]*[.J103];&quot; &quot;)" office:value-type="string" office:string-value=" ">
            <text:p><text:s/></text:p>
          </table:table-cell>
          <table:table-cell table:style-name="ce220"/>
          <table:table-cell table:style-name="ce220" table:formula="of:=IF([.E103]&gt;0;[.E103]-[.K103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3]+[.P103])&gt;0;IF([.P103]&lt;[.M103];([.M103]-[.P103])*(1-[.G103]);&quot; &quot;);&quot; &quot;)" office:value-type="string" office:string-value=" ">
            <text:p><text:s/></text:p>
          </table:table-cell>
          <table:table-cell table:style-name="ce220" table:formula="of:=IF(([.O103]+[.P103])&gt;0;IF([.P103]&gt;[.M103];([.P103]-[.M103])*(1-[.G103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104]&gt;0;[.E104]*[.J104];&quot; &quot;)" office:value-type="string" office:string-value=" ">
            <text:p><text:s/></text:p>
          </table:table-cell>
          <table:table-cell table:style-name="ce220"/>
          <table:table-cell table:style-name="ce220" table:formula="of:=IF([.E104]&gt;0;[.E104]-[.K104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4]+[.P104])&gt;0;IF([.P104]&lt;[.M104];([.M104]-[.P104])*(1-[.G104]);&quot; &quot;);&quot; &quot;)" office:value-type="string" office:string-value=" ">
            <text:p><text:s/></text:p>
          </table:table-cell>
          <table:table-cell table:style-name="ce220" table:formula="of:=IF(([.O104]+[.P104])&gt;0;IF([.P104]&gt;[.M104];([.P104]-[.M104])*(1-[.G104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105]&gt;0;[.E105]*[.J105];&quot; &quot;)" office:value-type="string" office:string-value=" ">
            <text:p><text:s/></text:p>
          </table:table-cell>
          <table:table-cell table:style-name="ce220"/>
          <table:table-cell table:style-name="ce220" table:formula="of:=IF([.E105]&gt;0;[.E105]-[.K105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5]+[.P105])&gt;0;IF([.P105]&lt;[.M105];([.M105]-[.P105])*(1-[.G105]);&quot; &quot;);&quot; &quot;)" office:value-type="string" office:string-value=" ">
            <text:p><text:s/></text:p>
          </table:table-cell>
          <table:table-cell table:style-name="ce220" table:formula="of:=IF(([.O105]+[.P105])&gt;0;IF([.P105]&gt;[.M105];([.P105]-[.M105])*(1-[.G105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15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106]&gt;0;[.E106]*[.J106];&quot; &quot;)" office:value-type="string" office:string-value=" ">
            <text:p><text:s/></text:p>
          </table:table-cell>
          <table:table-cell table:style-name="ce220"/>
          <table:table-cell table:style-name="ce220" table:formula="of:=IF([.E106]&gt;0;[.E106]-[.K106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15"/>
          <table:table-cell table:style-name="ce220" table:formula="of:=IF(([.O106]+[.P106])&gt;0;IF([.P106]&lt;[.M106];([.M106]-[.P106])*(1-[.G106]);&quot; &quot;);&quot; &quot;)" office:value-type="string" office:string-value=" ">
            <text:p><text:s/></text:p>
          </table:table-cell>
          <table:table-cell table:style-name="ce220" table:formula="of:=IF(([.O106]+[.P106])&gt;0;IF([.P106]&gt;[.M106];([.P106]-[.M106])*(1-[.G106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3">
          <table:table-cell table:style-name="ce172"/>
          <table:table-cell table:style-name="ce179"/>
          <table:table-cell table:style-name="ce192"/>
          <table:table-cell table:style-name="ce208"/>
          <table:table-cell table:style-name="ce221"/>
          <table:table-cell table:style-name="ce217"/>
          <table:table-cell table:style-name="ce231" office:value-type="percentage" office:value="0">
            <text:p>0%</text:p>
          </table:table-cell>
          <table:table-cell table:style-name="ce217"/>
          <table:table-cell table:style-name="ce220"/>
          <table:table-cell table:style-name="ce229" table:formula="of:=[.J$4]" office:value-type="percentage" office:value="1">
            <text:p>100%</text:p>
          </table:table-cell>
          <table:table-cell table:style-name="ce220" table:formula="of:=IF([.E107]&gt;0;[.E107]*[.J107];&quot; &quot;)" office:value-type="string" office:string-value=" ">
            <text:p><text:s/></text:p>
          </table:table-cell>
          <table:table-cell table:style-name="ce220"/>
          <table:table-cell table:style-name="ce220" table:formula="of:=IF([.E107]&gt;0;[.E107]-[.K107];&quot; &quot;)" office:value-type="string" office:string-value=" ">
            <text:p><text:s/></text:p>
          </table:table-cell>
          <table:table-cell table:style-name="ce220"/>
          <table:table-cell table:style-name="ce179"/>
          <table:table-cell table:style-name="ce221"/>
          <table:table-cell table:style-name="ce220" table:formula="of:=IF(([.O107]+[.P107])&gt;0;IF([.P107]&lt;[.M107];([.M107]-[.P107])*(1-[.G107]);&quot; &quot;);&quot; &quot;)" office:value-type="string" office:string-value=" ">
            <text:p><text:s/></text:p>
          </table:table-cell>
          <table:table-cell table:style-name="ce220" table:formula="of:=IF(([.O107]+[.P107])&gt;0;IF([.P107]&gt;[.M107];([.P107]-[.M107])*(1-[.G107]);&quot; &quot;);&quot; &quot;)" office:value-type="string" office:string-value=" ">
            <text:p><text:s/></text:p>
          </table:table-cell>
          <table:table-cell table:style-name="ce251"/>
          <table:table-cell table:number-columns-repeated="1005"/>
        </table:table-row>
        <table:table-row table:style-name="ro21">
          <table:table-cell table:style-name="ce172"/>
          <table:table-cell table:style-name="ce18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218" table:formula="of:=SUM([.E91:.E107])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8" table:formula="of:=SUM([.I91:.I107])" office:value-type="float" office:value="0">
            <text:p>0.00 </text:p>
          </table:table-cell>
          <table:table-cell table:style-name="ce204"/>
          <table:table-cell table:style-name="ce218" table:formula="of:=SUM([.K91:.K107])" office:value-type="float" office:value="0">
            <text:p>0.00 </text:p>
          </table:table-cell>
          <table:table-cell table:style-name="ce218" table:formula="of:=SUM([.L91:.L107])" office:value-type="float" office:value="0">
            <text:p>0.00 </text:p>
          </table:table-cell>
          <table:table-cell table:style-name="ce218" table:formula="of:=SUM([.M91:.M107])" office:value-type="float" office:value="0">
            <text:p>0.00 </text:p>
          </table:table-cell>
          <table:table-cell table:style-name="ce220"/>
          <table:table-cell table:style-name="ce185"/>
          <table:table-cell table:style-name="ce218" table:formula="of:=SUM([.P91:.P107])" office:value-type="float" office:value="0">
            <text:p>0.00 </text:p>
          </table:table-cell>
          <table:table-cell table:style-name="ce218" table:formula="of:=SUM([.Q91:.Q107])" office:value-type="float" office:value="0">
            <text:p>0.00 </text:p>
          </table:table-cell>
          <table:table-cell table:style-name="ce218" table:formula="of:=SUM([.R91:.R107])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22">
          <table:table-cell table:style-name="ce172"/>
          <table:table-cell table:style-name="ce185"/>
          <table:table-cell table:style-name="ce194"/>
          <table:table-cell table:style-name="ce205"/>
          <table:table-cell table:style-name="ce217" table:number-columns-repeated="2"/>
          <table:table-cell table:style-name="ce229"/>
          <table:table-cell table:style-name="ce217"/>
          <table:table-cell table:style-name="ce220"/>
          <table:table-cell table:style-name="ce240"/>
          <table:table-cell table:style-name="ce220" table:number-columns-repeated="4"/>
          <table:table-cell table:style-name="ce185"/>
          <table:table-cell table:style-name="ce217"/>
          <table:table-cell table:style-name="ce220" table:number-columns-repeated="2"/>
          <table:table-cell table:style-name="ce251"/>
          <table:table-cell table:number-columns-repeated="1005"/>
        </table:table-row>
        <table:table-row table:style-name="ro19">
          <table:table-cell table:style-name="ce172"/>
          <table:table-cell table:style-name="ce177" table:formula="of:=[.B59]" office:value-type="string" office:string-value="NEW FIXED ASSETS Bought AFTER " table:number-columns-spanned="2" table:number-rows-spanned="1">
            <text:p>NEW FIXED ASSETS Bought AFTER </text:p>
          </table:table-cell>
          <table:covered-table-cell/>
          <table:table-cell table:style-name="ce200" table:formula="of:=[.D59]" office:value-type="date" office:date-value="2009-04-06">
            <text:p>Monday, April 06, 2009</text:p>
          </table:table-cell>
          <table:table-cell table:style-name="ce219" table:formula="of:=[.E64]+[.E72]+[.E80]+[.E88]+[.E108]" office:value-type="float" office:value="0">
            <text:p>0.00 </text:p>
          </table:table-cell>
          <table:table-cell table:style-name="ce217"/>
          <table:table-cell table:style-name="ce229"/>
          <table:table-cell table:style-name="ce217"/>
          <table:table-cell table:style-name="ce219" table:formula="of:=[.I64]+[.I72]+[.I80]+[.I88]+[.I108]" office:value-type="float" office:value="0">
            <text:p>0.00 </text:p>
          </table:table-cell>
          <table:table-cell table:style-name="ce204"/>
          <table:table-cell table:style-name="ce219" table:formula="of:=[.K64]+[.K72]+[.K80]+[.K88]+[.K108]" office:value-type="float" office:value="0">
            <text:p>0.00 </text:p>
          </table:table-cell>
          <table:table-cell table:style-name="ce219" table:formula="of:=[.L64]+[.L72]+[.L80]+[.L88]+[.L108]" office:value-type="float" office:value="0">
            <text:p>0.00 </text:p>
          </table:table-cell>
          <table:table-cell table:style-name="ce219" table:formula="of:=[.M64]+[.M72]+[.M80]+[.M88]+[.M108]" office:value-type="float" office:value="0">
            <text:p>0.00 </text:p>
          </table:table-cell>
          <table:table-cell table:style-name="ce220"/>
          <table:table-cell table:style-name="ce185"/>
          <table:table-cell table:style-name="ce219" table:formula="of:=[.P64]+[.P72]+[.P80]+[.P88]+[.P108]" office:value-type="float" office:value="0">
            <text:p>0.00 </text:p>
          </table:table-cell>
          <table:table-cell table:style-name="ce219" table:formula="of:=[.Q64]+[.Q72]+[.Q80]+[.Q88]+[.Q108]" office:value-type="float" office:value="0">
            <text:p>0.00 </text:p>
          </table:table-cell>
          <table:table-cell table:style-name="ce219" table:formula="of:=[.R64]+[.R72]+[.R80]+[.R88]+[.R108]" office:value-type="float" office:value="0">
            <text:p>0.00 </text:p>
          </table:table-cell>
          <table:table-cell table:style-name="ce251"/>
          <table:table-cell table:number-columns-repeated="1005"/>
        </table:table-row>
        <table:table-row table:style-name="ro23">
          <table:table-cell table:style-name="ce173"/>
          <table:table-cell table:style-name="ce187"/>
          <table:table-cell table:style-name="ce196"/>
          <table:table-cell table:style-name="ce209"/>
          <table:table-cell table:style-name="ce222" table:number-columns-repeated="2"/>
          <table:table-cell table:style-name="ce232"/>
          <table:table-cell table:style-name="ce222"/>
          <table:table-cell table:style-name="ce236"/>
          <table:table-cell table:style-name="ce242"/>
          <table:table-cell table:style-name="ce236" table:number-columns-repeated="4"/>
          <table:table-cell table:style-name="ce187"/>
          <table:table-cell table:style-name="ce222"/>
          <table:table-cell table:style-name="ce236" table:number-columns-repeated="2"/>
          <table:table-cell table:style-name="ce253"/>
          <table:table-cell table:number-columns-repeated="1005"/>
        </table:table-row>
        <table:table-row table:style-name="ro3" table:number-rows-repeated="654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ome_Tax" table:style-name="ta5">
        <table:table-column table:style-name="co8" table:default-cell-style-name="ce259"/>
        <table:table-column table:style-name="co25" table:default-cell-style-name="ce259"/>
        <table:table-column table:style-name="co26" table:default-cell-style-name="ce259"/>
        <table:table-column table:style-name="co27" table:default-cell-style-name="ce282"/>
        <table:table-column table:style-name="co28" table:default-cell-style-name="ce296"/>
        <table:table-column table:style-name="co29" table:default-cell-style-name="ce305"/>
        <table:table-column table:style-name="co8" table:default-cell-style-name="ce311"/>
        <table:table-column table:style-name="co10" table:number-columns-repeated="1017" table:default-cell-style-name="ce259"/>
        <table:table-row table:style-name="ro7">
          <table:table-cell table:style-name="ce256" table:number-columns-repeated="3"/>
          <table:table-cell table:style-name="ce280"/>
          <table:table-cell table:style-name="ce295"/>
          <table:table-cell table:style-name="ce304"/>
          <table:table-cell table:style-name="ce256"/>
          <table:table-cell table:number-columns-repeated="1017"/>
        </table:table-row>
        <table:table-row table:style-name="ro24">
          <table:table-cell table:style-name="ce256"/>
          <table:table-cell table:style-name="ce260" office:value-type="string">
            <text:p>TAXATION CALCULATION </text:p>
          </table:table-cell>
          <table:table-cell table:style-name="ce275" table:formula="of:=[$Admin.L2]" office:value-type="string" office:string-value="2009-10">
            <text:p>2009-10</text:p>
          </table:table-cell>
          <table:table-cell table:style-name="ce281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284"/>
          <table:table-cell table:number-columns-repeated="1017"/>
        </table:table-row>
        <table:table-row table:style-name="ro25">
          <table:table-cell table:style-name="ce256"/>
          <table:table-cell table:style-name="ce261" table:number-columns-repeated="2"/>
          <table:covered-table-cell table:number-columns-repeated="3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table:number-columns-repeated="2"/>
          <table:table-cell table:style-name="ce283"/>
          <table:table-cell table:style-name="ce295"/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3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297" table:formula="of:=[$SE_Short.D106]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office:value-type="string">
            <text:p>Minus Personal Allowance</text:p>
          </table:table-cell>
          <table:table-cell table:style-name="ce262" table:formula="of:=[.C2]" office:value-type="string" office:string-value="2009-10">
            <text:p>2009-10</text:p>
          </table:table-cell>
          <table:table-cell table:style-name="ce284"/>
          <table:table-cell table:style-name="ce284" table:formula="of:=IF(([.E5]&gt;0);[$Admin.N$4];0)" office:value-type="float" office:value="0">
            <text:p>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3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297" table:formula="of:=IF(([.E5]&gt;[$Admin.N4]);([.E5]-[.E6]);0)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4" office:value-type="string">
            <text:p>Income Tax starter rate</text:p>
          </table:table-cell>
          <table:table-cell table:style-name="ce276" table:formula="of:=[$Admin.N11]" office:value-type="float" office:value="0">
            <text:p>0</text:p>
          </table:table-cell>
          <table:table-cell table:style-name="ce285" table:formula="of:=[$Admin.N6]" office:value-type="percentage" office:value="0">
            <text:p>0%</text:p>
          </table:table-cell>
          <table:table-cell table:style-name="ce295" table:formula="of:=IF(([.E7]&gt;0);(IF(([.E7]&lt;[$Admin.N$12]);[.E7]*0.1;[$Admin.N$12]*[$Admin.N$6]));0)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office:value-type="string">
            <text:p>Income Tax first band</text:p>
          </table:table-cell>
          <table:table-cell table:style-name="ce257" table:formula="of:=[$Admin.N12]" office:value-type="float" office:value="0">
            <text:p>0</text:p>
          </table:table-cell>
          <table:table-cell table:style-name="ce286" table:formula="of:=[$Admin.N$7]" office:value-type="percentage" office:value="0.2">
            <text:p>20%</text:p>
          </table:table-cell>
          <table:table-cell table:style-name="ce295" table:formula="of:=IF(([.E7]&gt;[$Admin.N$12]);(IF(([.E7]&lt;[$Admin.N$13]);([.E7]-[$Admin.N$12])*[$Admin.N$7];([$Admin.N$13]-[$Admin.N$12])*[$Admin.N$7]));0)" office:value-type="float" office:value="0">
            <text:p>0.00 </text:p>
          </table:table-cell>
          <table:table-cell table:style-name="ce304"/>
          <table:table-cell table:style-name="ce284"/>
          <table:table-cell table:style-name="ce312"/>
          <table:table-cell table:number-columns-repeated="1016"/>
        </table:table-row>
        <table:table-row table:style-name="ro7">
          <table:table-cell table:style-name="ce256"/>
          <table:table-cell table:style-name="ce262" office:value-type="string">
            <text:p>Income Tax second band</text:p>
          </table:table-cell>
          <table:table-cell table:style-name="ce257" table:formula="of:=[$Admin.N$13]" office:value-type="float" office:value="37400">
            <text:p>37400</text:p>
          </table:table-cell>
          <table:table-cell table:style-name="ce286" table:formula="of:=[$Admin.N$8]" office:value-type="percentage" office:value="0.4">
            <text:p>40%</text:p>
          </table:table-cell>
          <table:table-cell table:style-name="ce295" table:formula="of:=IF(([.E7]&gt;[$Admin.N$13]);(([.E7]-[$Admin.N$13])*[$Admin.N$8]);0)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5" office:value-type="string">
            <text:p>Income Tax payable</text:p>
          </table:table-cell>
          <table:table-cell table:style-name="ce264"/>
          <table:table-cell table:style-name="ce287"/>
          <table:table-cell table:style-name="ce298" table:formula="of:=SUM([.E8:.E10])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office:value-type="string">
            <text:p>Deductions by contractors</text:p>
          </table:table-cell>
          <table:table-cell table:style-name="ce262"/>
          <table:table-cell table:style-name="ce288"/>
          <table:table-cell table:style-name="ce295" table:formula="of:=-['file:///C:/Users/Antony/diy/UK/UK%202009-2010%20Self%20Employed/UK%202009-2010%20Basic%20Sole%20Trader%20OO/Salesyearto050410.ods'#$Mar10.$K$1]" office:value-type="float" office:value="-0">
            <text:p>0.00 </text:p>
          </table:table-cell>
          <table:table-cell table:style-name="ce306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2" table:number-columns-repeated="2"/>
          <table:table-cell table:style-name="ce288"/>
          <table:table-cell table:style-name="ce295"/>
          <table:table-cell table:style-name="ce306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6" office:value-type="string">
            <text:p>Amounts Payable by</text:p>
          </table:table-cell>
          <table:table-cell table:style-name="ce277" table:formula="of:=[$Admin.B21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95"/>
          <table:table-cell table:style-name="ce306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2" table:number-columns-repeated="2"/>
          <table:table-cell table:style-name="ce289"/>
          <table:table-cell table:style-name="ce299"/>
          <table:table-cell table:style-name="ce304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7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286" table:formula="of:=[$Admin.L$20]" office:value-type="percentage" office:value="0.08">
            <text:p>8%</text:p>
          </table:table-cell>
          <table:table-cell table:style-name="ce297" table:formula="of:=IF([.E5]&gt;[$Admin.N20];IF([.E5]&lt;[$Admin.N$23];([.E5]-[$Admin.N20])*[$Admin.L$20];([$Admin.N$23]-[$Admin.N20])*[$Admin.L$20]);0)" office:value-type="float" office:value="0">
            <text:p>0.00 </text:p>
          </table:table-cell>
          <table:table-cell table:style-name="ce304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7" office:value-type="string" table:number-columns-spanned="2" table:number-rows-spanned="1">
            <text:p>Class 4 NI Contribution Upper profits</text:p>
          </table:table-cell>
          <table:covered-table-cell/>
          <table:table-cell table:style-name="ce286" table:formula="of:=[$Admin.L$23]" office:value-type="percentage" office:value="0.01">
            <text:p>1%</text:p>
          </table:table-cell>
          <table:table-cell table:style-name="ce297" table:formula="of:=IF(([.E5]&gt;[$Admin.N$23]);(([.E5]-[$Admin.N$23])*[$Admin.L$23]);0)" office:value-type="float" office:value="0">
            <text:p>0.00 </text:p>
          </table:table-cell>
          <table:table-cell table:style-name="ce304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2" table:number-columns-repeated="2"/>
          <table:table-cell table:style-name="ce289"/>
          <table:table-cell table:style-name="ce299"/>
          <table:table-cell table:style-name="ce304"/>
          <table:table-cell table:style-name="ce309"/>
          <table:table-cell table:number-columns-repeated="1017"/>
        </table:table-row>
        <table:table-row table:style-name="ro7">
          <table:table-cell table:style-name="ce256"/>
          <table:table-cell table:style-name="ce268" office:value-type="string" table:number-columns-spanned="2" table:number-rows-spanned="1">
            <text:p>TOTAL Income Tax &amp; NI Liability</text:p>
          </table:table-cell>
          <table:covered-table-cell/>
          <table:table-cell table:style-name="ce289"/>
          <table:table-cell table:style-name="ce298" table:formula="of:=SUM([.E11:.E18])" office:value-type="float" office:value="0">
            <text:p>0.00 </text:p>
          </table:table-cell>
          <table:table-cell table:style-name="ce307"/>
          <table:table-cell table:style-name="ce284"/>
          <table:table-cell table:number-columns-repeated="1017"/>
        </table:table-row>
        <table:table-row table:style-name="ro7" table:number-rows-repeated="2">
          <table:table-cell table:style-name="ce256"/>
          <table:table-cell table:style-name="ce269" table:number-columns-repeated="2"/>
          <table:table-cell table:style-name="ce289"/>
          <table:table-cell table:style-name="ce299"/>
          <table:table-cell table:style-name="ce307"/>
          <table:table-cell table:style-name="ce284"/>
          <table:table-cell table:style-name="ce313" table:number-columns-repeated="1017"/>
        </table:table-row>
        <table:table-row table:style-name="ro24">
          <table:table-cell table:style-name="ce256"/>
          <table:table-cell table:style-name="ce265" office:value-type="string">
            <text:p>FUTURE TAX LIABILITY (if over £500)</text:p>
          </table:table-cell>
          <table:table-cell table:style-name="ce278"/>
          <table:table-cell table:style-name="ce290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256"/>
          <table:table-cell table:style-name="ce313" table:number-columns-repeated="1017"/>
        </table:table-row>
        <table:table-row table:style-name="ro18">
          <table:table-cell table:style-name="ce256"/>
          <table:table-cell table:style-name="ce262" table:number-columns-repeated="2"/>
          <table:table-cell table:style-name="ce289"/>
          <table:table-cell table:style-name="ce299"/>
          <table:table-cell table:style-name="ce304"/>
          <table:table-cell table:style-name="ce309"/>
          <table:table-cell table:style-name="ce313" table:number-columns-repeated="1017"/>
        </table:table-row>
        <table:table-row table:style-name="ro7">
          <table:table-cell table:style-name="ce257"/>
          <table:table-cell table:style-name="ce262" table:number-columns-repeated="2"/>
          <table:table-cell table:style-name="ce291" office:value-type="string" table:number-columns-spanned="1" table:number-rows-spanned="2">
            <text:p>Due Date</text:p>
          </table:table-cell>
          <table:table-cell table:style-name="ce300" office:value-type="string" table:number-columns-spanned="1" table:number-rows-spanned="2">
            <text:p>Amount Payable</text:p>
          </table:table-cell>
          <table:table-cell table:style-name="ce308"/>
          <table:table-cell table:style-name="ce284"/>
          <table:table-cell table:style-name="ce314" table:number-columns-repeated="1017"/>
        </table:table-row>
        <table:table-row table:style-name="ro7">
          <table:table-cell table:style-name="ce257"/>
          <table:table-cell table:style-name="ce262" table:number-columns-repeated="2"/>
          <table:covered-table-cell table:number-columns-repeated="2"/>
          <table:table-cell table:style-name="ce308"/>
          <table:table-cell table:style-name="ce284"/>
          <table:table-cell table:style-name="ce314" table:number-columns-repeated="1017"/>
        </table:table-row>
        <table:table-row table:style-name="ro7">
          <table:table-cell table:style-name="ce256"/>
          <table:table-cell table:style-name="ce262" office:value-type="string">
            <text:p>Tax &amp; NI Assessment</text:p>
          </table:table-cell>
          <table:table-cell table:style-name="ce279" table:formula="of:=[$Admin.B24]" office:value-type="string" office:string-value="2010-11">
            <text:p>2010-11</text:p>
          </table:table-cell>
          <table:table-cell table:style-name="ce292" office:value-type="string">
            <text:p>Previous Year</text:p>
          </table:table-cell>
          <table:table-cell table:style-name="ce301" table:formula="of:=[.E19]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office:value-type="string">
            <text:p>50% Payable</text:p>
          </table:table-cell>
          <table:table-cell table:style-name="ce262"/>
          <table:table-cell table:style-name="ce293" table:formula="of:=[$Admin.B21]" office:value-type="date" office:date-value="2011-01-31">
            <text:p>31-Jan-11</text:p>
          </table:table-cell>
          <table:table-cell table:style-name="ce297" table:formula="of:=[.E26]/2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62" office:value-type="string">
            <text:p>50% Payable</text:p>
          </table:table-cell>
          <table:table-cell table:style-name="ce262"/>
          <table:table-cell table:style-name="ce293" table:formula="of:=[$Admin.B22]" office:value-type="date" office:date-value="2011-07-31">
            <text:p>31-Jul-11</text:p>
          </table:table-cell>
          <table:table-cell table:style-name="ce297" table:formula="of:=[.E26]/2" office:value-type="float" office:value="0">
            <text:p>0.00 </text:p>
          </table:table-cell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 table:number-columns-repeated="3"/>
          <table:table-cell table:style-name="ce289"/>
          <table:table-cell table:style-name="ce295"/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6"/>
          <table:table-cell table:style-name="ce270" office:value-type="string">
            <text:p>NOTES:</text:p>
          </table:table-cell>
          <table:table-cell table:style-name="ce274"/>
          <table:table-cell table:style-name="ce289"/>
          <table:table-cell table:style-name="ce295"/>
          <table:table-cell table:style-name="ce304"/>
          <table:table-cell table:style-name="ce284"/>
          <table:table-cell table:number-columns-repeated="1017"/>
        </table:table-row>
        <table:table-row table:style-name="ro7">
          <table:table-cell table:style-name="ce258"/>
          <table:table-cell table:style-name="ce271" office:value-type="string">
            <text:p>Working Tax Credit</text:p>
          </table:table-cell>
          <table:table-cell table:style-name="ce271"/>
          <table:table-cell table:style-name="ce258"/>
          <table:table-cell table:style-name="ce302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/>
          <table:table-cell table:style-name="ce272" office:value-type="string">
            <text:p>Not taxable and not added to self employment income for tax purposes</text:p>
          </table:table-cell>
          <table:table-cell table:style-name="ce272"/>
          <table:table-cell table:style-name="ce294"/>
          <table:table-cell table:style-name="ce302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/>
          <table:table-cell table:style-name="ce273" office:value-type="string">
            <text:p>Pension Entitlement</text:p>
          </table:table-cell>
          <table:table-cell table:style-name="ce272"/>
          <table:table-cell table:style-name="ce294"/>
          <table:table-cell table:style-name="ce302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/>
          <table:table-cell table:style-name="ce274" office:value-type="string">
            <text:p>To receive Full Pension entitlement NI has to be paid 44 years out of 49 years (16 - 65)</text:p>
          </table:table-cell>
          <table:table-cell table:style-name="ce274"/>
          <table:table-cell table:style-name="ce294"/>
          <table:table-cell table:style-name="ce303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/>
          <table:table-cell table:style-name="ce274" office:value-type="string">
            <text:p>UK residents aged 60 - 65 get 5 years bonus.</text:p>
          </table:table-cell>
          <table:table-cell table:style-name="ce274"/>
          <table:table-cell table:style-name="ce294"/>
          <table:table-cell table:style-name="ce303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/>
          <table:table-cell table:style-name="ce274" office:value-type="string">
            <text:p>To confirm current NI / Pension entitlement years the helpline number is 0845 3000 168</text:p>
          </table:table-cell>
          <table:table-cell table:style-name="ce274"/>
          <table:table-cell table:style-name="ce294"/>
          <table:table-cell table:style-name="ce303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>
          <table:table-cell table:style-name="ce258" table:number-columns-repeated="3"/>
          <table:table-cell table:style-name="ce294"/>
          <table:table-cell table:style-name="ce303"/>
          <table:table-cell table:style-name="ce307"/>
          <table:table-cell table:style-name="ce310"/>
          <table:table-cell table:style-name="ce315" table:number-columns-repeated="1017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tors_&amp;_Creditors" table:style-name="ta6">
        <table:table-column table:style-name="co30" table:default-cell-style-name="ce318"/>
        <table:table-column table:style-name="co28" table:default-cell-style-name="ce324"/>
        <table:table-column table:style-name="co28" table:default-cell-style-name="ce330"/>
        <table:table-column table:style-name="co30" table:default-cell-style-name="ce318"/>
        <table:table-column table:style-name="co28" table:default-cell-style-name="ce324"/>
        <table:table-column table:style-name="co28" table:default-cell-style-name="ce330"/>
        <table:table-column table:style-name="co30" table:default-cell-style-name="ce318"/>
        <table:table-column table:style-name="co10" table:number-columns-repeated="1017" table:default-cell-style-name="ce318"/>
        <table:table-row table:style-name="ro26">
          <table:table-cell table:style-name="ce316"/>
          <table:table-cell table:style-name="ce319" office:value-type="string">
            <text:p>Sales <text:s text:c="8"/>Month</text:p>
          </table:table-cell>
          <table:table-cell table:style-name="ce325" office:value-type="string">
            <text:p>Sales not yet received</text:p>
          </table:table-cell>
          <table:table-cell table:style-name="ce331"/>
          <table:table-cell table:style-name="ce319" office:value-type="string">
            <text:p>Purchase <text:s text:c="3"/>Month</text:p>
          </table:table-cell>
          <table:table-cell table:style-name="ce325" office:value-type="string">
            <text:p>Purchases still <text:s text:c="2"/>to be paid</text:p>
          </table:table-cell>
          <table:table-cell table:style-name="ce316"/>
          <table:table-cell table:style-name="ce332"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1" office:value-type="string">
            <text:p>Owed start year</text:p>
          </table:table-cell>
          <table:table-cell table:style-name="ce327"/>
          <table:table-cell table:style-name="ce317"/>
          <table:table-cell table:style-name="ce321" office:value-type="string">
            <text:p>Owed start year</text:p>
          </table:table-cell>
          <table:table-cell table:style-name="ce327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5]" office:value-type="date" office:date-value="2009-04-30">
            <text:p>Apr-09</text:p>
          </table:table-cell>
          <table:table-cell table:style-name="ce328" table:formula="of:=IF((['file:///C:/Users/Antony/diy/UK/UK%202009-2010%20Self%20Employed/UK%202009-2010%20Basic%20Sole%20Trader%20OO/Salesyearto050410.ods'#$Apr09.$H$1]&gt;0);['file:///C:/Users/Antony/diy/UK/UK%202009-2010%20Self%20Employed/UK%202009-2010%20Basic%20Sole%20Trader%20OO/Salesyearto050410.ods'#$Apr09.$H$1];&quot; &quot;)" office:value-type="string" office:string-value=" ">
            <text:p><text:s/></text:p>
          </table:table-cell>
          <table:table-cell table:style-name="ce317"/>
          <table:table-cell table:style-name="ce322" table:formula="of:=[.B5]" office:value-type="date" office:date-value="2009-04-30">
            <text:p>Apr-09</text:p>
          </table:table-cell>
          <table:table-cell table:style-name="ce327" table:formula="of:=IF((['file:///C:/Users/Antony/diy/UK/UK%202009-2010%20Self%20Employed/UK%202009-2010%20Basic%20Sole%20Trader%20OO/Purchasesyearto050410.ods'#$Apr09.$H$1]&gt;0);['file:///C:/Users/Antony/diy/UK/UK%202009-2010%20Self%20Employed/UK%202009-2010%20Basic%20Sole%20Trader%20OO/Purchasesyearto050410.ods'#$Apr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6]" office:value-type="date" office:date-value="2009-05-31">
            <text:p>May-09</text:p>
          </table:table-cell>
          <table:table-cell table:style-name="ce327" table:formula="of:=IF((['file:///C:/Users/Antony/diy/UK/UK%202009-2010%20Self%20Employed/UK%202009-2010%20Basic%20Sole%20Trader%20OO/Salesyearto050410.ods'#$May09.$H$1]&gt;0);['file:///C:/Users/Antony/diy/UK/UK%202009-2010%20Self%20Employed/UK%202009-2010%20Basic%20Sole%20Trader%20OO/Salesyearto050410.ods'#$May09.$H$1];&quot; &quot;)" office:value-type="string" office:string-value=" ">
            <text:p><text:s/></text:p>
          </table:table-cell>
          <table:table-cell table:style-name="ce317"/>
          <table:table-cell table:style-name="ce322" table:formula="of:=[.B7]" office:value-type="date" office:date-value="2009-05-31">
            <text:p>May-09</text:p>
          </table:table-cell>
          <table:table-cell table:style-name="ce327" table:formula="of:=IF((['file:///C:/Users/Antony/diy/UK/UK%202009-2010%20Self%20Employed/UK%202009-2010%20Basic%20Sole%20Trader%20OO/Purchasesyearto050410.ods'#$May09.$H$1]&gt;0);['file:///C:/Users/Antony/diy/UK/UK%202009-2010%20Self%20Employed/UK%202009-2010%20Basic%20Sole%20Trader%20OO/Purchasesyearto050410.ods'#$May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7]" office:value-type="date" office:date-value="2009-06-30">
            <text:p>Jun-09</text:p>
          </table:table-cell>
          <table:table-cell table:style-name="ce327" table:formula="of:=IF((['file:///C:/Users/Antony/diy/UK/UK%202009-2010%20Self%20Employed/UK%202009-2010%20Basic%20Sole%20Trader%20OO/Salesyearto050410.ods'#$Jun09.$H$1]&gt;0);['file:///C:/Users/Antony/diy/UK/UK%202009-2010%20Self%20Employed/UK%202009-2010%20Basic%20Sole%20Trader%20OO/Salesyearto050410.ods'#$Jun09.$H$1];&quot; &quot;)" office:value-type="string" office:string-value=" ">
            <text:p><text:s/></text:p>
          </table:table-cell>
          <table:table-cell table:style-name="ce317"/>
          <table:table-cell table:style-name="ce322" table:formula="of:=[.B9]" office:value-type="date" office:date-value="2009-06-30">
            <text:p>Jun-09</text:p>
          </table:table-cell>
          <table:table-cell table:style-name="ce327" table:formula="of:=IF((['file:///C:/Users/Antony/diy/UK/UK%202009-2010%20Self%20Employed/UK%202009-2010%20Basic%20Sole%20Trader%20OO/Purchasesyearto050410.ods'#$Jun09.$H$1]&gt;0);['file:///C:/Users/Antony/diy/UK/UK%202009-2010%20Self%20Employed/UK%202009-2010%20Basic%20Sole%20Trader%20OO/Purchasesyearto050410.ods'#$Jun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8]" office:value-type="date" office:date-value="2009-07-31">
            <text:p>Jul-09</text:p>
          </table:table-cell>
          <table:table-cell table:style-name="ce327" table:formula="of:=IF((['file:///C:/Users/Antony/diy/UK/UK%202009-2010%20Self%20Employed/UK%202009-2010%20Basic%20Sole%20Trader%20OO/Salesyearto050410.ods'#$Jul09.$H$1]&gt;0);['file:///C:/Users/Antony/diy/UK/UK%202009-2010%20Self%20Employed/UK%202009-2010%20Basic%20Sole%20Trader%20OO/Salesyearto050410.ods'#$Jul09.$H$1];&quot; &quot;)" office:value-type="string" office:string-value=" ">
            <text:p><text:s/></text:p>
          </table:table-cell>
          <table:table-cell table:style-name="ce317"/>
          <table:table-cell table:style-name="ce322" table:formula="of:=[.B11]" office:value-type="date" office:date-value="2009-07-31">
            <text:p>Jul-09</text:p>
          </table:table-cell>
          <table:table-cell table:style-name="ce327" table:formula="of:=IF((['file:///C:/Users/Antony/diy/UK/UK%202009-2010%20Self%20Employed/UK%202009-2010%20Basic%20Sole%20Trader%20OO/Purchasesyearto050410.ods'#$Jul09.$H$1]&gt;0);['file:///C:/Users/Antony/diy/UK/UK%202009-2010%20Self%20Employed/UK%202009-2010%20Basic%20Sole%20Trader%20OO/Purchasesyearto050410.ods'#$Jul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9]" office:value-type="date" office:date-value="2009-08-31">
            <text:p>Aug-09</text:p>
          </table:table-cell>
          <table:table-cell table:style-name="ce327" table:formula="of:=IF((['file:///C:/Users/Antony/diy/UK/UK%202009-2010%20Self%20Employed/UK%202009-2010%20Basic%20Sole%20Trader%20OO/Salesyearto050410.ods'#$Aug09.$H$1]&gt;0);['file:///C:/Users/Antony/diy/UK/UK%202009-2010%20Self%20Employed/UK%202009-2010%20Basic%20Sole%20Trader%20OO/Salesyearto050410.ods'#$Aug09.$H$1];&quot; &quot;)" office:value-type="string" office:string-value=" ">
            <text:p><text:s/></text:p>
          </table:table-cell>
          <table:table-cell table:style-name="ce317"/>
          <table:table-cell table:style-name="ce322" table:formula="of:=[.B13]" office:value-type="date" office:date-value="2009-08-31">
            <text:p>Aug-09</text:p>
          </table:table-cell>
          <table:table-cell table:style-name="ce327" table:formula="of:=IF((['file:///C:/Users/Antony/diy/UK/UK%202009-2010%20Self%20Employed/UK%202009-2010%20Basic%20Sole%20Trader%20OO/Purchasesyearto050410.ods'#$Aug09.$H$1]&gt;0);['file:///C:/Users/Antony/diy/UK/UK%202009-2010%20Self%20Employed/UK%202009-2010%20Basic%20Sole%20Trader%20OO/Purchasesyearto050410.ods'#$Aug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0]" office:value-type="date" office:date-value="2009-09-30">
            <text:p>Sep-09</text:p>
          </table:table-cell>
          <table:table-cell table:style-name="ce327" table:formula="of:=IF((['file:///C:/Users/Antony/diy/UK/UK%202009-2010%20Self%20Employed/UK%202009-2010%20Basic%20Sole%20Trader%20OO/Salesyearto050410.ods'#$Sep09.$H$1]&gt;0);['file:///C:/Users/Antony/diy/UK/UK%202009-2010%20Self%20Employed/UK%202009-2010%20Basic%20Sole%20Trader%20OO/Salesyearto050410.ods'#$Sep09.$H$1];&quot; &quot;)" office:value-type="string" office:string-value=" ">
            <text:p><text:s/></text:p>
          </table:table-cell>
          <table:table-cell table:style-name="ce317"/>
          <table:table-cell table:style-name="ce322" table:formula="of:=[.B15]" office:value-type="date" office:date-value="2009-09-30">
            <text:p>Sep-09</text:p>
          </table:table-cell>
          <table:table-cell table:style-name="ce327" table:formula="of:=IF((['file:///C:/Users/Antony/diy/UK/UK%202009-2010%20Self%20Employed/UK%202009-2010%20Basic%20Sole%20Trader%20OO/Purchasesyearto050410.ods'#$Sep09.$H$1]&gt;0);['file:///C:/Users/Antony/diy/UK/UK%202009-2010%20Self%20Employed/UK%202009-2010%20Basic%20Sole%20Trader%20OO/Purchasesyearto050410.ods'#$Sep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1]" office:value-type="date" office:date-value="2009-10-31">
            <text:p>Oct-09</text:p>
          </table:table-cell>
          <table:table-cell table:style-name="ce327" table:formula="of:=IF((['file:///C:/Users/Antony/diy/UK/UK%202009-2010%20Self%20Employed/UK%202009-2010%20Basic%20Sole%20Trader%20OO/Salesyearto050410.ods'#$Oct09.$H$1]&gt;0);['file:///C:/Users/Antony/diy/UK/UK%202009-2010%20Self%20Employed/UK%202009-2010%20Basic%20Sole%20Trader%20OO/Salesyearto050410.ods'#$Oct09.$H$1];&quot; &quot;)" office:value-type="string" office:string-value=" ">
            <text:p><text:s/></text:p>
          </table:table-cell>
          <table:table-cell table:style-name="ce317"/>
          <table:table-cell table:style-name="ce322" table:formula="of:=[.B17]" office:value-type="date" office:date-value="2009-10-31">
            <text:p>Oct-09</text:p>
          </table:table-cell>
          <table:table-cell table:style-name="ce327" table:formula="of:=IF((['file:///C:/Users/Antony/diy/UK/UK%202009-2010%20Self%20Employed/UK%202009-2010%20Basic%20Sole%20Trader%20OO/Purchasesyearto050410.ods'#$Oct09.$H$1]&gt;0);['file:///C:/Users/Antony/diy/UK/UK%202009-2010%20Self%20Employed/UK%202009-2010%20Basic%20Sole%20Trader%20OO/Purchasesyearto050410.ods'#$Oct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2]" office:value-type="date" office:date-value="2009-11-30">
            <text:p>Nov-09</text:p>
          </table:table-cell>
          <table:table-cell table:style-name="ce327" table:formula="of:=IF((['file:///C:/Users/Antony/diy/UK/UK%202009-2010%20Self%20Employed/UK%202009-2010%20Basic%20Sole%20Trader%20OO/Salesyearto050410.ods'#$Nov09.$H$1]&gt;0);['file:///C:/Users/Antony/diy/UK/UK%202009-2010%20Self%20Employed/UK%202009-2010%20Basic%20Sole%20Trader%20OO/Salesyearto050410.ods'#$Nov09.$H$1];&quot; &quot;)" office:value-type="string" office:string-value=" ">
            <text:p><text:s/></text:p>
          </table:table-cell>
          <table:table-cell table:style-name="ce317"/>
          <table:table-cell table:style-name="ce322" table:formula="of:=[.B19]" office:value-type="date" office:date-value="2009-11-30">
            <text:p>Nov-09</text:p>
          </table:table-cell>
          <table:table-cell table:style-name="ce327" table:formula="of:=IF((['file:///C:/Users/Antony/diy/UK/UK%202009-2010%20Self%20Employed/UK%202009-2010%20Basic%20Sole%20Trader%20OO/Purchasesyearto050410.ods'#$Nov09.$H$1]&gt;0);['file:///C:/Users/Antony/diy/UK/UK%202009-2010%20Self%20Employed/UK%202009-2010%20Basic%20Sole%20Trader%20OO/Purchasesyearto050410.ods'#$Nov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3]" office:value-type="date" office:date-value="2009-12-31">
            <text:p>Dec-09</text:p>
          </table:table-cell>
          <table:table-cell table:style-name="ce327" table:formula="of:=IF((['file:///C:/Users/Antony/diy/UK/UK%202009-2010%20Self%20Employed/UK%202009-2010%20Basic%20Sole%20Trader%20OO/Salesyearto050410.ods'#$Dec09.$H$1]&gt;0);['file:///C:/Users/Antony/diy/UK/UK%202009-2010%20Self%20Employed/UK%202009-2010%20Basic%20Sole%20Trader%20OO/Salesyearto050410.ods'#$Dec09.$H$1];&quot; &quot;)" office:value-type="string" office:string-value=" ">
            <text:p><text:s/></text:p>
          </table:table-cell>
          <table:table-cell table:style-name="ce317"/>
          <table:table-cell table:style-name="ce322" table:formula="of:=[.B21]" office:value-type="date" office:date-value="2009-12-31">
            <text:p>Dec-09</text:p>
          </table:table-cell>
          <table:table-cell table:style-name="ce327" table:formula="of:=IF((['file:///C:/Users/Antony/diy/UK/UK%202009-2010%20Self%20Employed/UK%202009-2010%20Basic%20Sole%20Trader%20OO/Purchasesyearto050410.ods'#$Dec09.$H$1]&gt;0);['file:///C:/Users/Antony/diy/UK/UK%202009-2010%20Self%20Employed/UK%202009-2010%20Basic%20Sole%20Trader%20OO/Purchasesyearto050410.ods'#$Dec09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4]" office:value-type="date" office:date-value="2010-01-31">
            <text:p>Jan-10</text:p>
          </table:table-cell>
          <table:table-cell table:style-name="ce327" table:formula="of:=IF((['file:///C:/Users/Antony/diy/UK/UK%202009-2010%20Self%20Employed/UK%202009-2010%20Basic%20Sole%20Trader%20OO/Salesyearto050410.ods'#$Jan10.$H$1]&gt;0);['file:///C:/Users/Antony/diy/UK/UK%202009-2010%20Self%20Employed/UK%202009-2010%20Basic%20Sole%20Trader%20OO/Salesyearto050410.ods'#$Jan10.$H$1];&quot; &quot;)" office:value-type="string" office:string-value=" ">
            <text:p><text:s/></text:p>
          </table:table-cell>
          <table:table-cell table:style-name="ce317"/>
          <table:table-cell table:style-name="ce322" table:formula="of:=[.B23]" office:value-type="date" office:date-value="2010-01-31">
            <text:p>Jan-10</text:p>
          </table:table-cell>
          <table:table-cell table:style-name="ce327" table:formula="of:=IF((['file:///C:/Users/Antony/diy/UK/UK%202009-2010%20Self%20Employed/UK%202009-2010%20Basic%20Sole%20Trader%20OO/Purchasesyearto050410.ods'#$Jan10.$H$1]&gt;0);['file:///C:/Users/Antony/diy/UK/UK%202009-2010%20Self%20Employed/UK%202009-2010%20Basic%20Sole%20Trader%20OO/Purchasesyearto050410.ods'#$Jan10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5]" office:value-type="date" office:date-value="2010-02-28">
            <text:p>Feb-10</text:p>
          </table:table-cell>
          <table:table-cell table:style-name="ce327" table:formula="of:=IF((['file:///C:/Users/Antony/diy/UK/UK%202009-2010%20Self%20Employed/UK%202009-2010%20Basic%20Sole%20Trader%20OO/Salesyearto050410.ods'#$Feb10.$H$1]&gt;0);['file:///C:/Users/Antony/diy/UK/UK%202009-2010%20Self%20Employed/UK%202009-2010%20Basic%20Sole%20Trader%20OO/Salesyearto050410.ods'#$Feb10.$H$1];&quot; &quot;)" office:value-type="string" office:string-value=" ">
            <text:p><text:s/></text:p>
          </table:table-cell>
          <table:table-cell table:style-name="ce317"/>
          <table:table-cell table:style-name="ce322" table:formula="of:=[.B25]" office:value-type="date" office:date-value="2010-02-28">
            <text:p>Feb-10</text:p>
          </table:table-cell>
          <table:table-cell table:style-name="ce327" table:formula="of:=IF((['file:///C:/Users/Antony/diy/UK/UK%202009-2010%20Self%20Employed/UK%202009-2010%20Basic%20Sole%20Trader%20OO/Purchasesyearto050410.ods'#$Feb10.$H$1]&gt;0);['file:///C:/Users/Antony/diy/UK/UK%202009-2010%20Self%20Employed/UK%202009-2010%20Basic%20Sole%20Trader%20OO/Purchasesyearto050410.ods'#$Feb10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2" table:formula="of:=[$Admin.B$16]" office:value-type="date" office:date-value="2010-03-31">
            <text:p>Mar-10</text:p>
          </table:table-cell>
          <table:table-cell table:style-name="ce327" table:formula="of:=IF((['file:///C:/Users/Antony/diy/UK/UK%202009-2010%20Self%20Employed/UK%202009-2010%20Basic%20Sole%20Trader%20OO/Salesyearto050410.ods'#$Mar10.$H$1]&gt;0);['file:///C:/Users/Antony/diy/UK/UK%202009-2010%20Self%20Employed/UK%202009-2010%20Basic%20Sole%20Trader%20OO/Salesyearto050410.ods'#$Mar10.$H$1];&quot; &quot;)" office:value-type="string" office:string-value=" ">
            <text:p><text:s/></text:p>
          </table:table-cell>
          <table:table-cell table:style-name="ce317"/>
          <table:table-cell table:style-name="ce322" table:formula="of:=[.B27]" office:value-type="date" office:date-value="2010-03-31">
            <text:p>Mar-10</text:p>
          </table:table-cell>
          <table:table-cell table:style-name="ce327" table:formula="of:=IF((['file:///C:/Users/Antony/diy/UK/UK%202009-2010%20Self%20Employed/UK%202009-2010%20Basic%20Sole%20Trader%20OO/Purchasesyearto050410.ods'#$Mar10.$H$1]&gt;0);['file:///C:/Users/Antony/diy/UK/UK%202009-2010%20Self%20Employed/UK%202009-2010%20Basic%20Sole%20Trader%20OO/Purchasesyearto050410.ods'#$Mar10.$H$1];&quot; &quot;)" office:value-type="string" office:string-value=" ">
            <text:p><text:s/></text:p>
          </table:table-cell>
          <table:table-cell table:style-name="ce317"/>
          <table:table-cell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27">
          <table:table-cell table:style-name="ce316"/>
          <table:table-cell table:style-name="ce323" office:value-type="string">
            <text:p>Amount owed by customers</text:p>
          </table:table-cell>
          <table:table-cell table:style-name="ce329" table:formula="of:=SUM([.C3:.C28])" office:value-type="float" office:value="0">
            <text:p>0.00 </text:p>
          </table:table-cell>
          <table:table-cell table:style-name="ce316"/>
          <table:table-cell table:style-name="ce323" office:value-type="string">
            <text:p>Amount owed <text:s text:c="3"/>to suppliers</text:p>
          </table:table-cell>
          <table:table-cell table:style-name="ce329" table:formula="of:=SUM([.F3:.F28])" office:value-type="float" office:value="0">
            <text:p>0.00 </text:p>
          </table:table-cell>
          <table:table-cell table:style-name="ce316"/>
          <table:table-cell table:style-name="ce332" table:number-columns-repeated="1017"/>
        </table:table-row>
        <table:table-row table:style-name="ro7">
          <table:table-cell table:style-name="ce317"/>
          <table:table-cell table:style-name="ce320"/>
          <table:table-cell table:style-name="ce326"/>
          <table:table-cell table:style-name="ce317"/>
          <table:table-cell table:style-name="ce320"/>
          <table:table-cell table:style-name="ce326"/>
          <table:table-cell table:style-name="ce317"/>
          <table:table-cell table:number-columns-repeated="1017"/>
        </table:table-row>
        <table:table-row table:style-name="ro7" table:number-rows-repeated="65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dmin" table:style-name="ta7" table:protected="true" table:protection-key="CAX2U5cjUI/wFNbHRjUYY2MMuuA=">
        <table:table-column table:style-name="co31" table:default-cell-style-name="ce52"/>
        <table:table-column table:style-name="co32" table:default-cell-style-name="ce338"/>
        <table:table-column table:style-name="co3" table:default-cell-style-name="ce52"/>
        <table:table-column table:style-name="co33" table:number-columns-repeated="2" table:default-cell-style-name="ce52"/>
        <table:table-column table:style-name="co34" table:default-cell-style-name="ce52"/>
        <table:table-column table:style-name="co10" table:default-cell-style-name="ce347"/>
        <table:table-column table:style-name="co3" table:default-cell-style-name="ce52"/>
        <table:table-column table:style-name="co10" table:number-columns-repeated="4" table:default-cell-style-name="ce52"/>
        <table:table-column table:style-name="co35" table:default-cell-style-name="ce52"/>
        <table:table-column table:style-name="co10" table:default-cell-style-name="ce52"/>
        <table:table-column table:style-name="co36" table:default-cell-style-name="ce52"/>
        <table:table-column table:style-name="co10" table:number-columns-repeated="1009" table:default-cell-style-name="ce52"/>
        <table:table-row table:style-name="ro12">
          <table:table-cell table:style-name="ce69"/>
          <table:table-cell table:style-name="ce333" office:value-type="string">
            <text:p>Dates</text:p>
          </table:table-cell>
          <table:table-cell table:style-name="ce69"/>
          <table:table-cell table:style-name="ce136" table:number-columns-spanned="3" table:number-rows-spanned="1"/>
          <table:covered-table-cell table:number-columns-repeated="2"/>
          <table:table-cell table:style-name="ce136"/>
          <table:table-cell table:style-name="ce69" table:number-columns-repeated="8"/>
          <table:table-cell table:number-columns-repeated="1009"/>
        </table:table-row>
        <table:table-row table:style-name="ro12">
          <table:table-cell table:style-name="ce69"/>
          <table:table-cell table:style-name="ce334" office:value-type="date" office:date-value="2009-02-28">
            <text:p>28-Feb-09</text:p>
          </table:table-cell>
          <table:table-cell table:style-name="ce69"/>
          <table:table-cell table:style-name="ce339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343" table:formula="of:=[.B23]" office:value-type="string" office:string-value="2009-10">
            <text:p>2009-10</text:p>
          </table:table-cell>
          <table:table-cell table:style-name="ce69" table:number-columns-repeated="2"/>
          <table:table-cell table:style-name="ce349" office:value-type="string" table:number-columns-spanned="2" table:number-rows-spanned="1">
            <text:p>Income Tax Rates</text:p>
          </table:table-cell>
          <table:covered-table-cell/>
          <table:table-cell table:style-name="ce339" table:formula="of:=[.G2]" office:value-type="string" office:string-value="2009-10">
            <text:p>2009-10</text:p>
          </table:table-cell>
          <table:table-cell table:style-name="ce69" table:number-columns-repeated="3"/>
          <table:table-cell table:number-columns-repeated="1009"/>
        </table:table-row>
        <table:table-row table:style-name="ro12">
          <table:table-cell table:style-name="ce69"/>
          <table:table-cell table:style-name="ce334" office:value-type="date" office:date-value="2009-03-31">
            <text:p>31-Mar-09</text:p>
          </table:table-cell>
          <table:table-cell table:style-name="ce69" table:number-columns-repeated="4"/>
          <table:table-cell table:style-name="ce342"/>
          <table:table-cell table:style-name="ce69" table:number-columns-repeated="2"/>
          <table:table-cell table:style-name="ce340" table:number-columns-repeated="2"/>
          <table:table-cell table:style-name="ce136"/>
          <table:table-cell table:style-name="ce69" table:number-columns-repeated="3"/>
          <table:table-cell table:number-columns-repeated="1009"/>
        </table:table-row>
        <table:table-row table:style-name="ro12">
          <table:table-cell table:style-name="ce69"/>
          <table:table-cell table:style-name="ce335" office:value-type="date" office:date-value="2009-04-06">
            <text:p>06-Apr-09</text:p>
          </table:table-cell>
          <table:table-cell table:style-name="ce69"/>
          <table:table-cell table:style-name="ce92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344" office:value-type="percentage" office:value="1">
            <text:p>100%</text:p>
          </table:table-cell>
          <table:table-cell table:style-name="ce69"/>
          <table:table-cell table:style-name="ce92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353" office:value-type="float" office:value="6475">
            <text:p>6475</text:p>
          </table:table-cell>
          <table:table-cell table:style-name="ce342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4-30">
            <text:p>30-Apr-09</text:p>
          </table:table-cell>
          <table:table-cell table:style-name="ce69"/>
          <table:table-cell table:style-name="ce92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344" office:value-type="percentage" office:value="0.2">
            <text:p>20%</text:p>
          </table:table-cell>
          <table:table-cell table:style-name="ce69" table:number-columns-repeated="6"/>
          <table:table-cell table:style-name="ce342" table:number-columns-repeated="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5-31">
            <text:p>31-May-09</text:p>
          </table:table-cell>
          <table:table-cell table:style-name="ce69" table:number-columns-repeated="4"/>
          <table:table-cell table:style-name="ce342"/>
          <table:table-cell table:style-name="ce69"/>
          <table:table-cell table:style-name="ce69" office:value-type="string">
            <text:p>Starting tax rate on lower tax band</text:p>
          </table:table-cell>
          <table:table-cell table:style-name="ce69" table:number-columns-repeated="4"/>
          <table:table-cell table:style-name="ce354" office:value-type="percentage" office:value="0">
            <text:p>0%</text:p>
          </table:table-cell>
          <table:table-cell table:style-name="ce342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6-30">
            <text:p>30-Jun-09</text:p>
          </table:table-cell>
          <table:table-cell table:style-name="ce69"/>
          <table:table-cell table:style-name="ce92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342"/>
          <table:table-cell table:style-name="ce69"/>
          <table:table-cell table:style-name="ce92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344" office:value-type="percentage" office:value="0.2">
            <text:p>20%</text:p>
          </table:table-cell>
          <table:table-cell table:style-name="ce342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7-31">
            <text:p>31-Jul-09</text:p>
          </table:table-cell>
          <table:table-cell table:style-name="ce69"/>
          <table:table-cell table:style-name="ce69" office:value-type="string">
            <text:p>Costing over </text:p>
          </table:table-cell>
          <table:table-cell table:style-name="ce341" office:value-type="float" office:value="12000">
            <text:p>12000</text:p>
          </table:table-cell>
          <table:table-cell table:style-name="ce69" office:value-type="string">
            <text:p>Restricted to</text:p>
          </table:table-cell>
          <table:table-cell table:style-name="ce341" office:value-type="float" office:value="3000">
            <text:p>3000</text:p>
          </table:table-cell>
          <table:table-cell table:style-name="ce69"/>
          <table:table-cell table:style-name="ce92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344" office:value-type="percentage" office:value="0.4">
            <text:p>40%</text:p>
          </table:table-cell>
          <table:table-cell table:style-name="ce342" office:value-type="string">
            <text:p>%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8-31">
            <text:p>31-Aug-09</text:p>
          </table:table-cell>
          <table:table-cell table:style-name="ce69" table:number-columns-repeated="2"/>
          <table:table-cell table:style-name="ce342"/>
          <table:table-cell table:style-name="ce69"/>
          <table:table-cell table:style-name="ce342"/>
          <table:table-cell table:style-name="ce69" table:number-columns-repeated="6"/>
          <table:table-cell table:style-name="ce342" table:number-columns-repeated="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09-30">
            <text:p>30-Sep-09</text:p>
          </table:table-cell>
          <table:table-cell table:style-name="ce69" table:number-columns-repeated="2"/>
          <table:table-cell table:style-name="ce342"/>
          <table:table-cell table:style-name="ce69"/>
          <table:table-cell table:style-name="ce342"/>
          <table:table-cell table:style-name="ce69"/>
          <table:table-cell table:style-name="ce92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351" office:value-type="string">
            <text:p>Start Level</text:p>
          </table:table-cell>
          <table:table-cell table:style-name="ce351" office:value-type="string">
            <text:p><text:s/>End Level</text:p>
          </table:table-cell>
          <table:table-cell table:style-name="ce355" office:value-type="string">
            <text:p><text:s/>Tax Band </text:p>
          </table:table-cell>
          <table:table-cell table:style-name="ce34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10-31">
            <text:p>31-Oct-09</text:p>
          </table:table-cell>
          <table:table-cell table:style-name="ce69"/>
          <table:table-cell table:style-name="ce339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342" office:value-type="string">
            <text:p>%</text:p>
          </table:table-cell>
          <table:table-cell table:style-name="ce69"/>
          <table:table-cell table:style-name="ce69" office:value-type="string">
            <text:p>Starter rate</text:p>
          </table:table-cell>
          <table:table-cell table:style-name="ce69"/>
          <table:table-cell table:style-name="ce350" table:formula="of:=[.N6]" office:value-type="percentage" office:value="0">
            <text:p>0%</text:p>
          </table:table-cell>
          <table:table-cell table:style-name="ce342" table:formula="of:=[.N11]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356" office:value-type="float" office:value="0">
            <text:p>0</text:p>
          </table:table-cell>
          <table:table-cell table:style-name="ce34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11-30">
            <text:p>30-Nov-09</text:p>
          </table:table-cell>
          <table:table-cell table:style-name="ce69" table:number-columns-repeated="4"/>
          <table:table-cell table:style-name="ce342"/>
          <table:table-cell table:style-name="ce69"/>
          <table:table-cell table:style-name="ce69" office:value-type="string">
            <text:p>Basic rate</text:p>
          </table:table-cell>
          <table:table-cell table:style-name="ce69"/>
          <table:table-cell table:style-name="ce350" office:value-type="percentage" office:value="0.2">
            <text:p>20%</text:p>
          </table:table-cell>
          <table:table-cell table:style-name="ce342" office:value-type="float" office:value="0">
            <text:p>0</text:p>
          </table:table-cell>
          <table:table-cell table:style-name="ce342" table:formula="of:=[.N13]" office:value-type="float" office:value="37400">
            <text:p>37400</text:p>
          </table:table-cell>
          <table:table-cell table:style-name="ce356" office:value-type="float" office:value="0">
            <text:p>0</text:p>
          </table:table-cell>
          <table:table-cell table:style-name="ce34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09-12-31">
            <text:p>31-Dec-09</text:p>
          </table:table-cell>
          <table:table-cell table:style-name="ce69"/>
          <table:table-cell table:style-name="ce92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344" office:value-type="percentage" office:value="0">
            <text:p>0%</text:p>
          </table:table-cell>
          <table:table-cell table:style-name="ce69"/>
          <table:table-cell table:style-name="ce69" office:value-type="string">
            <text:p>Higher rate</text:p>
          </table:table-cell>
          <table:table-cell table:style-name="ce69"/>
          <table:table-cell table:style-name="ce350" office:value-type="percentage" office:value="0.4">
            <text:p>40%</text:p>
          </table:table-cell>
          <table:table-cell table:style-name="ce342" table:formula="of:=[.N13]" office:value-type="float" office:value="37400">
            <text:p>37400</text:p>
          </table:table-cell>
          <table:table-cell table:style-name="ce69"/>
          <table:table-cell table:style-name="ce356" office:value-type="float" office:value="37400">
            <text:p>37400</text:p>
          </table:table-cell>
          <table:table-cell table:style-name="ce34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1-31">
            <text:p>31-Jan-10</text:p>
          </table:table-cell>
          <table:table-cell table:style-name="ce69"/>
          <table:table-cell table:style-name="ce92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344" office:value-type="percentage" office:value="0.1">
            <text:p>10%</text:p>
          </table:table-cell>
          <table:table-cell table:style-name="ce69" table:number-columns-repeated="8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2-28">
            <text:p>28-Feb-10</text:p>
          </table:table-cell>
          <table:table-cell table:style-name="ce69"/>
          <table:table-cell table:style-name="ce92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344" office:value-type="percentage" office:value="0.2">
            <text:p>20%</text:p>
          </table:table-cell>
          <table:table-cell table:style-name="ce69"/>
          <table:table-cell table:style-name="ce339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339" table:formula="of:=[.G2]" office:value-type="string" office:string-value="2009-10">
            <text:p>2009-10</text:p>
          </table:table-cell>
          <table:table-cell table:style-name="ce69" table:number-columns-repeated="3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3-31">
            <text:p>31-Mar-10</text:p>
          </table:table-cell>
          <table:table-cell table:style-name="ce69"/>
          <table:table-cell table:style-name="ce92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344" office:value-type="percentage" office:value="0.33">
            <text:p>33%</text:p>
          </table:table-cell>
          <table:table-cell table:style-name="ce69" table:number-columns-repeated="8"/>
          <table:table-cell table:number-columns-repeated="1009"/>
        </table:table-row>
        <table:table-row table:style-name="ro12">
          <table:table-cell table:style-name="ce69"/>
          <table:table-cell table:style-name="ce335" office:value-type="date" office:date-value="2010-04-05">
            <text:p>05-Apr-10</text:p>
          </table:table-cell>
          <table:table-cell table:style-name="ce69"/>
          <table:table-cell table:style-name="ce92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344" office:value-type="percentage" office:value="0.25">
            <text:p>25%</text:p>
          </table:table-cell>
          <table:table-cell table:style-name="ce69"/>
          <table:table-cell table:style-name="ce92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345" office:value-type="float" office:value="2.4">
            <text:p>2.40</text:p>
          </table:table-cell>
          <table:table-cell table:style-name="ce69" table:number-columns-repeated="3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4-30">
            <text:p>30-Apr-10</text:p>
          </table:table-cell>
          <table:table-cell table:style-name="ce69" table:number-columns-repeated="4"/>
          <table:table-cell table:style-name="ce342"/>
          <table:table-cell table:style-name="ce69" table:number-columns-repeated="8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5-31">
            <text:p>31-May-10</text:p>
          </table:table-cell>
          <table:table-cell table:style-name="ce69"/>
          <table:table-cell table:style-name="ce339" office:value-type="string" table:number-columns-spanned="2" table:number-rows-spanned="1">
            <text:p>Mileage Allowances</text:p>
          </table:table-cell>
          <table:covered-table-cell/>
          <table:table-cell table:style-name="ce342" office:value-type="string">
            <text:p>Miles</text:p>
          </table:table-cell>
          <table:table-cell table:style-name="ce342" office:value-type="string">
            <text:p>p per mile</text:p>
          </table:table-cell>
          <table:table-cell table:style-name="ce69"/>
          <table:table-cell table:style-name="ce348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69"/>
          <table:table-cell table:style-name="ce352" office:value-type="string" table:number-columns-spanned="1" table:number-rows-spanned="2">
            <text:p>NIC class 4 lower limit</text:p>
          </table:table-cell>
          <table:table-cell table:style-name="ce69" table:number-columns-repeated="2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0-06-30">
            <text:p>30-Jun-10</text:p>
          </table:table-cell>
          <table:table-cell table:style-name="ce69"/>
          <table:table-cell table:style-name="ce136" table:number-columns-repeated="2"/>
          <table:table-cell table:style-name="ce342" table:number-columns-repeated="2"/>
          <table:table-cell table:style-name="ce69"/>
          <table:covered-table-cell table:number-columns-repeated="3"/>
          <table:table-cell table:style-name="ce344" office:value-type="percentage" office:value="0.08">
            <text:p>8%</text:p>
          </table:table-cell>
          <table:covered-table-cell/>
          <table:table-cell table:style-name="ce356" office:value-type="float" office:value="5715">
            <text:p>5715</text:p>
          </table:table-cell>
          <table:table-cell table:style-name="ce342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1-01-31">
            <text:p>31-Jan-11</text:p>
          </table:table-cell>
          <table:table-cell table:style-name="ce69"/>
          <table:table-cell table:style-name="ce92" office:value-type="string" table:number-columns-spanned="2" table:number-rows-spanned="1">
            <text:p>Higher rate allowance up to</text:p>
          </table:table-cell>
          <table:covered-table-cell/>
          <table:table-cell table:style-name="ce341" office:value-type="float" office:value="10000">
            <text:p>10000</text:p>
          </table:table-cell>
          <table:table-cell table:style-name="ce345" office:value-type="float" office:value="0.4">
            <text:p>0.40</text:p>
          </table:table-cell>
          <table:table-cell table:style-name="ce69"/>
          <table:table-cell table:style-name="ce348" table:number-columns-repeated="3"/>
          <table:table-cell table:style-name="ce350"/>
          <table:table-cell table:style-name="ce69" table:number-columns-repeated="3"/>
          <table:table-cell table:number-columns-repeated="1009"/>
        </table:table-row>
        <table:table-row table:style-name="ro12">
          <table:table-cell table:style-name="ce69"/>
          <table:table-cell table:style-name="ce336" office:value-type="date" office:date-value="2011-07-31">
            <text:p>31-Jul-11</text:p>
          </table:table-cell>
          <table:table-cell table:style-name="ce69"/>
          <table:table-cell table:style-name="ce69" office:value-type="string">
            <text:p>Lower rate allowance over</text:p>
          </table:table-cell>
          <table:table-cell table:style-name="ce69"/>
          <table:table-cell table:style-name="ce341" office:value-type="float" office:value="10001">
            <text:p>10001</text:p>
          </table:table-cell>
          <table:table-cell table:style-name="ce345" office:value-type="float" office:value="0.25">
            <text:p>0.25</text:p>
          </table:table-cell>
          <table:table-cell table:style-name="ce69"/>
          <table:table-cell table:style-name="ce348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69"/>
          <table:table-cell table:style-name="ce352" office:value-type="string" table:number-columns-spanned="1" table:number-rows-spanned="2">
            <text:p>NIC class 4 upper limit</text:p>
          </table:table-cell>
          <table:table-cell table:style-name="ce69" table:number-columns-repeated="2"/>
          <table:table-cell table:number-columns-repeated="1009"/>
        </table:table-row>
        <table:table-row table:style-name="ro12">
          <table:table-cell table:style-name="ce69"/>
          <table:table-cell table:style-name="ce335" office:value-type="string">
            <text:p>2009-10</text:p>
          </table:table-cell>
          <table:table-cell table:style-name="ce69" table:number-columns-repeated="3"/>
          <table:table-cell table:style-name="ce342"/>
          <table:table-cell table:style-name="ce346"/>
          <table:table-cell table:style-name="ce69"/>
          <table:covered-table-cell table:number-columns-repeated="3"/>
          <table:table-cell table:style-name="ce344" office:value-type="percentage" office:value="0.01">
            <text:p>1%</text:p>
          </table:table-cell>
          <table:covered-table-cell/>
          <table:table-cell table:style-name="ce356" office:value-type="float" office:value="43875">
            <text:p>43875</text:p>
          </table:table-cell>
          <table:table-cell table:style-name="ce342" office:value-type="string">
            <text:p>£</text:p>
          </table:table-cell>
          <table:table-cell table:number-columns-repeated="1009"/>
        </table:table-row>
        <table:table-row table:style-name="ro12">
          <table:table-cell table:style-name="ce69"/>
          <table:table-cell table:style-name="ce335" office:value-type="string">
            <text:p>2010-11</text:p>
          </table:table-cell>
          <table:table-cell table:style-name="ce69" table:number-columns-repeated="13"/>
          <table:table-cell table:number-columns-repeated="1009"/>
        </table:table-row>
        <table:table-row table:style-name="ro12">
          <table:table-cell table:style-name="ce69"/>
          <table:table-cell table:style-name="ce337"/>
          <table:table-cell table:style-name="ce69" table:number-columns-repeated="13"/>
          <table:table-cell table:number-columns-repeated="1009"/>
        </table:table-row>
        <table:table-row table:style-name="ro21">
          <table:table-cell table:style-name="ce69"/>
          <table:table-cell table:style-name="ce337"/>
          <table:table-cell table:style-name="ce69"/>
          <table:table-cell table:style-name="ce340" office:value-type="string" table:number-columns-spanned="11" table:number-rows-spanned="1">
            <text:p>This Admin sheet is password protected to preserve the tax rules. Unprotection is not required as no entries are required.</text:p>
          </table:table-cell>
          <table:covered-table-cell table:number-columns-repeated="10"/>
          <table:table-cell table:style-name="ce69"/>
          <table:table-cell table:number-columns-repeated="1009"/>
        </table:table-row>
        <table:table-row table:style-name="ro3" table:number-rows-repeated="65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09-2010%20Self%20Employed/UK%202009-2010%20Basic%20Sole%20Trader%20OO/Salesyearto050410.ods'#Apr09" table:print="false" table:style-name="ta_extref">
        <table:table-source xlink:href="../Salesyearto050410.ods" table:table-name="Apr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May09" table:print="false" table:style-name="ta_extref">
        <table:table-source xlink:href="../Salesyearto050410.ods" table:table-name="May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Jun09" table:print="false" table:style-name="ta_extref">
        <table:table-source xlink:href="../Salesyearto050410.ods" table:table-name="Jun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Jul09" table:print="false" table:style-name="ta_extref">
        <table:table-source xlink:href="../Salesyearto050410.ods" table:table-name="Jul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Aug09" table:print="false" table:style-name="ta_extref">
        <table:table-source xlink:href="../Salesyearto050410.ods" table:table-name="Aug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Sep09" table:print="false" table:style-name="ta_extref">
        <table:table-source xlink:href="../Salesyearto050410.ods" table:table-name="Sep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Oct09" table:print="false" table:style-name="ta_extref">
        <table:table-source xlink:href="../Salesyearto050410.ods" table:table-name="Oct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Nov09" table:print="false" table:style-name="ta_extref">
        <table:table-source xlink:href="../Salesyearto050410.ods" table:table-name="Nov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Dec09" table:print="false" table:style-name="ta_extref">
        <table:table-source xlink:href="../Salesyearto050410.ods" table:table-name="Dec09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Jan10" table:print="false" table:style-name="ta_extref">
        <table:table-source xlink:href="../Salesyearto050410.ods" table:table-name="Jan10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Feb10" table:print="false" table:style-name="ta_extref">
        <table:table-source xlink:href="../Salesyearto050410.ods" table:table-name="Feb10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Salesyearto050410.ods'#Mar10" table:print="false" table:style-name="ta_extref">
        <table:table-source xlink:href="../Salesyearto050410.ods" table:table-name="Mar10" table:filter-name="calc8" table:mode="copy-results-only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Apr09" table:print="false" table:style-name="ta_extref">
        <table:table-source xlink:href="../Purchasesyearto050410.ods" table:table-name="Apr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May09" table:print="false" table:style-name="ta_extref">
        <table:table-source xlink:href="../Purchasesyearto050410.ods" table:table-name="May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Jun09" table:print="false" table:style-name="ta_extref">
        <table:table-source xlink:href="../Purchasesyearto050410.ods" table:table-name="Jun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Jul09" table:print="false" table:style-name="ta_extref">
        <table:table-source xlink:href="../Purchasesyearto050410.ods" table:table-name="Jul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Aug09" table:print="false" table:style-name="ta_extref">
        <table:table-source xlink:href="../Purchasesyearto050410.ods" table:table-name="Aug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Sep09" table:print="false" table:style-name="ta_extref">
        <table:table-source xlink:href="../Purchasesyearto050410.ods" table:table-name="Sep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Oct09" table:print="false" table:style-name="ta_extref">
        <table:table-source xlink:href="../Purchasesyearto050410.ods" table:table-name="Oct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Nov09" table:print="false" table:style-name="ta_extref">
        <table:table-source xlink:href="../Purchasesyearto050410.ods" table:table-name="Nov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Dec09" table:print="false" table:style-name="ta_extref">
        <table:table-source xlink:href="../Purchasesyearto050410.ods" table:table-name="Dec09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Jan10" table:print="false" table:style-name="ta_extref">
        <table:table-source xlink:href="../Purchasesyearto050410.ods" table:table-name="Jan10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Feb10" table:print="false" table:style-name="ta_extref">
        <table:table-source xlink:href="../Purchasesyearto050410.ods" table:table-name="Feb10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Mar10" table:print="false" table:style-name="ta_extref">
        <table:table-source xlink:href="../Purchasesyearto050410.ods" table:table-name="Mar10" table:filter-name="calc8" table:mode="copy-results-only"/>
        <table:table-row>
          <table:table-cell table:number-columns-repeated="4"/>
          <table:table-cell table:style-name="ce1" office:value-type="string">
            <text:p> 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UK/UK%202009-2010%20Self%20Employed/UK%202009-2010%20Basic%20Sole%20Trader%20OO/Purchasesyearto050410.ods'#Stock" table:print="false" table:style-name="ta_extref">
        <table:table-source xlink:href="../Purchasesyearto050410.ods" table:table-name="Stock" table:filter-name="calc8" table:mode="copy-results-only"/>
        <table:table-row table:number-rows-repeated="4"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  <table:table-row table:number-rows-repeated="2">
          <table:table-cell table:number-columns-repeated="4"/>
        </table:table-row>
        <table:table-row>
          <table:table-cell table:number-columns-repeated="3"/>
          <table:table-cell table:style-name="ce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/>
      <number:text> </number:text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2" number:min-integer-digits="1" number:grouping="true"/>
      <number:text> </number:text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0" number:min-integer-digits="1"/>
      <number:text> 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number:min-integer-digits="1"/>
      <number:text> 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gt;=0" style:apply-style-name="N114P0"/>
    </number:text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0.801cm" fo:margin-left="1cm" fo:margin-right="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4">
      <style:page-layout-properties style:num-format="1" style:print-orientation="portrait" fo:margin-top="0.4cm" fo:margin-bottom="0.4cm" fo:margin-left="0.499cm" fo:margin-right="0.499cm" style:print-page-order="ttb" style:first-page-number="continue" style:scale-to="100%" style:table-centering="both" style:print="charts drawings objects"/>
      <style:header-style>
        <style:header-footer-properties fo:min-height="0.4cm" fo:margin-left="0cm" fo:margin-right="0cm" fo:margin-bottom="0cm"/>
      </style:header-style>
      <style:footer-style>
        <style:header-footer-properties fo:min-height="0.4cm" fo:margin-left="0cm" fo:margin-right="0cm" fo:margin-top="0cm"/>
      </style:footer-style>
    </style:page-layout>
    <style:page-layout style:name="Mpm5">
      <style:page-layout-properties style:num-format="1" style:print-orientation="landscape" fo:margin-top="0.7cm" fo:margin-bottom="0.9cm" fo:margin-left="0.7cm" fo:margin-right="1.199cm" style:print-page-order="ttb" style:first-page-number="continue" style:scale-to="100%" style:print="charts drawings grid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01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9">19/11/2010</text:date>, <text:time>12:3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pan text:style-name="MT1">Financial accounts for the period</text:span></text:p>
        <text:p><text:span text:style-name="MT1">6 April 2009 to 5 April 2010</text:span></text:p>
      </style:header>
      <style:header-left style:display="false"/>
      <style:footer>
        <style:region-left>
          <text:p><text:date style:data-style-name="N2" text:date-value="2010-11-19">19/11/2010</text:date> <text:s/><text:time>12:35:16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0-11-19">19/11/2010</text:date> <text:s/><text:time>12:35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7">
      <style:header>
        <style:region-left>
          <text:p><text:span text:style-name="MT1">Debtors</text:span></text:p>
        </style:region-left>
        <style:region-right>
          <text:p><text:span text:style-name="MT1">Creditors</text:span></text:p>
        </style:region-right>
      </style:header>
      <style:header-left style:display="false"/>
      <style:footer>
        <style:region-left>
          <text:p><text:date style:data-style-name="N2" text:date-value="2010-11-19">19/11/2010</text:date> <text:s/><text:time>12:35:1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0607 Financial Accounts</dc:title>
    <meta:initial-creator>Terry Cartwright</meta:initial-creator>
    <dc:creator>Antony Cartwright</dc:creator>
    <meta:creation-date>2002-12-30T15:31:19Z</meta:creation-date>
    <dc:date>2010-11-19T12:35:16.46</dc:date>
    <meta:print-date>2009-07-10T08:12:52Z</meta:print-date>
    <meta:editing-duration>PT00H05M06S</meta:editing-duration>
    <meta:editing-cycles>3</meta:editing-cycles>
    <meta:document-statistic meta:table-count="7" meta:cell-count="1510" meta:object-count="0"/>
  </office:meta>
</office:document-meta>
</file>